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serif"/>
    <style:font-face style:name="Lohit Hindi1" svg:font-family="'Lohit Hindi'"/>
    <style:font-face style:name="OpenSymbol" svg:font-family="OpenSymbol"/>
    <style:font-face style:name="inherit" svg:font-family="inherit"/>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d2a31" officeooo:paragraph-rsid="001ebd7c"/>
    </style:style>
    <style:style style:name="P2" style:family="paragraph" style:parent-style-name="Standard">
      <style:text-properties officeooo:rsid="001d2a31" officeooo:paragraph-rsid="00409c56"/>
    </style:style>
    <style:style style:name="P3" style:family="paragraph" style:parent-style-name="Standard">
      <style:text-properties officeooo:rsid="001d2a31" officeooo:paragraph-rsid="00459775"/>
    </style:style>
    <style:style style:name="P4" style:family="paragraph" style:parent-style-name="Standard">
      <style:text-properties officeooo:rsid="001d2a31" officeooo:paragraph-rsid="00b39c7c"/>
    </style:style>
    <style:style style:name="P5" style:family="paragraph" style:parent-style-name="Standard">
      <style:text-properties officeooo:rsid="001ebdb1" officeooo:paragraph-rsid="001ebdb1"/>
    </style:style>
    <style:style style:name="P6" style:family="paragraph" style:parent-style-name="Standard">
      <style:text-properties officeooo:rsid="001ebdb1" officeooo:paragraph-rsid="0037dba7"/>
    </style:style>
    <style:style style:name="P7" style:family="paragraph" style:parent-style-name="Standard">
      <style:text-properties fo:font-variant="normal" fo:text-transform="none" fo:color="#000000" style:font-name="Georgia" fo:font-size="11.25pt" fo:letter-spacing="normal" fo:font-style="normal" fo:font-weight="normal" officeooo:rsid="001ebdb1" officeooo:paragraph-rsid="0088784f"/>
    </style:style>
    <style:style style:name="P8" style:family="paragraph" style:parent-style-name="Standard">
      <style:text-properties fo:font-variant="normal" fo:text-transform="none" fo:color="#000000" style:font-name="Georgia" fo:font-size="11.25pt" fo:letter-spacing="normal" fo:font-style="normal" fo:font-weight="normal" officeooo:rsid="00245081" officeooo:paragraph-rsid="00245081"/>
    </style:style>
    <style:style style:name="P9" style:family="paragraph" style:parent-style-name="Standard">
      <style:text-properties officeooo:rsid="00245081" officeooo:paragraph-rsid="00245081"/>
    </style:style>
    <style:style style:name="P10" style:family="paragraph" style:parent-style-name="Standard">
      <style:text-properties officeooo:rsid="00245081" officeooo:paragraph-rsid="00327744"/>
    </style:style>
    <style:style style:name="P11" style:family="paragraph" style:parent-style-name="Standard">
      <style:text-properties fo:color="#0000ff" officeooo:rsid="00245081" officeooo:paragraph-rsid="00245081"/>
    </style:style>
    <style:style style:name="P12" style:family="paragraph" style:parent-style-name="Standard">
      <style:text-properties fo:color="#0000ff" officeooo:rsid="00245081" officeooo:paragraph-rsid="00327744"/>
    </style:style>
    <style:style style:name="P13" style:family="paragraph" style:parent-style-name="Standard">
      <style:text-properties fo:color="#0000ff" officeooo:rsid="00245081" officeooo:paragraph-rsid="00409c56"/>
    </style:style>
    <style:style style:name="P14" style:family="paragraph" style:parent-style-name="Standard">
      <style:text-properties officeooo:rsid="002ede93" officeooo:paragraph-rsid="002ede93"/>
    </style:style>
    <style:style style:name="P15" style:family="paragraph" style:parent-style-name="Standard">
      <style:text-properties officeooo:rsid="0031b9fd" officeooo:paragraph-rsid="0049124a"/>
    </style:style>
    <style:style style:name="P16" style:family="paragraph" style:parent-style-name="Standard">
      <style:text-properties officeooo:rsid="0029dbe9" officeooo:paragraph-rsid="0029dbe9"/>
    </style:style>
    <style:style style:name="P17" style:family="paragraph" style:parent-style-name="Standard">
      <style:text-properties fo:font-size="12pt" officeooo:rsid="0027aa80" officeooo:paragraph-rsid="004447bf" style:font-size-asian="12pt" style:font-size-complex="12pt"/>
    </style:style>
    <style:style style:name="P18" style:family="paragraph" style:parent-style-name="Standard">
      <style:text-properties fo:color="#000000" officeooo:rsid="00245081" officeooo:paragraph-rsid="00245081"/>
    </style:style>
    <style:style style:name="P19" style:family="paragraph" style:parent-style-name="Standard">
      <style:text-properties fo:font-weight="bold" officeooo:rsid="0039da2d" officeooo:paragraph-rsid="0039da2d" style:font-weight-asian="bold" style:font-weight-complex="bold"/>
    </style:style>
    <style:style style:name="P20" style:family="paragraph" style:parent-style-name="Standard">
      <style:text-properties fo:font-weight="bold" officeooo:rsid="001ebd7c" officeooo:paragraph-rsid="00245081" style:font-weight-asian="bold" style:font-weight-complex="bold"/>
    </style:style>
    <style:style style:name="P21" style:family="paragraph" style:parent-style-name="Standard">
      <style:text-properties fo:font-weight="bold" officeooo:rsid="001ebd7c" officeooo:paragraph-rsid="001ebd7c" style:font-weight-asian="bold" style:font-weight-complex="bold"/>
    </style:style>
    <style:style style:name="P22" style:family="paragraph" style:parent-style-name="Standard">
      <style:text-properties officeooo:rsid="00951c20" officeooo:paragraph-rsid="00951c20"/>
    </style:style>
    <style:style style:name="P23" style:family="paragraph" style:parent-style-name="Standard">
      <style:text-properties officeooo:rsid="00b11538" officeooo:paragraph-rsid="00b11538"/>
    </style:style>
    <style:style style:name="P24" style:family="paragraph" style:parent-style-name="Standard">
      <style:paragraph-properties fo:margin-top="0.0835in" fo:margin-bottom="0in" style:contextual-spacing="false" fo:text-align="center" style:justify-single-word="false"/>
      <style:text-properties officeooo:paragraph-rsid="003d017f"/>
    </style:style>
    <style:style style:name="P25" style:family="paragraph" style:parent-style-name="Standard">
      <style:paragraph-properties fo:margin-top="0.0835in" fo:margin-bottom="0in" style:contextual-spacing="false"/>
      <style:text-properties style:font-name="Arial1" fo:font-size="11pt" fo:font-weight="bold" officeooo:paragraph-rsid="003d017f" style:font-size-asian="11pt" style:font-weight-asian="bold" style:font-name-complex="Arial2" style:font-size-complex="11pt"/>
    </style:style>
    <style:style style:name="P26" style:family="paragraph" style:parent-style-name="Standard">
      <style:paragraph-properties fo:margin-top="0.0835in" fo:margin-bottom="0in" style:contextual-spacing="false"/>
      <style:text-properties style:font-name="Arial1" fo:font-size="11pt" fo:font-weight="bold" officeooo:paragraph-rsid="003d017f" style:font-name-asian="Times New Roman1" style:font-size-asian="11pt" style:font-weight-asian="bold" style:font-name-complex="Arial2" style:font-size-complex="11pt"/>
    </style:style>
    <style:style style:name="P27" style:family="paragraph" style:parent-style-name="Standard">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28" style:family="paragraph" style:parent-style-name="Standard">
      <style:paragraph-properties fo:margin-top="0.0835in" fo:margin-bottom="0in" style:contextual-spacing="false" fo:text-align="center" style:justify-single-word="false"/>
      <style:text-properties style:font-name="Arial1" fo:font-size="11pt" officeooo:paragraph-rsid="003d017f" style:font-size-asian="11pt" style:font-name-complex="Arial2" style:font-size-complex="11pt"/>
    </style:style>
    <style:style style:name="P29" style:family="paragraph" style:parent-style-name="Standard">
      <style:paragraph-properties fo:margin-top="0.0835in" fo:margin-bottom="0in" style:contextual-spacing="false"/>
      <style:text-properties officeooo:paragraph-rsid="003d017f"/>
    </style:style>
    <style:style style:name="P30" style:family="paragraph" style:parent-style-name="Standard">
      <style:paragraph-properties fo:margin-top="0.0835in" fo:margin-bottom="0in" style:contextual-spacing="false"/>
      <style:text-properties fo:color="#000000" style:font-name="Arial1" fo:font-size="11pt" officeooo:paragraph-rsid="003d017f" style:font-size-asian="11pt" style:font-name-complex="Arial2" style:font-size-complex="11pt"/>
    </style:style>
    <style:style style:name="P31" style:family="paragraph" style:parent-style-name="Standard">
      <style:paragraph-properties fo:margin-top="0.0835in" fo:margin-bottom="0in" style:contextual-spacing="false" fo:text-align="center" style:justify-single-word="false" fo:keep-with-next="always"/>
      <style:text-properties officeooo:paragraph-rsid="003d017f"/>
    </style:style>
    <style:style style:name="P32" style:family="paragraph" style:parent-style-name="Standard">
      <style:paragraph-properties fo:margin-top="0.0835in" fo:margin-bottom="0in" style:contextual-spacing="false" fo:keep-with-next="always"/>
      <style:text-properties style:font-name="Arial1" fo:font-size="11pt" fo:font-weight="bold" officeooo:paragraph-rsid="003d017f" style:font-size-asian="11pt" style:font-weight-asian="bold" style:font-name-complex="Arial2" style:font-size-complex="11pt"/>
    </style:style>
    <style:style style:name="P33" style:family="paragraph" style:parent-style-name="Text_20_body">
      <style:text-properties officeooo:rsid="001d2a31" officeooo:paragraph-rsid="008976b7"/>
    </style:style>
    <style:style style:name="P34" style:family="paragraph" style:parent-style-name="Text_20_body">
      <style:text-properties fo:font-variant="normal" fo:text-transform="none" fo:color="#000000" style:font-name="Georgia" fo:font-size="11.25pt" fo:letter-spacing="normal" fo:font-style="normal" fo:font-weight="normal" officeooo:rsid="0067dfc5" officeooo:paragraph-rsid="00b22ec1"/>
    </style:style>
    <style:style style:name="P35" style:family="paragraph" style:parent-style-name="Text_20_body">
      <style:text-properties officeooo:rsid="0067dfc5" officeooo:paragraph-rsid="00b22ec1"/>
    </style:style>
    <style:style style:name="P36" style:family="paragraph" style:parent-style-name="Text_20_body">
      <style:paragraph-properties fo:margin-left="0in" fo:margin-right="0in" fo:margin-top="0in" fo:margin-bottom="0.1043in" style:contextual-spacing="false" fo:line-height="150%" fo:text-align="start" style:justify-single-word="false" fo:text-indent="0in" style:auto-text-indent="false" fo:padding="0in" fo:border="none"/>
      <style:text-properties fo:font-variant="normal" fo:text-transform="none" fo:color="#000000" style:font-name="inherit" fo:font-size="8.25pt" fo:letter-spacing="normal" fo:font-style="normal" fo:font-weight="normal"/>
    </style:style>
    <style:style style:name="P37" style:family="paragraph" style:parent-style-name="Text_20_body">
      <style:paragraph-properties fo:margin-left="0in" fo:margin-right="0in" fo:margin-top="0in" fo:margin-bottom="0in" style:contextual-spacing="false" fo:line-height="150%" fo:text-align="start" style:justify-single-word="false" fo:text-indent="0in" style:auto-text-indent="false" fo:padding="0in" fo:border="none"/>
    </style:style>
    <style:style style:name="P38" style:family="paragraph" style:parent-style-name="Standard">
      <style:paragraph-properties fo:margin-left="0in" fo:margin-right="0in" fo:margin-top="0in" fo:margin-bottom="0in" style:contextual-spacing="false" style:line-height-at-least="0.1457in" fo:text-align="start" style:justify-single-word="false" fo:text-indent="0in" style:auto-text-indent="false" fo:padding="0in" fo:border="none"/>
    </style:style>
    <style:style style:name="P39" style:family="paragraph" style:parent-style-name="Heading_20_2">
      <style:paragraph-properties fo:margin-left="0in" fo:margin-right="0in" fo:margin-top="0.1043in" fo:margin-bottom="0.1043in" style:contextual-spacing="false" style:line-height-at-least="0.1457in" fo:text-align="start" style:justify-single-word="false" fo:text-indent="0in" style:auto-text-indent="false" fo:padding="0in" fo:border="none"/>
      <style:text-properties fo:font-variant="normal" fo:text-transform="none" fo:color="#49382a" style:font-name="Georgia" fo:font-size="10.5pt" fo:letter-spacing="normal" fo:font-style="normal" fo:font-weight="normal"/>
    </style:style>
    <style:style style:name="P40" style:family="paragraph" style:parent-style-name="Standard" style:master-page-name="Standard">
      <style:paragraph-properties style:page-number="auto"/>
      <style:text-properties fo:color="#0000ff" officeooo:rsid="00245081" officeooo:paragraph-rsid="00245081"/>
    </style:style>
    <style:style style:name="P41" style:family="paragraph" style:parent-style-name="Standard">
      <style:text-properties officeooo:rsid="001d2a31" officeooo:paragraph-rsid="00bdacbf"/>
    </style:style>
    <style:style style:name="P42" style:family="paragraph" style:parent-style-name="Standard">
      <style:text-properties officeooo:rsid="001d2a31" officeooo:paragraph-rsid="003220a2"/>
    </style:style>
    <style:style style:name="P43" style:family="paragraph" style:parent-style-name="Standard">
      <style:text-properties officeooo:rsid="001d2a31" officeooo:paragraph-rsid="00206f45"/>
    </style:style>
    <style:style style:name="P44" style:family="paragraph" style:parent-style-name="Standard">
      <style:text-properties officeooo:rsid="001d2a31" officeooo:paragraph-rsid="00f58996"/>
    </style:style>
    <style:style style:name="P45" style:family="paragraph" style:parent-style-name="Standard">
      <style:text-properties officeooo:rsid="001d2a31" officeooo:paragraph-rsid="00feb0e8"/>
    </style:style>
    <style:style style:name="P46" style:family="paragraph" style:parent-style-name="Standard">
      <style:text-properties officeooo:rsid="001d2a31" officeooo:paragraph-rsid="010795bc"/>
    </style:style>
    <style:style style:name="P47" style:family="paragraph" style:parent-style-name="Standard">
      <style:text-properties officeooo:rsid="001d2a31" officeooo:paragraph-rsid="0108fefb"/>
    </style:style>
    <style:style style:name="P48" style:family="paragraph" style:parent-style-name="Standard">
      <style:text-properties officeooo:rsid="0031b9fd" officeooo:paragraph-rsid="0049124a"/>
    </style:style>
    <style:style style:name="P49" style:family="paragraph" style:parent-style-name="Standard">
      <style:text-properties officeooo:rsid="0031b9fd" officeooo:paragraph-rsid="0113e99e"/>
    </style:style>
    <style:style style:name="P50" style:family="paragraph" style:parent-style-name="Standard">
      <style:text-properties fo:font-weight="bold" officeooo:rsid="0031b9fd" officeooo:paragraph-rsid="00e49309" style:font-weight-asian="bold" style:font-weight-complex="bold"/>
    </style:style>
    <style:style style:name="P51" style:family="paragraph" style:parent-style-name="Standard">
      <style:text-properties fo:font-weight="bold" officeooo:rsid="0029dbe9" officeooo:paragraph-rsid="00e8ebe1" style:font-weight-asian="bold" style:font-weight-complex="bold"/>
    </style:style>
    <style:style style:name="P52" style:family="paragraph" style:parent-style-name="Standard">
      <style:text-properties fo:font-weight="bold" officeooo:rsid="00951c20" officeooo:paragraph-rsid="00951c20" style:font-weight-asian="bold" style:font-weight-complex="bold"/>
    </style:style>
    <style:style style:name="P53" style:family="paragraph" style:parent-style-name="Standard">
      <style:text-properties style:font-name="Arial1" fo:font-size="11pt" officeooo:rsid="0027aa80" officeooo:paragraph-rsid="0031b9fd" style:font-size-asian="11pt" style:font-name-complex="Arial2" style:font-size-complex="11pt"/>
    </style:style>
    <style:style style:name="P54" style:family="paragraph" style:parent-style-name="Standard">
      <style:text-properties officeooo:rsid="0029dbe9" officeooo:paragraph-rsid="00e8ebe1"/>
    </style:style>
    <style:style style:name="P55" style:family="paragraph" style:parent-style-name="Standard">
      <style:text-properties officeooo:rsid="0029dbe9" officeooo:paragraph-rsid="003195a9"/>
    </style:style>
    <style:style style:name="P56" style:family="paragraph" style:parent-style-name="Standard">
      <style:text-properties officeooo:rsid="0029dbe9" officeooo:paragraph-rsid="0115a6c5"/>
    </style:style>
    <style:style style:name="P57" style:family="paragraph" style:parent-style-name="Standard">
      <style:text-properties fo:font-variant="normal" fo:text-transform="none" fo:color="#000000" style:font-name="Georgia" fo:font-size="11.25pt" fo:letter-spacing="normal" fo:font-style="normal" fo:font-weight="normal" officeooo:rsid="001ebdb1" officeooo:paragraph-rsid="00ea9d47"/>
    </style:style>
    <style:style style:name="P58" style:family="paragraph" style:parent-style-name="Standard">
      <style:text-properties fo:font-variant="normal" fo:text-transform="none" fo:color="#000000" style:font-name="Georgia" fo:font-size="11.25pt" fo:letter-spacing="normal" fo:font-style="normal" fo:font-weight="normal" officeooo:rsid="001ebdb1" officeooo:paragraph-rsid="01126ec3"/>
    </style:style>
    <style:style style:name="P59" style:family="paragraph" style:parent-style-name="Standard">
      <style:text-properties officeooo:rsid="001ebdb1" officeooo:paragraph-rsid="001ebdb1"/>
    </style:style>
    <style:style style:name="P60" style:family="paragraph" style:parent-style-name="Standard">
      <style:text-properties officeooo:rsid="001ebdb1" officeooo:paragraph-rsid="00ea9d47"/>
    </style:style>
    <style:style style:name="P61" style:family="paragraph" style:parent-style-name="Standard">
      <style:text-properties officeooo:rsid="001ebdb1" officeooo:paragraph-rsid="0102ed22"/>
    </style:style>
    <style:style style:name="P62" style:family="paragraph" style:parent-style-name="Standard">
      <style:text-properties officeooo:rsid="001ebdb1" officeooo:paragraph-rsid="01046147"/>
    </style:style>
    <style:style style:name="P63" style:family="paragraph" style:parent-style-name="Standard">
      <style:text-properties officeooo:rsid="001ebdb1" officeooo:paragraph-rsid="01126ec3"/>
    </style:style>
    <style:style style:name="P64" style:family="paragraph" style:parent-style-name="Standard">
      <style:text-properties officeooo:rsid="001ebdb1" officeooo:paragraph-rsid="0113e99e"/>
    </style:style>
    <style:style style:name="P65" style:family="paragraph" style:parent-style-name="Standard">
      <style:text-properties officeooo:rsid="001ebdb1" officeooo:paragraph-rsid="0116f465"/>
    </style:style>
    <style:style style:name="P66" style:family="paragraph" style:parent-style-name="Standard">
      <style:text-properties officeooo:rsid="001ebdb1" officeooo:paragraph-rsid="01199ffe"/>
    </style:style>
    <style:style style:name="P67" style:family="paragraph" style:parent-style-name="Standard">
      <style:text-properties officeooo:rsid="001ebdb1" officeooo:paragraph-rsid="011a4753"/>
    </style:style>
    <style:style style:name="P68" style:family="paragraph" style:parent-style-name="Standard">
      <style:text-properties fo:font-size="12pt" officeooo:paragraph-rsid="0115a6c5" style:font-size-asian="12pt" style:font-size-complex="12pt"/>
    </style:style>
    <style:style style:name="P69" style:family="paragraph" style:parent-style-name="Standard" style:list-style-name="WWNum10">
      <style:paragraph-properties fo:margin-top="0.0835in" fo:margin-bottom="0in" style:contextual-spacing="false"/>
      <style:text-properties style:font-name="Arial1" fo:font-size="11pt" officeooo:paragraph-rsid="00f25bc3" style:font-size-asian="11pt" style:font-name-complex="Arial2" style:font-size-complex="11pt"/>
    </style:style>
    <style:style style:name="P70" style:family="paragraph" style:parent-style-name="Standard" style:list-style-name="WWNum35">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71" style:family="paragraph" style:parent-style-name="Standard">
      <style:paragraph-properties fo:margin-top="0.0835in" fo:margin-bottom="0in" style:contextual-spacing="false" fo:text-align="center" style:justify-single-word="false"/>
      <style:text-properties style:font-name="Arial1" fo:font-size="11pt" officeooo:paragraph-rsid="00f25bc3" style:font-size-asian="11pt" style:font-name-complex="Arial2" style:font-size-complex="11pt"/>
    </style:style>
    <style:style style:name="P72" style:family="paragraph" style:parent-style-name="Standard">
      <style:paragraph-properties fo:margin-top="0.0835in" fo:margin-bottom="0in" style:contextual-spacing="false" fo:text-align="center" style:justify-single-word="false"/>
      <style:text-properties style:font-name="Arial1" fo:font-size="11pt" officeooo:paragraph-rsid="011cfc67" style:font-size-asian="11pt" style:font-name-complex="Arial2" style:font-size-complex="11pt"/>
    </style:style>
    <style:style style:name="P73" style:family="paragraph" style:parent-style-name="Standard">
      <style:paragraph-properties fo:margin-top="0.0835in" fo:margin-bottom="0in" style:contextual-spacing="false"/>
      <style:text-properties style:font-name="Arial1" fo:font-size="11pt" officeooo:paragraph-rsid="003d017f" style:font-size-asian="11pt" style:font-name-complex="Arial2" style:font-size-complex="11pt"/>
    </style:style>
    <style:style style:name="P74" style:family="paragraph" style:parent-style-name="Standard">
      <style:paragraph-properties fo:margin-top="0.0835in" fo:margin-bottom="0in" style:contextual-spacing="false"/>
      <style:text-properties style:font-name="Arial1" fo:font-size="11pt" officeooo:paragraph-rsid="011cfc67" style:font-size-asian="11pt" style:font-name-complex="Arial2" style:font-size-complex="11pt"/>
    </style:style>
    <style:style style:name="P75" style:family="paragraph" style:parent-style-name="Standard" style:list-style-name="WWNum10">
      <style:paragraph-properties fo:margin-top="0.0835in" fo:margin-bottom="0in" style:contextual-spacing="false"/>
      <style:text-properties style:font-name="Arial1" fo:font-size="11pt" officeooo:paragraph-rsid="00f25bc3" style:font-name-asian="Times New Roman1" style:font-size-asian="11pt" style:font-name-complex="Arial2" style:font-size-complex="11pt"/>
    </style:style>
    <style:style style:name="P76" style:family="paragraph" style:parent-style-name="Standard">
      <style:paragraph-properties fo:margin-top="0.0835in" fo:margin-bottom="0in" style:contextual-spacing="false"/>
      <style:text-properties style:font-name="Arial1" fo:font-size="11pt" fo:font-weight="bold" officeooo:paragraph-rsid="003d017f" style:font-size-asian="11pt" style:font-weight-asian="bold" style:font-name-complex="Arial2" style:font-size-complex="11pt"/>
    </style:style>
    <style:style style:name="P77" style:family="paragraph" style:parent-style-name="Standard">
      <style:paragraph-properties fo:margin-top="0.0835in" fo:margin-bottom="0in" style:contextual-spacing="false"/>
      <style:text-properties style:font-name="Arial1" fo:font-size="11pt" fo:font-weight="bold" officeooo:paragraph-rsid="00f25bc3" style:font-size-asian="11pt" style:font-weight-asian="bold" style:font-name-complex="Arial2" style:font-size-complex="11pt"/>
    </style:style>
    <style:style style:name="P78" style:family="paragraph" style:parent-style-name="Standard" style:list-style-name="WWNum10">
      <style:paragraph-properties fo:margin-top="0.0835in" fo:margin-bottom="0in" style:contextual-spacing="false"/>
      <style:text-properties style:font-name="Arial1" fo:font-size="11pt" fo:font-weight="bold" officeooo:paragraph-rsid="00f25bc3" style:font-size-asian="11pt" style:font-weight-asian="bold" style:font-name-complex="Arial2" style:font-size-complex="11pt"/>
    </style:style>
    <style:style style:name="P79" style:family="paragraph" style:parent-style-name="Standard">
      <style:paragraph-properties fo:margin-top="0.0835in" fo:margin-bottom="0in" style:contextual-spacing="false"/>
      <style:text-properties officeooo:rsid="001ebdb1" officeooo:paragraph-rsid="00f25bc3"/>
    </style:style>
    <style:style style:name="P80" style:family="paragraph" style:parent-style-name="Standard">
      <style:paragraph-properties fo:margin-top="0.0835in" fo:margin-bottom="0in" style:contextual-spacing="false"/>
      <style:text-properties officeooo:rsid="001ebdb1" officeooo:paragraph-rsid="011cfc67"/>
    </style:style>
    <style:style style:name="P81" style:family="paragraph" style:parent-style-name="Standard">
      <style:paragraph-properties fo:margin-top="0.0835in" fo:margin-bottom="0in" style:contextual-spacing="false"/>
      <style:text-properties fo:color="#000000" style:font-name="Arial1" fo:font-size="11pt" officeooo:paragraph-rsid="00f25bc3" style:font-size-asian="11pt" style:font-name-complex="Arial2" style:font-size-complex="11pt"/>
    </style:style>
    <style:style style:name="P82" style:family="paragraph" style:parent-style-name="Standard">
      <style:paragraph-properties fo:margin-top="0.0835in" fo:margin-bottom="0in" style:contextual-spacing="false"/>
      <style:text-properties officeooo:paragraph-rsid="00f25bc3"/>
    </style:style>
    <style:style style:name="P83" style:family="paragraph" style:parent-style-name="Standard">
      <style:paragraph-properties fo:margin-top="0.0835in" fo:margin-bottom="0in" style:contextual-spacing="false"/>
      <style:text-properties officeooo:rsid="001d2a31" officeooo:paragraph-rsid="003d017f"/>
    </style:style>
    <style:style style:name="P84" style:family="paragraph" style:parent-style-name="Standard">
      <style:paragraph-properties fo:margin-top="0.0835in" fo:margin-bottom="0in" style:contextual-spacing="false"/>
      <style:text-properties officeooo:rsid="001d2a31" officeooo:paragraph-rsid="00fd294c"/>
    </style:style>
    <style:style style:name="P85" style:family="paragraph" style:parent-style-name="Standard">
      <style:paragraph-properties fo:margin-top="0.0835in" fo:margin-bottom="0in" style:contextual-spacing="false"/>
      <style:text-properties officeooo:paragraph-rsid="01055836"/>
    </style:style>
    <style:style style:name="P86" style:family="paragraph" style:parent-style-name="Standard">
      <style:paragraph-properties fo:margin-top="0.0835in" fo:margin-bottom="0in" style:contextual-spacing="false"/>
      <style:text-properties officeooo:paragraph-rsid="011bc8d5"/>
    </style:style>
    <style:style style:name="P87" style:family="paragraph" style:parent-style-name="Standard">
      <style:paragraph-properties fo:margin-top="0.0835in" fo:margin-bottom="0in" style:contextual-spacing="false"/>
      <style:text-properties officeooo:paragraph-rsid="011cfc67"/>
    </style:style>
    <style:style style:name="P88" style:family="paragraph" style:parent-style-name="Standard">
      <style:paragraph-properties fo:margin-top="0.0835in" fo:margin-bottom="0in" style:contextual-spacing="false" fo:text-align="center" style:justify-single-word="false"/>
      <style:text-properties officeooo:paragraph-rsid="011cfc67"/>
    </style:style>
    <style:style style:name="P89" style:family="paragraph" style:parent-style-name="Text_20_body">
      <style:text-properties fo:font-variant="normal" fo:text-transform="none" fo:color="#000000" style:font-name="Georgia" fo:font-size="11.25pt" fo:letter-spacing="normal" fo:font-style="normal" fo:font-weight="bold" officeooo:rsid="00869552" officeooo:paragraph-rsid="00c320cf" style:font-weight-asian="bold" style:font-weight-complex="bold"/>
    </style:style>
    <style:style style:name="P90" style:family="paragraph" style:parent-style-name="Text_20_body">
      <style:text-properties fo:font-variant="normal" fo:text-transform="none" fo:color="#000000" style:font-name="Georgia" fo:font-size="11.25pt" fo:letter-spacing="normal" fo:font-style="normal" fo:font-weight="normal" officeooo:rsid="0067dfc5" officeooo:paragraph-rsid="00b22ec1"/>
    </style:style>
    <style:style style:name="P91" style:family="paragraph" style:parent-style-name="Text_20_body">
      <style:text-properties fo:font-variant="normal" fo:text-transform="none" fo:color="#000000" style:font-name="Georgia" fo:font-size="11.25pt" fo:letter-spacing="normal" fo:font-style="normal" fo:font-weight="normal" officeooo:rsid="004d768a" officeooo:paragraph-rsid="00ddf06e"/>
    </style:style>
    <style:style style:name="P92" style:family="paragraph" style:parent-style-name="Text_20_body">
      <style:text-properties fo:font-variant="normal" fo:text-transform="none" fo:color="#000000" style:font-name="Georgia" fo:font-size="11.25pt" fo:letter-spacing="normal" fo:font-style="normal" fo:font-weight="normal" officeooo:rsid="004d768a" officeooo:paragraph-rsid="01126ec3"/>
    </style:style>
    <style:style style:name="P93" style:family="paragraph" style:parent-style-name="Text_20_body">
      <style:text-properties fo:font-variant="normal" fo:text-transform="none" fo:color="#000000" style:font-name="Georgia" fo:font-size="11.25pt" fo:letter-spacing="normal" fo:font-style="normal" fo:font-weight="normal" officeooo:rsid="00548a82" officeooo:paragraph-rsid="00dc281c"/>
    </style:style>
    <style:style style:name="P94" style:family="paragraph" style:parent-style-name="Text_20_body">
      <style:text-properties fo:font-variant="normal" fo:text-transform="none" fo:color="#000000" style:font-name="Georgia" fo:font-size="11.25pt" fo:letter-spacing="normal" fo:font-style="normal" fo:font-weight="normal" officeooo:rsid="001d2a31" officeooo:paragraph-rsid="01046147"/>
    </style:style>
    <style:style style:name="P95" style:family="paragraph" style:parent-style-name="Text_20_body">
      <style:text-properties officeooo:rsid="001d2a31" officeooo:paragraph-rsid="00c320cf"/>
    </style:style>
    <style:style style:name="P96" style:family="paragraph" style:parent-style-name="Text_20_body">
      <style:text-properties officeooo:rsid="001d2a31" officeooo:paragraph-rsid="00d46bf2"/>
    </style:style>
    <style:style style:name="P97" style:family="paragraph" style:parent-style-name="Text_20_body">
      <style:text-properties officeooo:paragraph-rsid="005bd950"/>
    </style:style>
    <style:style style:name="P98" style:family="paragraph" style:parent-style-name="Text_20_body">
      <style:text-properties officeooo:rsid="0031b9fd" officeooo:paragraph-rsid="00af5f51"/>
    </style:style>
    <style:style style:name="P99" style:family="paragraph" style:parent-style-name="Text_20_body">
      <style:text-properties officeooo:rsid="004f35bf" officeooo:paragraph-rsid="0113e99e"/>
    </style:style>
    <style:style style:name="P100" style:family="paragraph" style:parent-style-name="Footnote" style:master-page-name="Standard">
      <style:paragraph-properties style:page-number="auto"/>
    </style:style>
    <style:style style:name="P101" style:family="paragraph" style:parent-style-name="Footnote" style:master-page-name="Standard">
      <style:paragraph-properties style:page-number="auto"/>
      <style:text-properties fo:font-variant="normal" fo:text-transform="none" style:text-position="0% 100%" fo:font-style="normal" style:text-underline-style="none" fo:font-weight="normal"/>
    </style:style>
    <style:style style:name="P102" style:family="paragraph" style:parent-style-name="Normal_20__28_Web_29_">
      <style:paragraph-properties fo:margin-top="0.0835in" fo:margin-bottom="0in" style:contextual-spacing="false"/>
      <style:text-properties officeooo:paragraph-rsid="003d017f"/>
    </style:style>
    <style:style style:name="T1" style:family="text">
      <style:text-properties fo:font-variant="normal" fo:text-transform="none" style:text-position="0% 100%" fo:font-style="normal" style:text-underline-style="none" fo:font-weight="normal"/>
    </style:style>
    <style:style style:name="T2" style:family="text">
      <style:text-properties fo:font-variant="normal" fo:text-transform="none" style:text-position="0% 100%" fo:font-style="normal" style:text-underline-style="none" fo:font-weight="normal" style:font-style-asian="normal"/>
    </style:style>
    <style:style style:name="T3" style:family="text">
      <style:text-properties fo:font-variant="normal" fo:text-transform="none" style:text-position="0% 100%" style:text-underline-style="none" fo:font-weight="normal" style:font-style-asian="normal"/>
    </style:style>
    <style:style style:name="T4" style:family="text">
      <style:text-properties fo:font-variant="normal" fo:text-transform="none" style:text-position="0% 100%" fo:font-style="italic" style:text-underline-style="none" fo:font-weight="normal" style:font-style-asian="italic"/>
    </style:style>
    <style:style style:name="T5" style:family="text">
      <style:text-properties fo:font-variant="normal" fo:text-transform="none" fo:color="#000000" style:font-name="Georgia" fo:font-size="11.25pt" fo:letter-spacing="normal" fo:font-style="normal" fo:font-weight="normal"/>
    </style:style>
    <style:style style:name="T6" style:family="text">
      <style:text-properties fo:font-variant="normal" fo:text-transform="none" fo:color="#000000" style:font-name="Georgia" fo:font-size="11.25pt" fo:letter-spacing="normal" fo:font-style="normal" fo:font-weight="normal" officeooo:rsid="0049564d"/>
    </style:style>
    <style:style style:name="T7" style:family="text">
      <style:text-properties fo:font-variant="normal" fo:text-transform="none" fo:color="#000000" style:font-name="Georgia" fo:font-size="11.25pt" fo:letter-spacing="normal" fo:font-style="normal" fo:font-weight="normal" officeooo:rsid="004aca4d"/>
    </style:style>
    <style:style style:name="T8" style:family="text">
      <style:text-properties fo:font-variant="normal" fo:text-transform="none" fo:color="#000000" style:font-name="Georgia" fo:font-size="11.25pt" fo:letter-spacing="normal" fo:font-style="normal" fo:font-weight="normal" officeooo:rsid="004ba9f9"/>
    </style:style>
    <style:style style:name="T9" style:family="text">
      <style:text-properties fo:font-variant="normal" fo:text-transform="none" fo:color="#000000" style:font-name="Georgia" fo:font-size="11.25pt" fo:letter-spacing="normal" fo:font-style="normal" fo:font-weight="normal" officeooo:rsid="004d768a"/>
    </style:style>
    <style:style style:name="T10" style:family="text">
      <style:text-properties fo:font-variant="normal" fo:text-transform="none" fo:color="#000000" style:font-name="Georgia" fo:font-size="11.25pt" fo:letter-spacing="normal" fo:font-style="normal" fo:font-weight="normal" officeooo:rsid="004f35bf"/>
    </style:style>
    <style:style style:name="T11" style:family="text">
      <style:text-properties fo:font-variant="normal" fo:text-transform="none" fo:color="#000000" style:font-name="Georgia" fo:font-size="11.25pt" fo:letter-spacing="normal" fo:font-style="normal" fo:font-weight="normal" officeooo:rsid="0050dd7a"/>
    </style:style>
    <style:style style:name="T12" style:family="text">
      <style:text-properties fo:font-variant="normal" fo:text-transform="none" fo:color="#000000" style:font-name="Georgia" fo:font-size="11.25pt" fo:letter-spacing="normal" fo:font-style="normal" fo:font-weight="normal" officeooo:rsid="00538fa6"/>
    </style:style>
    <style:style style:name="T13" style:family="text">
      <style:text-properties fo:font-variant="normal" fo:text-transform="none" fo:color="#000000" style:font-name="Georgia" fo:font-size="11.25pt" fo:letter-spacing="normal" fo:font-style="normal" fo:font-weight="normal" officeooo:rsid="00548a82"/>
    </style:style>
    <style:style style:name="T14" style:family="text">
      <style:text-properties fo:font-variant="normal" fo:text-transform="none" fo:color="#000000" style:font-name="Georgia" fo:font-size="11.25pt" fo:letter-spacing="normal" fo:font-style="normal" fo:font-weight="normal" officeooo:rsid="005565a6"/>
    </style:style>
    <style:style style:name="T15" style:family="text">
      <style:text-properties fo:font-variant="normal" fo:text-transform="none" fo:color="#000000" style:font-name="Georgia" fo:font-size="11.25pt" fo:letter-spacing="normal" fo:font-style="normal" fo:font-weight="normal" officeooo:rsid="00579493"/>
    </style:style>
    <style:style style:name="T16" style:family="text">
      <style:text-properties fo:font-variant="normal" fo:text-transform="none" fo:color="#000000" style:font-name="Georgia" fo:font-size="11.25pt" fo:letter-spacing="normal" fo:font-style="normal" fo:font-weight="normal" officeooo:rsid="005bd950"/>
    </style:style>
    <style:style style:name="T17" style:family="text">
      <style:text-properties fo:font-variant="normal" fo:text-transform="none" fo:color="#000000" style:font-name="Georgia" fo:font-size="11.25pt" fo:letter-spacing="normal" fo:font-style="normal" fo:font-weight="normal" officeooo:rsid="005d88ff"/>
    </style:style>
    <style:style style:name="T18" style:family="text">
      <style:text-properties fo:font-variant="normal" fo:text-transform="none" fo:color="#000000" style:font-name="Georgia" fo:font-size="11.25pt" fo:letter-spacing="normal" fo:font-style="normal" fo:font-weight="normal" officeooo:rsid="00608f9d"/>
    </style:style>
    <style:style style:name="T19" style:family="text">
      <style:text-properties fo:font-variant="normal" fo:text-transform="none" fo:color="#000000" style:font-name="Georgia" fo:font-size="11.25pt" fo:letter-spacing="normal" fo:font-style="normal" fo:font-weight="normal" officeooo:rsid="006134c2"/>
    </style:style>
    <style:style style:name="T20" style:family="text">
      <style:text-properties fo:font-variant="normal" fo:text-transform="none" fo:color="#000000" style:font-name="Georgia" fo:font-size="11.25pt" fo:letter-spacing="normal" fo:font-style="normal" fo:font-weight="normal" officeooo:rsid="00631d86"/>
    </style:style>
    <style:style style:name="T21" style:family="text">
      <style:text-properties fo:font-variant="normal" fo:text-transform="none" fo:color="#000000" style:font-name="Georgia" fo:font-size="11.25pt" fo:letter-spacing="normal" fo:font-style="normal" fo:font-weight="normal" officeooo:rsid="0064b367"/>
    </style:style>
    <style:style style:name="T22" style:family="text">
      <style:text-properties fo:font-variant="normal" fo:text-transform="none" fo:color="#000000" style:font-name="Georgia" fo:font-size="11.25pt" fo:letter-spacing="normal" fo:font-style="normal" fo:font-weight="normal" officeooo:rsid="00663c0b"/>
    </style:style>
    <style:style style:name="T23" style:family="text">
      <style:text-properties fo:font-variant="normal" fo:text-transform="none" fo:color="#000000" style:font-name="Georgia" fo:font-size="11.25pt" fo:letter-spacing="normal" fo:font-style="normal" fo:font-weight="normal" officeooo:rsid="00679b1f"/>
    </style:style>
    <style:style style:name="T24" style:family="text">
      <style:text-properties fo:font-variant="normal" fo:text-transform="none" fo:color="#000000" style:font-name="Georgia" fo:font-size="11.25pt" fo:letter-spacing="normal" fo:font-style="normal" fo:font-weight="normal" officeooo:rsid="00691217"/>
    </style:style>
    <style:style style:name="T25" style:family="text">
      <style:text-properties fo:font-variant="normal" fo:text-transform="none" fo:color="#000000" style:font-name="Georgia" fo:font-size="11.25pt" fo:letter-spacing="normal" fo:font-style="normal" fo:font-weight="normal" officeooo:rsid="006c0349"/>
    </style:style>
    <style:style style:name="T26" style:family="text">
      <style:text-properties fo:font-variant="normal" fo:text-transform="none" fo:color="#000000" style:font-name="Georgia" fo:font-size="11.25pt" fo:letter-spacing="normal" fo:font-style="normal" fo:font-weight="normal" officeooo:rsid="00798f58"/>
    </style:style>
    <style:style style:name="T27" style:family="text">
      <style:text-properties fo:font-variant="normal" fo:text-transform="none" fo:color="#000000" style:font-name="Georgia" fo:font-size="11.25pt" fo:letter-spacing="normal" fo:font-style="normal" fo:font-weight="normal" officeooo:rsid="007b833a"/>
    </style:style>
    <style:style style:name="T28" style:family="text">
      <style:text-properties fo:font-variant="normal" fo:text-transform="none" fo:color="#000000" style:font-name="Georgia" fo:font-size="11.25pt" fo:letter-spacing="normal" fo:font-style="normal" fo:font-weight="normal" officeooo:rsid="007d2c55"/>
    </style:style>
    <style:style style:name="T29" style:family="text">
      <style:text-properties fo:font-variant="normal" fo:text-transform="none" fo:color="#000000" style:font-name="Georgia" fo:font-size="11.25pt" fo:letter-spacing="normal" fo:font-style="normal" fo:font-weight="normal" officeooo:rsid="007d7681"/>
    </style:style>
    <style:style style:name="T30" style:family="text">
      <style:text-properties fo:font-variant="normal" fo:text-transform="none" fo:color="#000000" style:font-name="Georgia" fo:font-size="11.25pt" fo:letter-spacing="normal" fo:font-style="normal" fo:font-weight="normal" officeooo:rsid="007efa7e"/>
    </style:style>
    <style:style style:name="T31" style:family="text">
      <style:text-properties fo:font-variant="normal" fo:text-transform="none" fo:color="#000000" style:font-name="Georgia" fo:font-size="11.25pt" fo:letter-spacing="normal" fo:font-style="normal" fo:font-weight="normal" officeooo:rsid="0080e3c2"/>
    </style:style>
    <style:style style:name="T32" style:family="text">
      <style:text-properties fo:font-variant="normal" fo:text-transform="none" fo:color="#000000" style:font-name="Georgia" fo:font-size="11.25pt" fo:letter-spacing="normal" fo:font-style="normal" fo:font-weight="normal" officeooo:rsid="0082b7c7"/>
    </style:style>
    <style:style style:name="T33" style:family="text">
      <style:text-properties fo:font-variant="normal" fo:text-transform="none" fo:color="#000000" style:font-name="Georgia" fo:font-size="11.25pt" fo:letter-spacing="normal" fo:font-style="normal" fo:font-weight="normal" officeooo:rsid="0083ce71"/>
    </style:style>
    <style:style style:name="T34" style:family="text">
      <style:text-properties fo:font-variant="normal" fo:text-transform="none" fo:color="#000000" style:font-name="Georgia" fo:font-size="11.25pt" fo:letter-spacing="normal" fo:font-style="normal" fo:font-weight="normal" officeooo:rsid="0088784f"/>
    </style:style>
    <style:style style:name="T35" style:family="text">
      <style:text-properties fo:font-variant="normal" fo:text-transform="none" fo:color="#000000" style:font-name="Georgia" fo:font-size="11.25pt" fo:letter-spacing="normal" fo:font-style="normal" fo:font-weight="normal" officeooo:rsid="00888b3e"/>
    </style:style>
    <style:style style:name="T36" style:family="text">
      <style:text-properties fo:font-variant="normal" fo:text-transform="none" fo:color="#000000" style:font-name="Georgia" fo:font-size="11.25pt" fo:letter-spacing="normal" fo:font-style="normal" fo:font-weight="normal" officeooo:rsid="008976b7"/>
    </style:style>
    <style:style style:name="T37" style:family="text">
      <style:text-properties fo:font-variant="normal" fo:text-transform="none" fo:color="#000000" style:font-name="Georgia" fo:font-size="11.25pt" fo:letter-spacing="normal" fo:font-style="normal" fo:font-weight="normal" officeooo:rsid="008ae654"/>
    </style:style>
    <style:style style:name="T38" style:family="text">
      <style:text-properties fo:font-variant="normal" fo:text-transform="none" fo:color="#000000" style:font-name="Georgia" fo:font-size="11.25pt" fo:letter-spacing="normal" fo:font-style="normal" fo:font-weight="normal" officeooo:rsid="008c10e2"/>
    </style:style>
    <style:style style:name="T39" style:family="text">
      <style:text-properties fo:font-variant="normal" fo:text-transform="none" fo:color="#000000" style:font-name="Georgia" fo:font-size="11.25pt" fo:letter-spacing="normal" fo:font-style="normal" fo:font-weight="normal" officeooo:rsid="008d1932"/>
    </style:style>
    <style:style style:name="T40" style:family="text">
      <style:text-properties fo:font-variant="normal" fo:text-transform="none" fo:color="#000000" style:font-name="Georgia" fo:font-size="11.25pt" fo:letter-spacing="normal" fo:font-style="normal" fo:font-weight="normal" officeooo:rsid="008df12d"/>
    </style:style>
    <style:style style:name="T41" style:family="text">
      <style:text-properties fo:font-variant="normal" fo:text-transform="none" fo:color="#000000" style:font-name="Georgia" fo:font-size="11.25pt" fo:letter-spacing="normal" fo:font-style="normal" fo:font-weight="normal" officeooo:rsid="008f9ca9"/>
    </style:style>
    <style:style style:name="T42" style:family="text">
      <style:text-properties fo:font-variant="normal" fo:text-transform="none" fo:color="#000000" style:font-name="Georgia" fo:font-size="11.25pt" fo:letter-spacing="normal" fo:font-style="normal" fo:font-weight="normal" officeooo:rsid="009121f9"/>
    </style:style>
    <style:style style:name="T43" style:family="text">
      <style:text-properties fo:font-variant="normal" fo:text-transform="none" fo:color="#000000" style:font-name="Georgia" fo:font-size="11.25pt" fo:letter-spacing="normal" fo:font-style="normal" fo:font-weight="normal" officeooo:rsid="0092d34e"/>
    </style:style>
    <style:style style:name="T44" style:family="text">
      <style:text-properties fo:font-variant="normal" fo:text-transform="none" fo:color="#000000" style:font-name="Georgia" fo:font-size="11.25pt" fo:letter-spacing="normal" fo:font-style="normal" fo:font-weight="normal" officeooo:rsid="00972d1a"/>
    </style:style>
    <style:style style:name="T45" style:family="text">
      <style:text-properties fo:font-variant="normal" fo:text-transform="none" fo:color="#000000" style:font-name="Georgia" fo:font-size="11.25pt" fo:letter-spacing="normal" fo:font-style="normal" fo:font-weight="normal" officeooo:rsid="0099a20c"/>
    </style:style>
    <style:style style:name="T46" style:family="text">
      <style:text-properties fo:font-variant="normal" fo:text-transform="none" fo:color="#000000" style:font-name="Georgia" fo:font-size="11.25pt" fo:letter-spacing="normal" fo:font-style="normal" fo:font-weight="normal" officeooo:rsid="009cef00"/>
    </style:style>
    <style:style style:name="T47" style:family="text">
      <style:text-properties fo:font-variant="normal" fo:text-transform="none" fo:color="#000000" style:font-name="Georgia" fo:font-size="11.25pt" fo:letter-spacing="normal" fo:font-style="normal" fo:font-weight="normal" officeooo:rsid="00a12e6d"/>
    </style:style>
    <style:style style:name="T48" style:family="text">
      <style:text-properties fo:font-variant="normal" fo:text-transform="none" fo:color="#000000" style:font-name="Georgia" fo:font-size="11.25pt" fo:letter-spacing="normal" fo:font-style="normal" fo:font-weight="normal" officeooo:rsid="00a1f955"/>
    </style:style>
    <style:style style:name="T49" style:family="text">
      <style:text-properties fo:font-variant="normal" fo:text-transform="none" fo:color="#000000" style:font-name="Georgia" fo:font-size="11.25pt" fo:letter-spacing="normal" fo:font-style="normal" fo:font-weight="normal" officeooo:rsid="00a239b1"/>
    </style:style>
    <style:style style:name="T50" style:family="text">
      <style:text-properties fo:font-variant="normal" fo:text-transform="none" fo:color="#000000" style:font-name="Georgia" fo:font-size="11.25pt" fo:letter-spacing="normal" fo:font-style="normal" fo:font-weight="normal" officeooo:rsid="00a2d400"/>
    </style:style>
    <style:style style:name="T51" style:family="text">
      <style:text-properties fo:font-variant="normal" fo:text-transform="none" fo:color="#000000" style:font-name="Georgia" fo:font-size="11.25pt" fo:letter-spacing="normal" fo:font-style="normal" fo:font-weight="normal" officeooo:rsid="00a50eb0"/>
    </style:style>
    <style:style style:name="T52" style:family="text">
      <style:text-properties fo:font-variant="normal" fo:text-transform="none" fo:color="#000000" style:font-name="Georgia" fo:font-size="11.25pt" fo:letter-spacing="normal" fo:font-style="normal" fo:font-weight="normal" officeooo:rsid="00a6b7ec"/>
    </style:style>
    <style:style style:name="T53" style:family="text">
      <style:text-properties fo:font-variant="normal" fo:text-transform="none" fo:color="#000000" style:font-name="Georgia" fo:font-size="11.25pt" fo:letter-spacing="normal" fo:font-style="normal" fo:font-weight="normal" officeooo:rsid="00991dd5"/>
    </style:style>
    <style:style style:name="T54" style:family="text">
      <style:text-properties fo:font-variant="normal" fo:text-transform="none" fo:color="#000000" style:font-name="Georgia" fo:font-size="11.25pt" fo:letter-spacing="normal" fo:font-style="normal" fo:font-weight="normal" officeooo:rsid="00a79459"/>
    </style:style>
    <style:style style:name="T55" style:family="text">
      <style:text-properties fo:font-variant="normal" fo:text-transform="none" fo:color="#000000" style:font-name="Georgia" fo:font-size="11.25pt" fo:letter-spacing="normal" fo:font-style="normal" fo:font-weight="normal" officeooo:rsid="00a965e4"/>
    </style:style>
    <style:style style:name="T56" style:family="text">
      <style:text-properties fo:font-variant="normal" fo:text-transform="none" fo:color="#000000" style:font-name="Georgia" fo:font-size="11.25pt" fo:letter-spacing="normal" fo:font-style="normal" fo:font-weight="normal" officeooo:rsid="00ad2f2d"/>
    </style:style>
    <style:style style:name="T57" style:family="text">
      <style:text-properties fo:font-variant="normal" fo:text-transform="none" fo:color="#000000" style:font-name="Georgia" fo:font-size="11.25pt" fo:letter-spacing="normal" fo:font-style="normal" fo:font-weight="normal" officeooo:rsid="00adb5b2"/>
    </style:style>
    <style:style style:name="T58" style:family="text">
      <style:text-properties fo:font-variant="normal" fo:text-transform="none" fo:color="#000000" style:font-name="Georgia" fo:font-size="11.25pt" fo:letter-spacing="normal" fo:font-style="normal" fo:font-weight="normal" officeooo:rsid="00b330eb"/>
    </style:style>
    <style:style style:name="T59" style:family="text">
      <style:text-properties fo:font-variant="normal" fo:text-transform="none" fo:color="#000000" style:font-name="Georgia" fo:font-size="11.25pt" fo:letter-spacing="normal" fo:font-style="normal" fo:font-weight="normal" officeooo:rsid="00c080ad"/>
    </style:style>
    <style:style style:name="T60" style:family="text">
      <style:text-properties fo:font-variant="normal" fo:text-transform="none" fo:color="#000000" style:font-name="Georgia" fo:font-size="11.25pt" fo:letter-spacing="normal" fo:font-style="normal" fo:font-weight="normal" officeooo:rsid="001d2a31"/>
    </style:style>
    <style:style style:name="T61" style:family="text">
      <style:text-properties fo:font-variant="normal" fo:text-transform="none" fo:color="#000000" style:font-name="Georgia" fo:font-size="11.25pt" fo:letter-spacing="normal" fo:font-style="normal" fo:font-weight="normal" officeooo:rsid="00c47580"/>
    </style:style>
    <style:style style:name="T62" style:family="text">
      <style:text-properties fo:font-variant="normal" fo:text-transform="none" fo:color="#000000" style:font-name="Georgia" fo:font-size="11.25pt" fo:letter-spacing="normal" fo:font-style="normal" fo:font-weight="normal" officeooo:rsid="00c47cf2"/>
    </style:style>
    <style:style style:name="T63" style:family="text">
      <style:text-properties fo:font-variant="normal" fo:text-transform="none" fo:color="#000000" style:font-name="Georgia" fo:font-size="11.25pt" fo:letter-spacing="normal" fo:font-style="normal" fo:font-weight="normal" officeooo:rsid="00c5838f"/>
    </style:style>
    <style:style style:name="T64" style:family="text">
      <style:text-properties fo:font-variant="normal" fo:text-transform="none" fo:color="#000000" style:font-name="Georgia" fo:font-size="11.25pt" fo:letter-spacing="normal" fo:font-style="normal" fo:font-weight="normal" officeooo:rsid="00c719cd"/>
    </style:style>
    <style:style style:name="T65" style:family="text">
      <style:text-properties fo:font-variant="normal" fo:text-transform="none" fo:color="#000000" style:font-name="Georgia" fo:font-size="11.25pt" fo:letter-spacing="normal" fo:font-style="normal" fo:font-weight="normal" officeooo:rsid="00c7875e"/>
    </style:style>
    <style:style style:name="T66" style:family="text">
      <style:text-properties fo:font-variant="normal" fo:text-transform="none" fo:color="#000000" style:font-name="Georgia" fo:font-size="11.25pt" fo:letter-spacing="normal" fo:font-style="normal" fo:font-weight="normal" officeooo:rsid="00cab528"/>
    </style:style>
    <style:style style:name="T67" style:family="text">
      <style:text-properties fo:font-variant="normal" fo:text-transform="none" fo:color="#000000" style:font-name="Georgia" fo:font-size="11.25pt" fo:letter-spacing="normal" fo:font-style="normal" fo:font-weight="normal" officeooo:rsid="00cdbe8d"/>
    </style:style>
    <style:style style:name="T68" style:family="text">
      <style:text-properties fo:font-variant="normal" fo:text-transform="none" fo:color="#000000" style:font-name="Georgia" fo:font-size="11.25pt" fo:letter-spacing="normal" fo:font-style="normal" fo:font-weight="normal" officeooo:rsid="00cf58f5"/>
    </style:style>
    <style:style style:name="T69" style:family="text">
      <style:text-properties fo:font-variant="normal" fo:text-transform="none" fo:color="#000000" style:font-name="Georgia" fo:font-size="11.25pt" fo:letter-spacing="normal" fo:font-style="normal" fo:font-weight="normal" officeooo:rsid="00d46bf2"/>
    </style:style>
    <style:style style:name="T70" style:family="text">
      <style:text-properties fo:font-variant="normal" fo:text-transform="none" fo:color="#000000" style:font-name="Georgia" fo:font-size="11.25pt" fo:letter-spacing="normal" fo:font-style="normal" fo:font-weight="normal" officeooo:rsid="00d5e732"/>
    </style:style>
    <style:style style:name="T71" style:family="text">
      <style:text-properties fo:font-variant="normal" fo:text-transform="none" fo:color="#000000" style:font-name="Georgia" fo:font-size="11.25pt" fo:letter-spacing="normal" fo:font-style="normal" fo:font-weight="normal" officeooo:rsid="00d9beeb"/>
    </style:style>
    <style:style style:name="T72" style:family="text">
      <style:text-properties fo:font-variant="normal" fo:text-transform="none" fo:color="#000000" style:font-name="Georgia" fo:font-size="11.25pt" fo:letter-spacing="normal" fo:font-style="normal" fo:font-weight="normal" officeooo:rsid="00db30ec"/>
    </style:style>
    <style:style style:name="T73" style:family="text">
      <style:text-properties fo:font-variant="normal" fo:text-transform="none" fo:color="#000000" style:font-name="Georgia" fo:font-size="11.25pt" fo:letter-spacing="normal" fo:font-style="normal" fo:font-weight="normal" officeooo:rsid="00f76191"/>
    </style:style>
    <style:style style:name="T74" style:family="text">
      <style:text-properties fo:font-variant="normal" fo:text-transform="none" fo:color="#000000" style:font-name="Georgia" fo:font-size="11.25pt" fo:letter-spacing="normal" fo:font-style="normal" fo:font-weight="normal" officeooo:rsid="00206f45"/>
    </style:style>
    <style:style style:name="T75" style:family="text">
      <style:text-properties fo:font-variant="normal" fo:text-transform="none" fo:color="#000000" style:font-name="Georgia" fo:font-size="11.25pt" fo:letter-spacing="normal" fo:font-style="normal" fo:font-weight="normal" officeooo:rsid="0108fefb"/>
    </style:style>
    <style:style style:name="T76" style:family="text">
      <style:text-properties fo:font-variant="normal" fo:text-transform="none" fo:color="#000000" style:font-name="Georgia" fo:font-size="11.25pt" fo:letter-spacing="normal" fo:font-style="normal" fo:font-weight="normal" officeooo:rsid="0109b239"/>
    </style:style>
    <style:style style:name="T77" style:family="text">
      <style:text-properties fo:font-variant="normal" fo:text-transform="none" fo:color="#000000" style:font-name="Georgia" fo:font-size="11.25pt" fo:letter-spacing="normal" fo:font-style="normal" fo:font-weight="normal" officeooo:rsid="010b9760"/>
    </style:style>
    <style:style style:name="T78" style:family="text">
      <style:text-properties fo:font-variant="normal" fo:text-transform="none" fo:color="#000000" style:font-name="Georgia" fo:font-size="11.25pt" fo:letter-spacing="normal" fo:font-style="normal" fo:font-weight="normal" officeooo:rsid="010d0969"/>
    </style:style>
    <style:style style:name="T79" style:family="text">
      <style:text-properties fo:font-variant="normal" fo:text-transform="none" fo:color="#000000" style:font-name="Georgia" fo:font-size="11.25pt" fo:letter-spacing="normal" fo:font-style="normal" fo:font-weight="normal" officeooo:rsid="010eb925"/>
    </style:style>
    <style:style style:name="T80" style:family="text">
      <style:text-properties fo:font-variant="normal" fo:text-transform="none" fo:color="#000000" style:font-name="Georgia" fo:font-size="11.25pt" fo:letter-spacing="normal" fo:font-style="normal" fo:font-weight="normal" officeooo:rsid="010fd943"/>
    </style:style>
    <style:style style:name="T81" style:family="text">
      <style:text-properties fo:font-variant="normal" fo:text-transform="none" fo:color="#000000" style:font-name="Georgia" fo:font-size="11.25pt" fo:letter-spacing="normal" fo:font-style="normal" fo:font-weight="normal" officeooo:rsid="010fe8f1"/>
    </style:style>
    <style:style style:name="T82" style:family="text">
      <style:text-properties fo:font-variant="normal" fo:text-transform="none" fo:color="#000000" style:font-name="Georgia" fo:font-size="11.25pt" fo:letter-spacing="normal" fo:font-style="normal" fo:font-weight="normal" officeooo:rsid="00ddf06e"/>
    </style:style>
    <style:style style:name="T83" style:family="text">
      <style:text-properties fo:font-variant="normal" fo:text-transform="none" fo:color="#000000" style:font-name="Georgia" fo:font-size="11.25pt" fo:letter-spacing="normal" fo:font-style="normal" fo:font-weight="normal" officeooo:rsid="00dc281c"/>
    </style:style>
    <style:style style:name="T84" style:family="text">
      <style:text-properties fo:font-variant="normal" fo:text-transform="none" fo:color="#000000" style:font-name="Georgia" fo:font-size="11.25pt" fo:letter-spacing="normal" fo:font-style="normal" fo:font-weight="normal" officeooo:rsid="00e12337"/>
    </style:style>
    <style:style style:name="T85" style:family="text">
      <style:text-properties fo:font-variant="normal" fo:text-transform="none" fo:color="#000000" style:font-name="Georgia" fo:font-size="11.25pt" fo:letter-spacing="normal" fo:font-style="normal" fo:font-weight="normal" officeooo:rsid="00eda232"/>
    </style:style>
    <style:style style:name="T86" style:family="text">
      <style:text-properties fo:font-variant="normal" fo:text-transform="none" fo:color="#000000" style:font-name="Georgia" fo:font-size="11.25pt" fo:letter-spacing="normal" fo:font-style="normal" fo:font-weight="normal" officeooo:rsid="00df3ec0"/>
    </style:style>
    <style:style style:name="T87" style:family="text">
      <style:text-properties fo:font-variant="normal" fo:text-transform="none" fo:color="#000000" style:font-name="Georgia" fo:font-size="11.25pt" fo:letter-spacing="normal" fo:font-style="normal" fo:font-weight="normal" officeooo:rsid="01107cd8"/>
    </style:style>
    <style:style style:name="T88" style:family="text">
      <style:text-properties fo:font-variant="normal" fo:text-transform="none" fo:color="#000000" style:font-name="Georgia" fo:font-size="11.25pt" fo:letter-spacing="normal" fo:font-style="normal" fo:font-weight="normal" officeooo:rsid="00de1296"/>
    </style:style>
    <style:style style:name="T89" style:family="text">
      <style:text-properties fo:font-variant="normal" fo:text-transform="none" fo:color="#000000" style:font-name="Georgia" fo:font-size="11.25pt" fo:letter-spacing="normal" fo:font-style="normal" fo:font-weight="normal" officeooo:rsid="00dee2a0"/>
    </style:style>
    <style:style style:name="T90" style:family="text">
      <style:text-properties fo:font-variant="normal" fo:text-transform="none" fo:color="#000000" style:font-name="Georgia" fo:font-size="11.25pt" fo:letter-spacing="normal" fo:font-style="normal" fo:font-weight="normal" officeooo:rsid="00a2f699"/>
    </style:style>
    <style:style style:name="T91" style:family="text">
      <style:text-properties fo:font-variant="normal" fo:text-transform="none" fo:color="#000000" style:font-name="Georgia" fo:font-size="11.25pt" fo:letter-spacing="normal" fo:font-style="normal" fo:font-weight="normal" officeooo:rsid="00a40502"/>
    </style:style>
    <style:style style:name="T92" style:family="text">
      <style:text-properties fo:font-variant="normal" fo:text-transform="none" fo:color="#000000" style:font-name="Georgia" fo:font-size="11.25pt" fo:letter-spacing="normal" fo:font-style="normal" fo:font-weight="normal" officeooo:rsid="00ae72c4"/>
    </style:style>
    <style:style style:name="T93" style:family="text">
      <style:text-properties fo:font-variant="normal" fo:text-transform="none" fo:color="#000000" style:font-name="Georgia" fo:font-size="11.25pt" fo:letter-spacing="normal" fo:font-style="normal" fo:font-weight="normal" officeooo:rsid="00ec4c3b"/>
    </style:style>
    <style:style style:name="T94" style:family="text">
      <style:text-properties fo:font-variant="normal" fo:text-transform="none" fo:color="#000000" style:font-name="Georgia" fo:font-size="11.25pt" fo:letter-spacing="normal" fo:font-style="normal" fo:font-weight="normal" officeooo:rsid="00ec5da3"/>
    </style:style>
    <style:style style:name="T95" style:family="text">
      <style:text-properties fo:font-variant="normal" fo:text-transform="none" fo:color="#000000" style:font-name="inherit" fo:font-size="8.25pt" fo:letter-spacing="normal" fo:font-style="normal" fo:font-weight="normal"/>
    </style:style>
    <style:style style:name="T96" style:family="text">
      <style:text-properties fo:font-variant="normal" fo:text-transform="none" fo:color="#000000" style:font-name="inherit" fo:font-size="8.25pt" fo:letter-spacing="normal" fo:font-style="italic" fo:font-weight="normal"/>
    </style:style>
    <style:style style:name="T97" style:family="text">
      <style:text-properties fo:font-variant="normal" fo:text-transform="none" fo:color="#0000cc" style:text-line-through-style="none" style:font-name="inherit" fo:font-size="8.25pt" fo:letter-spacing="normal" fo:font-style="normal" style:text-underline-style="none" fo:font-weight="normal" style:text-blinking="false"/>
    </style:style>
    <style:style style:name="T98" style:family="text">
      <style:text-properties fo:font-variant="normal" fo:text-transform="none" fo:color="#0000ff" style:font-name="inherit" fo:font-size="8.25pt" fo:letter-spacing="normal" fo:font-style="normal" fo:font-weight="normal"/>
    </style:style>
    <style:style style:name="T99" style:family="text">
      <style:text-properties fo:font-variant="normal" fo:text-transform="none" fo:color="#0000ff" style:text-line-through-style="none" style:font-name="inherit" fo:font-size="8.25pt" fo:letter-spacing="normal" fo:font-style="normal" style:text-underline-style="none" fo:font-weight="normal" style:text-blinking="false"/>
    </style:style>
    <style:style style:name="T100" style:family="text">
      <style:text-properties fo:font-style="italic" style:font-style-asian="italic"/>
    </style:style>
    <style:style style:name="T101" style:family="text">
      <style:text-properties fo:font-style="normal" style:font-style-asian="normal"/>
    </style:style>
    <style:style style:name="T102" style:family="text">
      <style:text-properties style:font-style-asian="normal"/>
    </style:style>
    <style:style style:name="T103" style:family="text">
      <style:text-properties officeooo:rsid="00245081"/>
    </style:style>
    <style:style style:name="T104" style:family="text">
      <style:text-properties fo:color="#000000"/>
    </style:style>
    <style:style style:name="T105" style:family="text">
      <style:text-properties fo:color="#000000" style:font-name="Arial1" fo:font-size="11pt" style:font-size-asian="11pt" style:font-name-complex="Arial2" style:font-size-complex="11pt"/>
    </style:style>
    <style:style style:name="T106" style:family="text">
      <style:text-properties officeooo:rsid="0027aa80"/>
    </style:style>
    <style:style style:name="T107" style:family="text">
      <style:text-properties officeooo:rsid="0028cecf"/>
    </style:style>
    <style:style style:name="T108" style:family="text">
      <style:text-properties officeooo:rsid="00295cba"/>
    </style:style>
    <style:style style:name="T109" style:family="text">
      <style:text-properties officeooo:rsid="002b2f0b"/>
    </style:style>
    <style:style style:name="T110" style:family="text">
      <style:text-properties officeooo:rsid="002d57a6"/>
    </style:style>
    <style:style style:name="T111" style:family="text">
      <style:text-properties officeooo:rsid="002ede93"/>
    </style:style>
    <style:style style:name="T112" style:family="text">
      <style:text-properties officeooo:rsid="003048e8"/>
    </style:style>
    <style:style style:name="T113" style:family="text">
      <style:text-properties officeooo:rsid="003195a9"/>
    </style:style>
    <style:style style:name="T114" style:family="text">
      <style:text-properties style:font-name="Arial1" fo:font-size="11pt" style:font-size-asian="11pt" style:font-name-complex="Arial2" style:font-size-complex="11pt"/>
    </style:style>
    <style:style style:name="T115" style:family="text">
      <style:text-properties style:font-name="Arial1" fo:font-size="11pt" style:font-size-asian="11pt" style:font-name-complex="Arial2" style:font-size-complex="11pt" style:font-style-complex="italic"/>
    </style:style>
    <style:style style:name="T116" style:family="text">
      <style:text-properties style:font-name="Arial1" fo:font-size="11pt" officeooo:rsid="00f25bc3" style:font-size-asian="11pt" style:font-name-complex="Arial2" style:font-size-complex="11pt" style:font-style-complex="italic"/>
    </style:style>
    <style:style style:name="T117" style:family="text">
      <style:text-properties style:font-name="Arial1" fo:font-size="11pt" officeooo:rsid="011cfc67" style:font-size-asian="11pt" style:font-name-complex="Arial2" style:font-size-complex="11pt"/>
    </style:style>
    <style:style style:name="T118" style:family="text">
      <style:text-properties style:font-name="Arial1" fo:font-size="11pt" fo:font-weight="bold" style:font-size-asian="11pt" style:font-weight-asian="bold" style:font-name-complex="Arial2" style:font-size-complex="11pt"/>
    </style:style>
    <style:style style:name="T119" style:family="text">
      <style:text-properties style:font-name="Arial1" fo:font-size="11pt" fo:font-weight="bold" officeooo:rsid="011bc8d5" style:font-size-asian="11pt" style:font-weight-asian="bold" style:font-name-complex="Arial2" style:font-size-complex="11pt"/>
    </style:style>
    <style:style style:name="T120" style:family="text">
      <style:text-properties style:font-name="Arial1" fo:font-size="11pt" fo:font-style="italic" style:font-size-asian="11pt" style:font-style-asian="italic" style:font-name-complex="Arial2" style:font-size-complex="11pt" style:font-style-complex="italic"/>
    </style:style>
    <style:style style:name="T121" style:family="text">
      <style:text-properties officeooo:rsid="0031b9fd"/>
    </style:style>
    <style:style style:name="T122" style:family="text">
      <style:text-properties officeooo:rsid="00340ca3"/>
    </style:style>
    <style:style style:name="T123" style:family="text">
      <style:text-properties officeooo:rsid="003603f3"/>
    </style:style>
    <style:style style:name="T124" style:family="text">
      <style:text-properties officeooo:rsid="00360e77"/>
    </style:style>
    <style:style style:name="T125" style:family="text">
      <style:text-properties officeooo:rsid="0037dba7"/>
    </style:style>
    <style:style style:name="T126" style:family="text">
      <style:text-properties officeooo:rsid="0039da2d"/>
    </style:style>
    <style:style style:name="T127" style:family="text">
      <style:text-properties officeooo:rsid="003cc353"/>
    </style:style>
    <style:style style:name="T128" style:family="text">
      <style:text-properties officeooo:rsid="00459775"/>
    </style:style>
    <style:style style:name="T129" style:family="text">
      <style:text-properties officeooo:rsid="0045e31b"/>
    </style:style>
    <style:style style:name="T130" style:family="text">
      <style:text-properties officeooo:rsid="004603bd"/>
    </style:style>
    <style:style style:name="T131" style:family="text">
      <style:text-properties officeooo:rsid="004686a3"/>
    </style:style>
    <style:style style:name="T132" style:family="text">
      <style:text-properties officeooo:rsid="0046e873"/>
    </style:style>
    <style:style style:name="T133" style:family="text">
      <style:text-properties officeooo:rsid="0048776c"/>
    </style:style>
    <style:style style:name="T134" style:family="text">
      <style:text-properties officeooo:rsid="0049124a"/>
    </style:style>
    <style:style style:name="T135" style:family="text">
      <style:text-properties officeooo:rsid="0049564d"/>
    </style:style>
    <style:style style:name="T136" style:family="text">
      <style:text-properties officeooo:rsid="00691217"/>
    </style:style>
    <style:style style:name="T137" style:family="text">
      <style:text-properties officeooo:rsid="006a26d6"/>
    </style:style>
    <style:style style:name="T138" style:family="text">
      <style:text-properties officeooo:rsid="006e860e"/>
    </style:style>
    <style:style style:name="T139" style:family="text">
      <style:text-properties officeooo:rsid="007068a7"/>
    </style:style>
    <style:style style:name="T140" style:family="text">
      <style:text-properties officeooo:rsid="007675ff"/>
    </style:style>
    <style:style style:name="T141" style:family="text">
      <style:text-properties officeooo:rsid="0077901f"/>
    </style:style>
    <style:style style:name="T142" style:family="text">
      <style:text-properties officeooo:rsid="00798cf1"/>
    </style:style>
    <style:style style:name="T143" style:family="text">
      <style:text-properties officeooo:rsid="00798f58"/>
    </style:style>
    <style:style style:name="T144" style:family="text">
      <style:text-properties officeooo:rsid="0088784f"/>
    </style:style>
    <style:style style:name="T145" style:family="text">
      <style:text-properties fo:font-weight="bold" style:font-weight-asian="bold"/>
    </style:style>
    <style:style style:name="T146" style:family="text">
      <style:text-properties fo:font-weight="bold" style:font-weight-asian="bold" style:font-weight-complex="bold"/>
    </style:style>
    <style:style style:name="T147" style:family="text">
      <style:text-properties fo:font-weight="bold" officeooo:rsid="009c377c" style:font-weight-asian="bold" style:font-weight-complex="bold"/>
    </style:style>
    <style:style style:name="T148" style:family="text">
      <style:text-properties fo:font-weight="bold" officeooo:rsid="009e5ab7" style:font-weight-asian="bold" style:font-weight-complex="bold"/>
    </style:style>
    <style:style style:name="T149" style:family="text">
      <style:text-properties fo:font-weight="bold" officeooo:rsid="009f5c86" style:font-weight-asian="bold" style:font-weight-complex="bold"/>
    </style:style>
    <style:style style:name="T150" style:family="text">
      <style:text-properties fo:font-weight="bold" officeooo:rsid="00ae38b0" style:font-weight-asian="bold" style:font-weight-complex="bold"/>
    </style:style>
    <style:style style:name="T151" style:family="text">
      <style:text-properties officeooo:rsid="00a2f699"/>
    </style:style>
    <style:style style:name="T152" style:family="text">
      <style:text-properties officeooo:rsid="00a40502"/>
    </style:style>
    <style:style style:name="T153" style:family="text">
      <style:text-properties officeooo:rsid="00ac3d38"/>
    </style:style>
    <style:style style:name="T154" style:family="text">
      <style:text-properties officeooo:rsid="00ae72c4"/>
    </style:style>
    <style:style style:name="T155" style:family="text">
      <style:text-properties officeooo:rsid="00b330eb"/>
    </style:style>
    <style:style style:name="T156" style:family="text">
      <style:text-properties officeooo:rsid="00b29b3a"/>
    </style:style>
    <style:style style:name="T157" style:family="text">
      <style:text-properties officeooo:rsid="00b4f01f"/>
    </style:style>
    <style:style style:name="T158" style:family="text">
      <style:text-properties officeooo:rsid="00b5fc40"/>
    </style:style>
    <style:style style:name="T159" style:family="text">
      <style:text-properties officeooo:rsid="00b7c9e5"/>
    </style:style>
    <style:style style:name="T160" style:family="text">
      <style:text-properties officeooo:rsid="00bb3fa6"/>
    </style:style>
    <style:style style:name="T161" style:family="text">
      <style:text-properties officeooo:rsid="00bb814b"/>
    </style:style>
    <style:style style:name="T162" style:family="text">
      <style:text-properties officeooo:rsid="00bce6ff"/>
    </style:style>
    <style:style style:name="T163" style:family="text">
      <style:text-properties officeooo:rsid="00bdacbf"/>
    </style:style>
    <style:style style:name="T164" style:family="text">
      <style:text-properties officeooo:rsid="00bfc1aa"/>
    </style:style>
    <style:style style:name="T165" style:family="text">
      <style:text-properties officeooo:rsid="00c0374d"/>
    </style:style>
    <style:style style:name="T166" style:family="text">
      <style:text-properties officeooo:rsid="00c1af66"/>
    </style:style>
    <style:style style:name="T167" style:family="text">
      <style:text-properties officeooo:rsid="00d295f7"/>
    </style:style>
    <style:style style:name="T168" style:family="text">
      <style:text-properties officeooo:rsid="00d3a710"/>
    </style:style>
    <style:style style:name="T169" style:family="text">
      <style:text-properties officeooo:rsid="00dc281c"/>
    </style:style>
    <style:style style:name="T170" style:family="text">
      <style:text-properties officeooo:rsid="00ddf06e"/>
    </style:style>
    <style:style style:name="T171" style:family="text">
      <style:text-properties officeooo:rsid="00de1296"/>
    </style:style>
    <style:style style:name="T172" style:family="text">
      <style:text-properties officeooo:rsid="00dee2a0"/>
    </style:style>
    <style:style style:name="T173" style:family="text">
      <style:text-properties officeooo:rsid="00df3ec0"/>
    </style:style>
    <style:style style:name="T174" style:family="text">
      <style:text-properties officeooo:rsid="00e12337"/>
    </style:style>
    <style:style style:name="T175" style:family="text">
      <style:text-properties officeooo:rsid="00e49309"/>
    </style:style>
    <style:style style:name="T176" style:family="text">
      <style:text-properties officeooo:rsid="00e8ebe1"/>
    </style:style>
    <style:style style:name="T177" style:family="text">
      <style:text-properties officeooo:rsid="00ec4c3b"/>
    </style:style>
    <style:style style:name="T178" style:family="text">
      <style:text-properties officeooo:rsid="00ec5da3"/>
    </style:style>
    <style:style style:name="T179" style:family="text">
      <style:text-properties officeooo:rsid="00eda232"/>
    </style:style>
    <style:style style:name="T180" style:family="text">
      <style:text-properties officeooo:rsid="00f76191"/>
    </style:style>
    <style:style style:name="T181" style:family="text">
      <style:text-properties officeooo:rsid="00206f45"/>
    </style:style>
    <style:style style:name="T182" style:family="text">
      <style:text-properties fo:color="#0000ff"/>
    </style:style>
    <style:style style:name="T183" style:family="text">
      <style:text-properties officeooo:rsid="00fc42f0"/>
    </style:style>
    <style:style style:name="T184" style:family="text">
      <style:text-properties officeooo:rsid="00fd294c"/>
    </style:style>
    <style:style style:name="T185" style:family="text">
      <style:text-properties officeooo:rsid="0102ed22"/>
    </style:style>
    <style:style style:name="T186" style:family="text">
      <style:text-properties officeooo:rsid="01046147"/>
    </style:style>
    <style:style style:name="T187" style:family="text">
      <style:text-properties officeooo:rsid="0109b239"/>
    </style:style>
    <style:style style:name="T188" style:family="text">
      <style:text-properties officeooo:rsid="01107cd8"/>
    </style:style>
    <style:style style:name="T189" style:family="text">
      <style:text-properties officeooo:rsid="0113e99e"/>
    </style:style>
    <style:style style:name="T190" style:family="text">
      <style:text-properties officeooo:rsid="0115a6c5"/>
    </style:style>
    <style:style style:name="T191" style:family="text">
      <style:text-properties officeooo:rsid="0029dbe9"/>
    </style:style>
    <style:style style:name="T192" style:family="text">
      <style:text-properties officeooo:rsid="0116f465"/>
    </style:style>
    <style:style style:name="T193" style:family="text">
      <style:text-properties officeooo:rsid="0117ed98"/>
    </style:style>
    <style:style style:name="T194" style:family="text">
      <style:text-properties officeooo:rsid="01199ffe"/>
    </style:style>
    <style:style style:name="T195" style:family="text">
      <style:text-properties officeooo:rsid="011a4753"/>
    </style:style>
    <style:style style:name="T196" style:family="text">
      <style:text-properties officeooo:rsid="011cfc67"/>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itle Page</text:p>
      <text:p text:style-name="P9"/>
      <text:p text:style-name="P20">Agua: a <text:span text:style-name="T122">c</text:span>loud <text:span text:style-name="T122">b</text:span>ioinformatics <text:span text:style-name="T122">w</text:span>orkflow <text:span text:style-name="T122">p</text:span>latform</text:p>
      <text:p text:style-name="P21"/>
      <text:p text:style-name="P11">Abstract</text:p>
      <text:p text:style-name="P1"/>
      <text:p text:style-name="P3"><text:span text:style-name="T106">The increasing availability of </text:span><text:span text:style-name="T111">huge volumes of </text:span><text:span text:style-name="T106">genomic data </text:span><text:span text:style-name="T107">has given </text:span><text:span text:style-name="T106">rise to a</text:span><text:span text:style-name="T107"> </text:span><text:span text:style-name="T106">crisis </text:span><text:span text:style-name="T111">of reliance </text:span><text:span text:style-name="T107">upon computational approaches </text:span><text:span text:style-name="T111">that </text:span><text:span text:style-name="T107">are scarcely reproducible and barely accessible. </text:span><text:span text:style-name="T108">A lack of bioinformatics tools, personnel, workflow standards </text:span><text:span text:style-name="T111">and computational power </text:span><text:span text:style-name="T108">hinder</text:span><text:span text:style-name="T109">s</text:span><text:span text:style-name="T108"> the </text:span><text:span text:style-name="T123">execution and </text:span><text:span text:style-name="T108">replication of experiments </text:span><text:span text:style-name="T110">by </text:span><text:span text:style-name="T128">genomics</text:span><text:span text:style-name="T110"> researchers</text:span><text:span text:style-name="T108">. </text:span><text:span text:style-name="T128">This problem is exacerbated as </text:span><text:span text:style-name="T130">genomic analysis</text:span><text:span text:style-name="T128"> spreads to life sciences disciplines where researchers are </text:span><text:span text:style-name="T136">even less </text:span><text:span text:style-name="T128">accustomed to high-throughput </text:span><text:span text:style-name="T129">approaches</text:span><text:span text:style-name="T128">. </text:span><text:span text:style-name="T111">Agua </text:span><text:a xlink:type="simple" xlink:href="http://www.aguadev.org/"><text:span text:style-name="T111">http://www.aguadev.org</text:span></text:a><text:span text:style-name="T111"> lowers these technology barriers by providing a </text:span><text:span text:style-name="T131">flexible,</text:span><text:span text:style-name="T111"> end-to-end </text:span><text:span text:style-name="T112">cloud bioinformatics </text:span><text:span text:style-name="T126">workflow solution</text:span><text:span text:style-name="T111">, from data </text:span><text:span text:style-name="T137">provenance and </text:span><text:span text:style-name="T111">management </text:span><text:span text:style-name="T124">to</text:span><text:span text:style-name="T111"> genomic visualization.</text:span></text:p>
      <text:p text:style-name="P14"/>
      <text:p text:style-name="P12">Keywords</text:p>
      <text:p text:style-name="P10"/>
      <text:p text:style-name="P6"><text:span text:style-name="T125">NGS, cloud, bioinformatics, workflows, visualization, </text:span><text:span text:style-name="T158">J</text:span><text:span text:style-name="T159">B</text:span><text:span text:style-name="T158">rowse, StarCluster, </text:span><text:span text:style-name="T157">Git</text:span><text:span text:style-name="T125">, </text:span><text:span text:style-name="T133">JSON</text:span><text:span text:style-name="T125">.</text:span></text:p>
      <text:p text:style-name="P10"/>
      <text:p text:style-name="P10"/>
      <text:p text:style-name="P12">Article subdivisions</text:p>
      <text:p text:style-name="P12"/>
      <text:p text:style-name="P19">Introduction</text:p>
      <text:p text:style-name="P14"/>
      <text:p text:style-name="P41"><text:span text:style-name="T113">Bio</text:span><text:span text:style-name="T106">science </text:span><text:span text:style-name="T113">is increasingly a quantitative analysis activity </text:span><text:span text:style-name="T132">requiring the </text:span><text:span text:style-name="T113">c</text:span><text:span text:style-name="T106">omputational </text:span><text:span text:style-name="T113">processing and </text:span><text:span text:style-name="T106">interpretation of </text:span><text:span text:style-name="T113">massive </text:span><text:span text:style-name="T106">data sets. </text:span><text:span text:style-name="T127">B</text:span><text:span text:style-name="T121">iological data sets have multiplied to over 1,380 major Internet data sources </text:span><text:span text:style-name="T138">in 2012</text:span><text:span text:style-name="T121"><text:note text:id="ftn1" text:note-class="footnote"><text:note-citation>1</text:note-citation><text:note-body><text:p text:style-name="P101"><text:reference-mark-start text:name="ZOTERO_ITEM CSL_CITATION {&quot;citationID&quot;:&quot;yKU7Xab3&quot;,&quot;properties&quot;:{&quot;formattedCitation&quot;:&quot;{\\rtf Galperin and Fernandez-Suarez, \\uc0\\u8220{}The 2012 Nucleic Acids Research Database Issue and the Online Molecular Biology Database Collection.\\uc0\\u8221{}}&quot;,&quot;plainCitation&quot;:&quot;Galperin and Fernandez-Suarez, “The 2012 Nucleic Acids Research Database Issue and the Online Molecular Biology Database Collection.”&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jiFdamXtwu"/>Galperin and Fernandez-Suarez, “The 2012 Nucleic Acids Research Database Issue and the Online Molecular Biology Database Collection.”<text:reference-mark-end text:name="ZOTERO_ITEM CSL_CITATION {&quot;citationID&quot;:&quot;yKU7Xab3&quot;,&quot;properties&quot;:{&quot;formattedCitation&quot;:&quot;{\\rtf Galperin and Fernandez-Suarez, \\uc0\\u8220{}The 2012 Nucleic Acids Research Database Issue and the Online Molecular Biology Database Collection.\\uc0\\u8221{}}&quot;,&quot;plainCitation&quot;:&quot;Galperin and Fernandez-Suarez, “The 2012 Nucleic Acids Research Database Issue and the Online Molecular Biology Database Collection.”&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jiFdamXtwu"/></text:p></text:note-body></text:note></text:span><text:span text:style-name="T121">. These </text:span><text:span text:style-name="T161">data sets </text:span><text:span text:style-name="T162">generally </text:span><text:span text:style-name="T161">have</text:span><text:span text:style-name="T121"> limited data compatibility </text:span><text:span text:style-name="T160">but </text:span><text:span text:style-name="T121">researchers often need to combine </text:span><text:span text:style-name="T139">data from </text:span><text:span text:style-name="T121">multiple sites to generate bioinformatics analyses.</text:span><text:span text:style-name="T106"> </text:span><text:span text:style-name="T140">W</text:span><text:span text:style-name="T134">orkflow-based tools </text:span><text:span text:style-name="T121">solve this problem by generating large and complex systems from collections of programs, data sources and structured data services</text:span><text:span text:style-name="T121"><text:note text:id="ftn2" text:note-class="footnote"><text:note-citation>2</text:note-citation><text:note-body><text:p text:style-name="P101"><text:reference-mark-start text:name="ZOTERO_ITEM CSL_CITATION {&quot;citationID&quot;:&quot;iI0w7wV4&quot;,&quot;properties&quot;:{&quot;formattedCitation&quot;:&quot;{\\rtf Bolchini et al., \\uc0\\u8220{}Better Bioinformatics through Usability Analysis.\\uc0\\u8221{}}&quot;,&quot;plainCitation&quot;:&quot;Bolchini et al., “Better Bioinformatics through Usability Analysis.”&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CN4qDxHkRq"/>Bolchini et al., “Better Bioinformatics through Usability Analysis.”<text:reference-mark-end text:name="ZOTERO_ITEM CSL_CITATION {&quot;citationID&quot;:&quot;iI0w7wV4&quot;,&quot;properties&quot;:{&quot;formattedCitation&quot;:&quot;{\\rtf Bolchini et al., \\uc0\\u8220{}Better Bioinformatics through Usability Analysis.\\uc0\\u8221{}}&quot;,&quot;plainCitation&quot;:&quot;Bolchini et al., “Better Bioinformatics through Usability Analysis.”&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CN4qDxHkRq"/></text:p></text:note-body></text:note></text:span><text:span text:style-name="T121">. </text:span><text:span text:style-name="T134">As the $1,000 genome approaches</text:span><text:span text:style-name="T134"><text:note text:id="ftn3" text:note-class="footnote"><text:note-citation>3</text:note-citation><text:note-body><text:p text:style-name="P101"><text:reference-mark-start text:name="ZOTERO_ITEM CSL_CITATION {&quot;citationID&quot;:&quot;QTBXzAeX&quot;,&quot;properties&quot;:{&quot;formattedCitation&quot;:&quot;{\\rtf Kedes and Campany, \\uc0\\u8220{}The New Date, New Format, New Goals and New Sponsor of the Archon Genomics X PRIZE Competition.\\uc0\\u8221{}}&quot;,&quot;plainCitation&quot;:&quot;Kedes and Campany, “The New Date, New Format, New Goals and New Sponsor of the Archon Genomics X PRIZE Competition.”&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iyKRg0nWBd"/>Kedes and Campany, “The New Date, New Format, New Goals and New Sponsor of the Archon Genomics X PRIZE Competition.”<text:reference-mark-end text:name="ZOTERO_ITEM CSL_CITATION {&quot;citationID&quot;:&quot;QTBXzAeX&quot;,&quot;properties&quot;:{&quot;formattedCitation&quot;:&quot;{\\rtf Kedes and Campany, \\uc0\\u8220{}The New Date, New Format, New Goals and New Sponsor of the Archon Genomics X PRIZE Competition.\\uc0\\u8221{}}&quot;,&quot;plainCitation&quot;:&quot;Kedes and Campany, “The New Date, New Format, New Goals and New Sponsor of the Archon Genomics X PRIZE Competition.”&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iyKRg0nWBd"/></text:p></text:note-body></text:note></text:span><text:span text:style-name="T134">, </text:span><text:span text:style-name="T135">genomic data volumes will increase and the bottleneck will shift to </text:span><text:span text:style-name="T164">the integration of </text:span><text:span text:style-name="T135">clinical </text:span><text:span text:style-name="T163">data</text:span><text:span text:style-name="T135"> </text:span><text:span text:style-name="T141">with</text:span><text:span text:style-name="T135"> genomic </text:span><text:span text:style-name="T163">data </text:span><text:span text:style-name="T135">and </text:span><text:span text:style-name="T142">responding to the question: H</text:span><text:span text:style-name="T135">ow can we understand this data? Agua helps address this problem by providing a user-centric </text:span><text:span text:style-name="T153">open-source platform</text:span><text:span text:style-name="T135"> </text:span><text:span text:style-name="T153">that </text:span><text:span text:style-name="T135">facilitates sharing </text:span><text:span text:style-name="T166">and comparison </text:span><text:span text:style-name="T135">of workflows, </text:span><text:span text:style-name="T165">reproducibility</text:span><text:span text:style-name="T135"> </text:span><text:span text:style-name="T143">and interpretation of results</text:span><text:span text:style-name="T135">.</text:span></text:p>
      <text:p text:style-name="P41"><text:span text:style-name="T135"/></text:p>
      <text:p text:style-name="P45"><text:span text:style-name="T134">Genomics plays a part in nine of the ten leading causes of death in the United States</text:span><text:span text:style-name="T134"><text:note text:id="ftn14" text:note-class="footnote"><text:note-citation>4</text:note-citation><text:note-body><text:p text:style-name="P101"><text:reference-mark-start text:name="ZOTERO_ITEM CSL_CITATION {&quot;citationID&quot;:&quot;coEugWXO&quot;,&quot;properties&quot;:{&quot;formattedCitation&quot;:&quot;{\\rtf \\uc0\\u8220{}FASTSTATS - Deaths and Mortality.\\uc0\\u8221{}}&quot;,&quot;plainCitation&quot;:&quot;“FASTSTATS - Deaths and Mortality.”&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e0rABlIL1u"/>“FASTSTATS - Deaths and Mortality.”<text:reference-mark-end text:name="ZOTERO_ITEM CSL_CITATION {&quot;citationID&quot;:&quot;coEugWXO&quot;,&quot;properties&quot;:{&quot;formattedCitation&quot;:&quot;{\\rtf \\uc0\\u8220{}FASTSTATS - Deaths and Mortality.\\uc0\\u8221{}}&quot;,&quot;plainCitation&quot;:&quot;“FASTSTATS - Deaths and Mortality.”&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e0rABlIL1u"/></text:p></text:note-body></text:note></text:span><text:span text:style-name="T134">.</text:span></text:p>
      <text:p text:style-name="P45"><text:span text:style-name="T134"/></text:p>
      <text:p text:style-name="P45"><text:span text:style-name="T184">Another approach is to use a central site as a service directory lookup such as BioMOBY and TAVERNA with the limitation that service discovery relies upon the accurate and uniform description of biological data types and relations between them, for which there is no commonly-accepted ontology <text:s/></text:span><text:span text:style-name="T184"><text:note text:id="ftn15" text:note-class="footnote"><text:note-citation>5</text:note-citation><text:note-body><text:p text:style-name="P100"><text:reference-mark-start text:name="ZOTERO_ITEM CSL_CITATION {&quot;citationID&quot;:&quot;3jdTrARH&quot;,&quot;properties&quot;:{&quot;formattedCitation&quot;:&quot;{\\rtf Baker et al., \\uc0\\u8220{}TAMBIS--Transparent Access to Multiple Bioinformatics Information Sources\\uc0\\u8221{}; Baker et al., \\uc0\\u8220{}An Ontology for Bioinformatics Applications.\\uc0\\u8221{}; Stevens et al., \\uc0\\u8220{}TAMBIS.\\uc0\\u8221{}}&quot;,&quot;plainCitation&quot;:&quot;Baker et al., “TAMBIS--Transparent Access to Multiple Bioinformatics Information Sources”; Baker et al., “An Ontology for Bioinformatics Applications.”; Stevens et al., “TAMBIS.”&quot;},&quot;citationItems&quot;:[{&quot;id&quot;:326,&quot;uris&quot;:[&quot;http://zotero.org/users/local/RPudwOpx/items/UFMT3G3B&quot;],&quot;uri&quot;:[&quot;http://zotero.org/users/local/RPudwOpx/items/UFMT3G3B&quot;],&quot;itemData&quot;:{&quot;id&quot;:326,&quot;type&quot;:&quot;article-journal&quot;,&quot;title&quot;:&quot;TAMBIS--Transparent Access to Multiple Bioinformatics Information Sources&quot;,&quot;container-title&quot;:&quot;Proceedings / ... International Conference on Intelligent Systems for Molecular Biology ; ISMB. International Conference on Intelligent Systems for Molecular Biology&quot;,&quot;page&quot;:&quot;25-34&quot;,&quot;volume&quot;:&quot;6&quot;,&quot;source&quot;:&quot;NCBI PubMed&quot;,&quot;abstract&quot;:&quot;The TAMBIS project aims to provide transparent access to disparate biological databases and analysis tools, enabling users to utilize a wide range of resources with the minimum of effort. A prototype system has been developed that includes a knowledge base of biological terminology (the biological Concept Model), a model of the underlying data sources (the Source Model) and a 'knowledge-driven' user interface. Biological concepts are captured in the knowledge base using a description logic called GRAIL. The Concept Model provides the user with the concepts necessary to construct a wide range of multiple-source queries, and the user interface provides a flexible means of constructing and manipulating those queries. The Source Model provides a description of the underlying sources and mappings between terms used in the sources and terms in the biological Concept Model. The Concept Model and Source Model provide a level of indirection that shields the user from source details, providing a high level of source transparency. Source independent, declarative queries formed from terms in the Concept Model are transformed into a set of source dependent, executable procedures. Query formulation, translation and execution is demonstrated using a working example.&quot;,&quot;ISSN&quot;:&quot;1553-0833&quot;,&quot;note&quot;:&quot;PMID: 9783206&quot;,&quot;journalAbbreviation&quot;:&quot;Proc Int Conf Intell Syst Mol Biol&quot;,&quot;language&quot;:&quot;eng&quot;,&quot;author&quot;:[{&quot;family&quot;:&quot;Baker&quot;,&quot;given&quot;:&quot;P G&quot;},{&quot;family&quot;:&quot;Brass&quot;,&quot;given&quot;:&quot;A&quot;},{&quot;family&quot;:&quot;Bechhofer&quot;,&quot;given&quot;:&quot;S&quot;},{&quot;family&quot;:&quot;Goble&quot;,&quot;given&quot;:&quot;C&quot;},{&quot;family&quot;:&quot;Paton&quot;,&quot;given&quot;:&quot;N&quot;},{&quot;family&quot;:&quot;Stevens&quot;,&quot;given&quot;:&quot;R&quot;}],&quot;issued&quot;:{&quot;date-parts&quot;:[[&quot;1998&quot;]]},&quot;PMID&quot;:&quot;9783206&quot;}},{&quot;id&quot;:322,&quot;uris&quot;:[&quot;http://zotero.org/users/local/RPudwOpx/items/WX7NE4F8&quot;],&quot;uri&quot;:[&quot;http://zotero.org/users/local/RPudwOpx/items/WX7NE4F8&quot;],&quot;itemData&quot;:{&quot;id&quot;:322,&quot;type&quot;:&quot;article-journal&quot;,&quot;title&quot;:&quot;An ontology for bioinformatics applications.&quot;,&quot;container-title&quot;:&quot;Bioinformatics&quot;,&quot;page&quot;:&quot;510-520&quot;,&quot;volume&quot;:&quot;15&quot;,&quot;issue&quot;:&quot;6&quot;,&quot;source&quot;:&quot;bioinformatics.oxfordjournals.org&quot;,&quot;abstract&quot;:&quot;MOTIVATION: An ontology of biological terminology provides a model of biological concepts that can be used to form a semantic framework for many data storage, retrieval and analysis tasks. Such a semantic framework could be used to underpin a range of important bioinformatics tasks, such as the querying of heterogeneous bioinformatics sources or the systematic annotation of experimental results. RESULTS: This paper provides an overview of an ontology [the Transparent Access to Multiple Biological Information Sources (TAMBIS) ontology or TaO] that describes a wide range of bioinformatics concepts. The present paper describes the mechanisms used for delivering the ontology and discusses the ontology's design and organization, which are crucial for maintaining the coherence of a large collection of concepts and their relationships. AVAILABILITY: The TAMBIS system, which uses a subset of the TaO described here, is accessible over the Web via http://img.cs.man.ac.uk/tambis (although in the first instance, we will use a password mechanism to limit the load on our server). The complete model is also available on the Web at the above URL.&quot;,&quot;DOI&quot;:&quot;10.1093/bioinformatics/15.6.510&quot;,&quot;ISSN&quot;:&quot;1367-4803, 1460-2059&quot;,&quot;note&quot;:&quot;PMID: 10383475&quot;,&quot;journalAbbreviation&quot;:&quot;Bioinformatics&quot;,&quot;language&quot;:&quot;en&quot;,&quot;author&quot;:[{&quot;family&quot;:&quot;Baker&quot;,&quot;given&quot;:&quot;P. G.&quot;},{&quot;family&quot;:&quot;Goble&quot;,&quot;given&quot;:&quot;C. A.&quot;},{&quot;family&quot;:&quot;Bechhofer&quot;,&quot;given&quot;:&quot;S.&quot;},{&quot;family&quot;:&quot;Paton&quot;,&quot;given&quot;:&quot;N. W.&quot;},{&quot;family&quot;:&quot;Stevens&quot;,&quot;given&quot;:&quot;R.&quot;},{&quot;family&quot;:&quot;Brass&quot;,&quot;given&quot;:&quot;A.&quot;}],&quot;issued&quot;:{&quot;date-parts&quot;:[[&quot;1999&quot;,6,1]]},&quot;accessed&quot;:{&quot;date-parts&quot;:[[&quot;2013&quot;,8,7]]},&quot;PMID&quot;:&quot;10383475&quot;}},{&quot;id&quot;:318,&quot;uris&quot;:[&quot;http://zotero.org/users/local/RPudwOpx/items/I7UDSE88&quot;],&quot;uri&quot;:[&quot;http://zotero.org/users/local/RPudwOpx/items/I7UDSE88&quot;],&quot;itemData&quot;:{&quot;id&quot;:318,&quot;type&quot;:&quot;article-journal&quot;,&quot;title&quot;:&quot;TAMBIS: Transparent Access to Multiple Bioinformatics Information Sources&quot;,&quot;container-title&quot;:&quot;Bioinformatics&quot;,&quot;page&quot;:&quot;184-186&quot;,&quot;volume&quot;:&quot;16&quot;,&quot;issue&quot;:&quot;2&quot;,&quot;source&quot;:&quot;bioinformatics.oxfordjournals.org&quot;,&quot;abstract&quot;:&quot;Summary: TAMBIS (Transparent Access to Multiple Bioinformatics Information Sources) is an application that allows biologists to ask rich and complex questions over a range of bioinformatics resources. It is based on a model of the knowledge of the concepts and their relationships in molecular biology and bioinformatics.\nAvailability: TAMBIS is available as an applet from http://img.cs.man.ac.uk/tambis\nSupplementary Information: A full user manual, tutorial and videos can be found at http://img.cs.man.ac.uk/tambis.\nContact: tambis@cs.man.ac.uk&quot;,&quot;DOI&quot;:&quot;10.1093/bioinformatics/16.2.184&quot;,&quot;ISSN&quot;:&quot;1367-4803, 1460-2059&quot;,&quot;note&quot;:&quot;PMID: 10842744&quot;,&quot;shortTitle&quot;:&quot;TAMBIS&quot;,&quot;journalAbbreviation&quot;:&quot;Bioinformatics&quot;,&quot;language&quot;:&quot;en&quot;,&quot;author&quot;:[{&quot;family&quot;:&quot;Stevens&quot;,&quot;given&quot;:&quot;Robert&quot;},{&quot;family&quot;:&quot;Baker&quot;,&quot;given&quot;:&quot;Patricia&quot;},{&quot;family&quot;:&quot;Bechhofer&quot;,&quot;given&quot;:&quot;Sean&quot;},{&quot;family&quot;:&quot;Ng&quot;,&quot;given&quot;:&quot;Gary&quot;},{&quot;family&quot;:&quot;Jacoby&quot;,&quot;given&quot;:&quot;Alex&quot;},{&quot;family&quot;:&quot;Paton&quot;,&quot;given&quot;:&quot;Norman W.&quot;},{&quot;family&quot;:&quot;Goble&quot;,&quot;given&quot;:&quot;Carole A.&quot;},{&quot;family&quot;:&quot;Brass&quot;,&quot;given&quot;:&quot;Andy&quot;}],&quot;issued&quot;:{&quot;date-parts&quot;:[[&quot;2000&quot;,2,1]]},&quot;accessed&quot;:{&quot;date-parts&quot;:[[&quot;2013&quot;,8,7]]},&quot;PMID&quot;:&quot;10842744&quot;}}],&quot;schema&quot;:&quot;https://github.com/citation-style-language/schema/raw/master/csl-citation.json&quot;} RNDNlS515yuR8"/><text:span text:style-name="T1">Baker et al., “TAMBIS--Transparent Access to Multiple Bioinformatics Information Sources”; Baker et al., “An Ontology for Bioinformatics Applications.”; Stevens et al., “TAMBIS.”</text:span><text:reference-mark-end text:name="ZOTERO_ITEM CSL_CITATION {&quot;citationID&quot;:&quot;3jdTrARH&quot;,&quot;properties&quot;:{&quot;formattedCitation&quot;:&quot;{\\rtf Baker et al., \\uc0\\u8220{}TAMBIS--Transparent Access to Multiple Bioinformatics Information Sources\\uc0\\u8221{}; Baker et al., \\uc0\\u8220{}An Ontology for Bioinformatics Applications.\\uc0\\u8221{}; Stevens et al., \\uc0\\u8220{}TAMBIS.\\uc0\\u8221{}}&quot;,&quot;plainCitation&quot;:&quot;Baker et al., “TAMBIS--Transparent Access to Multiple Bioinformatics Information Sources”; Baker et al., “An Ontology for Bioinformatics Applications.”; Stevens et al., “TAMBIS.”&quot;},&quot;citationItems&quot;:[{&quot;id&quot;:326,&quot;uris&quot;:[&quot;http://zotero.org/users/local/RPudwOpx/items/UFMT3G3B&quot;],&quot;uri&quot;:[&quot;http://zotero.org/users/local/RPudwOpx/items/UFMT3G3B&quot;],&quot;itemData&quot;:{&quot;id&quot;:326,&quot;type&quot;:&quot;article-journal&quot;,&quot;title&quot;:&quot;TAMBIS--Transparent Access to Multiple Bioinformatics Information Sources&quot;,&quot;container-title&quot;:&quot;Proceedings / ... International Conference on Intelligent Systems for Molecular Biology ; ISMB. International Conference on Intelligent Systems for Molecular Biology&quot;,&quot;page&quot;:&quot;25-34&quot;,&quot;volume&quot;:&quot;6&quot;,&quot;source&quot;:&quot;NCBI PubMed&quot;,&quot;abstract&quot;:&quot;The TAMBIS project aims to provide transparent access to disparate biological databases and analysis tools, enabling users to utilize a wide range of resources with the minimum of effort. A prototype system has been developed that includes a knowledge base of biological terminology (the biological Concept Model), a model of the underlying data sources (the Source Model) and a 'knowledge-driven' user interface. Biological concepts are captured in the knowledge base using a description logic called GRAIL. The Concept Model provides the user with the concepts necessary to construct a wide range of multiple-source queries, and the user interface provides a flexible means of constructing and manipulating those queries. The Source Model provides a description of the underlying sources and mappings between terms used in the sources and terms in the biological Concept Model. The Concept Model and Source Model provide a level of indirection that shields the user from source details, providing a high level of source transparency. Source independent, declarative queries formed from terms in the Concept Model are transformed into a set of source dependent, executable procedures. Query formulation, translation and execution is demonstrated using a working example.&quot;,&quot;ISSN&quot;:&quot;1553-0833&quot;,&quot;note&quot;:&quot;PMID: 9783206&quot;,&quot;journalAbbreviation&quot;:&quot;Proc Int Conf Intell Syst Mol Biol&quot;,&quot;language&quot;:&quot;eng&quot;,&quot;author&quot;:[{&quot;family&quot;:&quot;Baker&quot;,&quot;given&quot;:&quot;P G&quot;},{&quot;family&quot;:&quot;Brass&quot;,&quot;given&quot;:&quot;A&quot;},{&quot;family&quot;:&quot;Bechhofer&quot;,&quot;given&quot;:&quot;S&quot;},{&quot;family&quot;:&quot;Goble&quot;,&quot;given&quot;:&quot;C&quot;},{&quot;family&quot;:&quot;Paton&quot;,&quot;given&quot;:&quot;N&quot;},{&quot;family&quot;:&quot;Stevens&quot;,&quot;given&quot;:&quot;R&quot;}],&quot;issued&quot;:{&quot;date-parts&quot;:[[&quot;1998&quot;]]},&quot;PMID&quot;:&quot;9783206&quot;}},{&quot;id&quot;:322,&quot;uris&quot;:[&quot;http://zotero.org/users/local/RPudwOpx/items/WX7NE4F8&quot;],&quot;uri&quot;:[&quot;http://zotero.org/users/local/RPudwOpx/items/WX7NE4F8&quot;],&quot;itemData&quot;:{&quot;id&quot;:322,&quot;type&quot;:&quot;article-journal&quot;,&quot;title&quot;:&quot;An ontology for bioinformatics applications.&quot;,&quot;container-title&quot;:&quot;Bioinformatics&quot;,&quot;page&quot;:&quot;510-520&quot;,&quot;volume&quot;:&quot;15&quot;,&quot;issue&quot;:&quot;6&quot;,&quot;source&quot;:&quot;bioinformatics.oxfordjournals.org&quot;,&quot;abstract&quot;:&quot;MOTIVATION: An ontology of biological terminology provides a model of biological concepts that can be used to form a semantic framework for many data storage, retrieval and analysis tasks. Such a semantic framework could be used to underpin a range of important bioinformatics tasks, such as the querying of heterogeneous bioinformatics sources or the systematic annotation of experimental results. RESULTS: This paper provides an overview of an ontology [the Transparent Access to Multiple Biological Information Sources (TAMBIS) ontology or TaO] that describes a wide range of bioinformatics concepts. The present paper describes the mechanisms used for delivering the ontology and discusses the ontology's design and organization, which are crucial for maintaining the coherence of a large collection of concepts and their relationships. AVAILABILITY: The TAMBIS system, which uses a subset of the TaO described here, is accessible over the Web via http://img.cs.man.ac.uk/tambis (although in the first instance, we will use a password mechanism to limit the load on our server). The complete model is also available on the Web at the above URL.&quot;,&quot;DOI&quot;:&quot;10.1093/bioinformatics/15.6.510&quot;,&quot;ISSN&quot;:&quot;1367-4803, 1460-2059&quot;,&quot;note&quot;:&quot;PMID: 10383475&quot;,&quot;journalAbbreviation&quot;:&quot;Bioinformatics&quot;,&quot;language&quot;:&quot;en&quot;,&quot;author&quot;:[{&quot;family&quot;:&quot;Baker&quot;,&quot;given&quot;:&quot;P. G.&quot;},{&quot;family&quot;:&quot;Goble&quot;,&quot;given&quot;:&quot;C. A.&quot;},{&quot;family&quot;:&quot;Bechhofer&quot;,&quot;given&quot;:&quot;S.&quot;},{&quot;family&quot;:&quot;Paton&quot;,&quot;given&quot;:&quot;N. W.&quot;},{&quot;family&quot;:&quot;Stevens&quot;,&quot;given&quot;:&quot;R.&quot;},{&quot;family&quot;:&quot;Brass&quot;,&quot;given&quot;:&quot;A.&quot;}],&quot;issued&quot;:{&quot;date-parts&quot;:[[&quot;1999&quot;,6,1]]},&quot;accessed&quot;:{&quot;date-parts&quot;:[[&quot;2013&quot;,8,7]]},&quot;PMID&quot;:&quot;10383475&quot;}},{&quot;id&quot;:318,&quot;uris&quot;:[&quot;http://zotero.org/users/local/RPudwOpx/items/I7UDSE88&quot;],&quot;uri&quot;:[&quot;http://zotero.org/users/local/RPudwOpx/items/I7UDSE88&quot;],&quot;itemData&quot;:{&quot;id&quot;:318,&quot;type&quot;:&quot;article-journal&quot;,&quot;title&quot;:&quot;TAMBIS: Transparent Access to Multiple Bioinformatics Information Sources&quot;,&quot;container-title&quot;:&quot;Bioinformatics&quot;,&quot;page&quot;:&quot;184-186&quot;,&quot;volume&quot;:&quot;16&quot;,&quot;issue&quot;:&quot;2&quot;,&quot;source&quot;:&quot;bioinformatics.oxfordjournals.org&quot;,&quot;abstract&quot;:&quot;Summary: TAMBIS (Transparent Access to Multiple Bioinformatics Information Sources) is an application that allows biologists to ask rich and complex questions over a range of bioinformatics resources. It is based on a model of the knowledge of the concepts and their relationships in molecular biology and bioinformatics.\nAvailability: TAMBIS is available as an applet from http://img.cs.man.ac.uk/tambis\nSupplementary Information: A full user manual, tutorial and videos can be found at http://img.cs.man.ac.uk/tambis.\nContact: tambis@cs.man.ac.uk&quot;,&quot;DOI&quot;:&quot;10.1093/bioinformatics/16.2.184&quot;,&quot;ISSN&quot;:&quot;1367-4803, 1460-2059&quot;,&quot;note&quot;:&quot;PMID: 10842744&quot;,&quot;shortTitle&quot;:&quot;TAMBIS&quot;,&quot;journalAbbreviation&quot;:&quot;Bioinformatics&quot;,&quot;language&quot;:&quot;en&quot;,&quot;author&quot;:[{&quot;family&quot;:&quot;Stevens&quot;,&quot;given&quot;:&quot;Robert&quot;},{&quot;family&quot;:&quot;Baker&quot;,&quot;given&quot;:&quot;Patricia&quot;},{&quot;family&quot;:&quot;Bechhofer&quot;,&quot;given&quot;:&quot;Sean&quot;},{&quot;family&quot;:&quot;Ng&quot;,&quot;given&quot;:&quot;Gary&quot;},{&quot;family&quot;:&quot;Jacoby&quot;,&quot;given&quot;:&quot;Alex&quot;},{&quot;family&quot;:&quot;Paton&quot;,&quot;given&quot;:&quot;Norman W.&quot;},{&quot;family&quot;:&quot;Goble&quot;,&quot;given&quot;:&quot;Carole A.&quot;},{&quot;family&quot;:&quot;Brass&quot;,&quot;given&quot;:&quot;Andy&quot;}],&quot;issued&quot;:{&quot;date-parts&quot;:[[&quot;2000&quot;,2,1]]},&quot;accessed&quot;:{&quot;date-parts&quot;:[[&quot;2013&quot;,8,7]]},&quot;PMID&quot;:&quot;10842744&quot;}}],&quot;schema&quot;:&quot;https://github.com/citation-style-language/schema/raw/master/csl-citation.json&quot;} RNDNlS515yuR8"/></text:p></text:note-body></text:note></text:span><text:span text:style-name="T184"> <text:s/>or language, despite some developments</text:span><text:span text:style-name="T184"><text:note text:id="ftn16" text:note-class="footnote"><text:note-citation>6</text:note-citation><text:note-body><text:p text:style-name="P100"><text:reference-mark-start text:name="ZOTERO_ITEM CSL_CITATION {&quot;citationID&quot;:&quot;HrcHYyxw&quot;,&quot;properties&quot;:{&quot;formattedCitation&quot;:&quot;{\\rtf Rak, Kurgan, and Reformat, \\uc0\\u8220{}xGENIA.\\uc0\\u8221{}}&quot;,&quot;plainCitation&quot;:&quot;Rak, Kurgan, and Reformat, “xGENIA.”&quot;},&quot;citationItems&quot;:[{&quot;id&quot;:328,&quot;uris&quot;:[&quot;http://zotero.org/users/local/RPudwOpx/items/Z25GSPK3&quot;],&quot;uri&quot;:[&quot;http://zotero.org/users/local/RPudwOpx/items/Z25GSPK3&quot;],&quot;itemData&quot;:{&quot;id&quot;:328,&quot;type&quot;:&quot;article-journal&quot;,&quot;title&quot;:&quot;xGENIA: A comprehensive OWL ontology based on the GENIA corpus&quot;,&quot;container-title&quot;:&quot;Bioinformation&quot;,&quot;page&quot;:&quot;360-362&quot;,&quot;volume&quot;:&quot;1&quot;,&quot;issue&quot;:&quot;9&quot;,&quot;source&quot;:&quot;PubMed Central&quot;,&quot;abstract&quot;:&quot;The GENIA ontology is a taxonomy that was developed as a result of manual annotation of a subset of MEDLINE, the GENIA corpus. Both the ontology \n\t\t\t\tand corpus have been used as a benchmark to test and develop biological information extraction tools. Recent work shows, however, that there is a demand \n\t\t\t\tfor a more comprehensive ontology that would go along with the corpus. We propose a complete OWL ontology built on top of the GENIA ontology utilizing the \n\t\t\t\tGENIA corpus. The proposed ontology includes elements such as the original taxonomy of categories, biological entities as individuals, relations between individuals \n\t\t\t\tusing verbs and verb nominalizations as object properties, and links to the UMLS® Metathesaurus concepts.&quot;,&quot;ISSN&quot;:&quot;0973-2063&quot;,&quot;note&quot;:&quot;PMID: 17597921\nPMCID: PMC1891717&quot;,&quot;shortTitle&quot;:&quot;xGENIA&quot;,&quot;journalAbbreviation&quot;:&quot;Bioinformation&quot;,&quot;author&quot;:[{&quot;family&quot;:&quot;Rak&quot;,&quot;given&quot;:&quot;Rafal&quot;},{&quot;family&quot;:&quot;Kurgan&quot;,&quot;given&quot;:&quot;Lukasz&quot;},{&quot;family&quot;:&quot;Reformat&quot;,&quot;given&quot;:&quot;Marek&quot;}],&quot;issued&quot;:{&quot;date-parts&quot;:[[&quot;2007&quot;,3,20]]},&quot;accessed&quot;:{&quot;date-parts&quot;:[[&quot;2013&quot;,8,7]]},&quot;PMID&quot;:&quot;17597921&quot;}}],&quot;schema&quot;:&quot;https://github.com/citation-style-language/schema/raw/master/csl-citation.json&quot;} RNDjMqJrDv2gr"/><text:span text:style-name="T1">Rak, Kurgan, and Reformat, “xGENIA.”</text:span><text:reference-mark-end text:name="ZOTERO_ITEM CSL_CITATION {&quot;citationID&quot;:&quot;HrcHYyxw&quot;,&quot;properties&quot;:{&quot;formattedCitation&quot;:&quot;{\\rtf Rak, Kurgan, and Reformat, \\uc0\\u8220{}xGENIA.\\uc0\\u8221{}}&quot;,&quot;plainCitation&quot;:&quot;Rak, Kurgan, and Reformat, “xGENIA.”&quot;},&quot;citationItems&quot;:[{&quot;id&quot;:328,&quot;uris&quot;:[&quot;http://zotero.org/users/local/RPudwOpx/items/Z25GSPK3&quot;],&quot;uri&quot;:[&quot;http://zotero.org/users/local/RPudwOpx/items/Z25GSPK3&quot;],&quot;itemData&quot;:{&quot;id&quot;:328,&quot;type&quot;:&quot;article-journal&quot;,&quot;title&quot;:&quot;xGENIA: A comprehensive OWL ontology based on the GENIA corpus&quot;,&quot;container-title&quot;:&quot;Bioinformation&quot;,&quot;page&quot;:&quot;360-362&quot;,&quot;volume&quot;:&quot;1&quot;,&quot;issue&quot;:&quot;9&quot;,&quot;source&quot;:&quot;PubMed Central&quot;,&quot;abstract&quot;:&quot;The GENIA ontology is a taxonomy that was developed as a result of manual annotation of a subset of MEDLINE, the GENIA corpus. Both the ontology \n\t\t\t\tand corpus have been used as a benchmark to test and develop biological information extraction tools. Recent work shows, however, that there is a demand \n\t\t\t\tfor a more comprehensive ontology that would go along with the corpus. We propose a complete OWL ontology built on top of the GENIA ontology utilizing the \n\t\t\t\tGENIA corpus. The proposed ontology includes elements such as the original taxonomy of categories, biological entities as individuals, relations between individuals \n\t\t\t\tusing verbs and verb nominalizations as object properties, and links to the UMLS® Metathesaurus concepts.&quot;,&quot;ISSN&quot;:&quot;0973-2063&quot;,&quot;note&quot;:&quot;PMID: 17597921\nPMCID: PMC1891717&quot;,&quot;shortTitle&quot;:&quot;xGENIA&quot;,&quot;journalAbbreviation&quot;:&quot;Bioinformation&quot;,&quot;author&quot;:[{&quot;family&quot;:&quot;Rak&quot;,&quot;given&quot;:&quot;Rafal&quot;},{&quot;family&quot;:&quot;Kurgan&quot;,&quot;given&quot;:&quot;Lukasz&quot;},{&quot;family&quot;:&quot;Reformat&quot;,&quot;given&quot;:&quot;Marek&quot;}],&quot;issued&quot;:{&quot;date-parts&quot;:[[&quot;2007&quot;,3,20]]},&quot;accessed&quot;:{&quot;date-parts&quot;:[[&quot;2013&quot;,8,7]]},&quot;PMID&quot;:&quot;17597921&quot;}}],&quot;schema&quot;:&quot;https://github.com/citation-style-language/schema/raw/master/csl-citation.json&quot;} RNDjMqJrDv2gr"/></text:p></text:note-body></text:note></text:span><text:span text:style-name="T184">.</text:span></text:p>
      <text:p text:style-name="P84"><text:soft-page-break/></text:p>
      <text:p text:style-name="P15"/>
      <text:p text:style-name="P89">Workflow Standards</text:p>
      <text:p text:style-name="P95"><text:span text:style-name="T7">The </text:span><text:span text:style-name="T59">current </text:span><text:span text:style-name="T26">availability</text:span><text:span text:style-name="T7"> of common tools to enable </text:span><text:span text:style-name="T26">the </text:span><text:span text:style-name="T7">comparison of results from different data sets</text:span><text:span text:style-name="T7"><text:note text:id="ftn4" text:note-class="footnote"><text:note-citation>7</text:note-citation><text:note-body><text:p text:style-name="P101"><text:reference-mark-start text:name="ZOTERO_ITEM CSL_CITATION {&quot;citationID&quot;:&quot;vMftQ65C&quot;,&quot;properties&quot;:{&quot;formattedCitation&quot;:&quot;{\\rtf Mesirov, \\uc0\\u8220{}Accessible Reproducible Research\\uc0\\u8221{}; Goecks, Nekrutenko, and Taylor, \\uc0\\u8220{}Galaxy\\uc0\\u8221{}; Huang and Gottardo, \\uc0\\u8220{}Comparability and Reproducibility of Biomedical Data.\\uc0\\u8221{}}&quot;,&quot;plainCitation&quot;:&quot;Mesirov, “Accessible Reproducible Research”; Goecks, Nekrutenko, and Taylor, “Galaxy”; Huang and Gottardo, “Comparability and Reproducibility of Biomedical Data.”&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DvJDsLRKTR"/>Mesirov, “Accessible Reproducible Research”; Goecks, Nekrutenko, and Taylor, “Galaxy”; Huang and Gottardo, “Comparability and Reproducibility of Biomedical Data.”<text:reference-mark-end text:name="ZOTERO_ITEM CSL_CITATION {&quot;citationID&quot;:&quot;vMftQ65C&quot;,&quot;properties&quot;:{&quot;formattedCitation&quot;:&quot;{\\rtf Mesirov, \\uc0\\u8220{}Accessible Reproducible Research\\uc0\\u8221{}; Goecks, Nekrutenko, and Taylor, \\uc0\\u8220{}Galaxy\\uc0\\u8221{}; Huang and Gottardo, \\uc0\\u8220{}Comparability and Reproducibility of Biomedical Data.\\uc0\\u8221{}}&quot;,&quot;plainCitation&quot;:&quot;Mesirov, “Accessible Reproducible Research”; Goecks, Nekrutenko, and Taylor, “Galaxy”; Huang and Gottardo, “Comparability and Reproducibility of Biomedical Data.”&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DvJDsLRKTR"/></text:p></text:note-body></text:note></text:span><text:span text:style-name="T7"> paradoxically underscores the difficulty faced by scientists without programming experience. S</text:span><text:span text:style-name="T6">oftware libraries such as Bioperl, Biopython and Bioconductor, </text:span><text:span text:style-name="T10">and </text:span><text:span text:style-name="T6">bioinformatics toolkits such as EMBOSS </text:span><text:span text:style-name="T10">are </text:span><text:span text:style-name="T6">valuable contributions in terms of content and approach.</text:span><text:span text:style-name="T7"> </text:span><text:span text:style-name="T27">T</text:span><text:span text:style-name="T7">he</text:span><text:span text:style-name="T10">y do not provide a </text:span><text:span text:style-name="T7">more general</text:span><text:span text:style-name="T35">ized</text:span><text:span text:style-name="T7"> solution to allow scientists with little or no informatics skills to run well-defined workflows or generate novel workflows with new computational </text:span><text:span text:style-name="T13">tools</text:span><text:span text:style-name="T7">.</text:span></text:p>
      <text:p text:style-name="P33"><text:span text:style-name="T9">BioExtract</text:span><text:span text:style-name="T9"><text:note text:id="ftn5" text:note-class="footnote"><text:note-citation>8</text:note-citation><text:note-body><text:p text:style-name="P101"><text:reference-mark-start text:name="ZOTERO_ITEM CSL_CITATION {&quot;citationID&quot;:&quot;l0pOafMs&quot;,&quot;properties&quot;:{&quot;formattedCitation&quot;:&quot;{\\rtf Lushbough et al., \\uc0\\u8220{}BioExtract Server&amp;#x2014;An Integrated Workflow-Enabling System to Access and Analyze Heterogeneous, Distributed Biomolecular Data.\\uc0\\u8221{}}&quot;,&quot;plainCitation&quot;:&quot;Lushbough et al., “BioExtract Server&amp;#x2014;An Integrated Workflow-Enabling System to Access and Analyze Heterogeneous, Distributed Biomolecular Data.”&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RzlFlIfMJL"/>Lushbough et al., “BioExtract Server&amp;#x2014;An Integrated Workflow-Enabling System to Access and Analyze Heterogeneous, Distributed Biomolecular Data.”<text:reference-mark-end text:name="ZOTERO_ITEM CSL_CITATION {&quot;citationID&quot;:&quot;l0pOafMs&quot;,&quot;properties&quot;:{&quot;formattedCitation&quot;:&quot;{\\rtf Lushbough et al., \\uc0\\u8220{}BioExtract Server&amp;#x2014;An Integrated Workflow-Enabling System to Access and Analyze Heterogeneous, Distributed Biomolecular Data.\\uc0\\u8221{}}&quot;,&quot;plainCitation&quot;:&quot;Lushbough et al., “BioExtract Server&amp;#x2014;An Integrated Workflow-Enabling System to Access and Analyze Heterogeneous, Distributed Biomolecular Data.”&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RzlFlIfMJL"/></text:p></text:note-body></text:note></text:span><text:span text:style-name="T9">, </text:span><text:span text:style-name="T11">KNIME</text:span><text:span text:style-name="T11"><text:note text:id="ftn6" text:note-class="footnote"><text:note-citation>9</text:note-citation><text:note-body><text:p text:style-name="P101"><text:reference-mark-start text:name="ZOTERO_ITEM CSL_CITATION {&quot;citationID&quot;:&quot;KHU0TM1N&quot;,&quot;properties&quot;:{&quot;formattedCitation&quot;:&quot;{\\rtf Berthold et al., \\uc0\\u8220{}KNIME.\\uc0\\u8221{}}&quot;,&quot;plainCitation&quot;:&quot;Berthold et al., “KNIME.”&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xL0nNNouFO"/>Berthold et al., “KNIME.”<text:reference-mark-end text:name="ZOTERO_ITEM CSL_CITATION {&quot;citationID&quot;:&quot;KHU0TM1N&quot;,&quot;properties&quot;:{&quot;formattedCitation&quot;:&quot;{\\rtf Berthold et al., \\uc0\\u8220{}KNIME.\\uc0\\u8221{}}&quot;,&quot;plainCitation&quot;:&quot;Berthold et al., “KNIME.”&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xL0nNNouFO"/></text:p></text:note-body></text:note></text:span><text:span text:style-name="T11">, </text:span><text:span text:style-name="T9">Galaxy</text:span><text:span text:style-name="T9"><text:note text:id="ftn7" text:note-class="footnote"><text:note-citation>10</text:note-citation><text:note-body><text:p text:style-name="P101"><text:reference-mark-start text:name="ZOTERO_ITEM CSL_CITATION {&quot;citationID&quot;:&quot;MmspOyCU&quot;,&quot;properties&quot;:{&quot;formattedCitation&quot;:&quot;{\\rtf Taylor et al., \\uc0\\u8220{}Using Galaxy to Perform Large-Scale Interactive Data Analyses.\\uc0\\u8221{}}&quot;,&quot;plainCitation&quot;:&quot;Taylor et al., “Using Galaxy to Perform Large-Scale Interactive Data Analyses.”&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3ZQcb8ldM"/>Taylor et al., “Using Galaxy to Perform Large-Scale Interactive Data Analyses.”<text:reference-mark-end text:name="ZOTERO_ITEM CSL_CITATION {&quot;citationID&quot;:&quot;MmspOyCU&quot;,&quot;properties&quot;:{&quot;formattedCitation&quot;:&quot;{\\rtf Taylor et al., \\uc0\\u8220{}Using Galaxy to Perform Large-Scale Interactive Data Analyses.\\uc0\\u8221{}}&quot;,&quot;plainCitation&quot;:&quot;Taylor et al., “Using Galaxy to Perform Large-Scale Interactive Data Analyses.”&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3ZQcb8ldM"/></text:p></text:note-body></text:note></text:span><text:span text:style-name="T9">, GenePattern</text:span><text:span text:style-name="T9"><text:note text:id="ftn8" text:note-class="footnote"><text:note-citation>11</text:note-citation><text:note-body><text:p text:style-name="P101"><text:reference-mark-start text:name="ZOTERO_ITEM CSL_CITATION {&quot;citationID&quot;:&quot;zIDWsPjp&quot;,&quot;properties&quot;:{&quot;formattedCitation&quot;:&quot;{\\rtf Reich et al., \\uc0\\u8220{}GenePattern 2.0.\\uc0\\u8221{}}&quot;,&quot;plainCitation&quot;:&quot;Reich et al., “GenePattern 2.0.”&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vt0fVeb0Uj"/>Reich et al., “GenePattern 2.0.”<text:reference-mark-end text:name="ZOTERO_ITEM CSL_CITATION {&quot;citationID&quot;:&quot;zIDWsPjp&quot;,&quot;properties&quot;:{&quot;formattedCitation&quot;:&quot;{\\rtf Reich et al., \\uc0\\u8220{}GenePattern 2.0.\\uc0\\u8221{}}&quot;,&quot;plainCitation&quot;:&quot;Reich et al., “GenePattern 2.0.”&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vt0fVeb0Uj"/></text:p></text:note-body></text:note></text:span><text:span text:style-name="T9">, GeneProf, Mobyle</text:span><text:span text:style-name="T9"><text:note text:id="ftn9" text:note-class="footnote"><text:note-citation>12</text:note-citation><text:note-body><text:p text:style-name="P101"><text:reference-mark-start text:name="ZOTERO_ITEM CSL_CITATION {&quot;citationID&quot;:&quot;o6pNguVG&quot;,&quot;properties&quot;:{&quot;formattedCitation&quot;:&quot;{\\rtf N\\uc0\\u233{}ron et al., \\uc0\\u8220{}Mobyle.\\uc0\\u8221{}}&quot;,&quot;plainCitation&quot;:&quot;Néron et al., “Mobyle.”&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Rkn0uoXRlN"/>Néron et al., “Mobyle.”<text:reference-mark-end text:name="ZOTERO_ITEM CSL_CITATION {&quot;citationID&quot;:&quot;o6pNguVG&quot;,&quot;properties&quot;:{&quot;formattedCitation&quot;:&quot;{\\rtf N\\uc0\\u233{}ron et al., \\uc0\\u8220{}Mobyle.\\uc0\\u8221{}}&quot;,&quot;plainCitation&quot;:&quot;Néron et al., “Mobyle.”&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Rkn0uoXRlN"/></text:p></text:note-body></text:note></text:span><text:span text:style-name="T9">, </text:span><text:span text:style-name="T14">and </text:span><text:span text:style-name="T10">Pegasus</text:span><text:span text:style-name="T10"><text:note text:id="ftn10" text:note-class="footnote"><text:note-citation>13</text:note-citation><text:note-body><text:p text:style-name="P100"><text:reference-mark-start text:name="ZOTERO_ITEM CSL_CITATION {&quot;citationID&quot;:&quot;nWD6acyR&quot;,&quot;properties&quot;:{&quot;formattedCitation&quot;:&quot;{\\rtf Deelman et al., \\i Pegasus\\i0{}.}&quot;,&quot;plainCitation&quot;:&quot;Deelman et al., Pegasus.&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mutyVKM5ua"/><text:span text:style-name="T3">Deelman et al., </text:span><text:span text:style-name="T4">Pegasus</text:span><text:span text:style-name="T2">.</text:span><text:reference-mark-end text:name="ZOTERO_ITEM CSL_CITATION {&quot;citationID&quot;:&quot;nWD6acyR&quot;,&quot;properties&quot;:{&quot;formattedCitation&quot;:&quot;{\\rtf Deelman et al., \\i Pegasus\\i0{}.}&quot;,&quot;plainCitation&quot;:&quot;Deelman et al., Pegasus.&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mutyVKM5ua"/></text:p></text:note-body></text:note></text:span><text:span text:style-name="T9"> </text:span><text:span text:style-name="T29">are </text:span><text:span text:style-name="T36">a</text:span><text:span text:style-name="T14">mong the most n</text:span><text:span text:style-name="T12">ot</text:span><text:span text:style-name="T14">eworthy</text:span><text:span text:style-name="T12"> attempts to </text:span><text:span text:style-name="T35">provide a generalized solution </text:span><text:span text:style-name="T54">for automated </text:span><text:span text:style-name="T55">bioinformatics </text:span><text:span text:style-name="T54">workflows</text:span><text:span text:style-name="T28">. </text:span><text:span text:style-name="T36">They </text:span><text:span text:style-name="T37">are standalone or web applications that </text:span><text:span text:style-name="T17">provide </text:span><text:span text:style-name="T10">interactive tools for scientists </text:span><text:span text:style-name="T17">to </text:span><text:span text:style-name="T10">execute workflows </text:span><text:span text:style-name="T17">using predefined tools </text:span><text:span text:style-name="T10">and view their results in real-time.</text:span><text:span text:style-name="T17"> </text:span><text:span text:style-name="T18">Galaxy and BioExtract also allow the user to save workflows and share data by providing web access to application-specific data objects. </text:span><text:span text:style-name="T30">T</text:span><text:span text:style-name="T25">hese data object formats</text:span><text:span text:style-name="T18"> are not </text:span><text:span text:style-name="T25">widely adopted nor are they </text:span><text:span text:style-name="T18">interchangeable with </text:span><text:span text:style-name="T24">workflow data from other applications.</text:span></text:p>
      <text:p text:style-name="P96"><text:span text:style-name="T44">It is </text:span><text:span text:style-name="T52">also </text:span><text:span text:style-name="T44">important to note that t</text:span><text:span text:style-name="T19">he need for 'industry standard' workflows may have been overestimated. </text:span><text:span text:style-name="T30">Genome s</text:span><text:span text:style-name="T19">cientists appear to be resisting the imposition of canonical data analysis methods. For example, the 1000 </text:span><text:span text:style-name="T20">G</text:span><text:span text:style-name="T19">enomes </text:span><text:span text:style-name="T20">P</text:span><text:span text:style-name="T19">roject </text:span><text:span text:style-name="T31">is a multinational effort to map genetic variation in major population groups around the world </text:span><text:span text:style-name="T32">and </text:span><text:span text:style-name="T19">is </text:span><text:span text:style-name="T31">arguably</text:span><text:span text:style-name="T19"> the most celebrated large-scale NGS project to date</text:span><text:span text:style-name="T31">. The </text:span><text:span text:style-name="T33">p</text:span><text:span text:style-name="T31">roject </text:span><text:span text:style-name="T21">provides well-documented procedures </text:span><text:span text:style-name="T31">for data analysis</text:span><text:span text:style-name="T19">. </text:span><text:span text:style-name="T71">Paradoxically, i</text:span><text:span text:style-name="T69">t might be expected that the adoption of a consensus on best </text:span><text:span text:style-name="T8">practices </text:span><text:span text:style-name="T69">would be essential to maximizing comparability </text:span><text:span text:style-name="T70">of results</text:span><text:span text:style-name="T8">.</text:span><text:span text:style-name="T19"> </text:span><text:span text:style-name="T69">However, </text:span><text:span text:style-name="T19">only </text:span><text:span text:style-name="T22">ten</text:span><text:span text:style-name="T19"> out of 299 papers </text:span><text:span text:style-name="T21">published in 2011 that explicitly cite </text:span><text:span text:style-name="T19">the </text:span><text:span text:style-name="T72">1000 Genomes P</text:span><text:span text:style-name="T19">roject </text:span><text:span text:style-name="T23">actually </text:span><text:span text:style-name="T19">used </text:span><text:span text:style-name="T23">the tools recommended by the consortium for mapping and variant discovery</text:span><text:span text:style-name="T23"><text:note text:id="ftn11" text:note-class="footnote"><text:note-citation>14</text:note-citation><text:note-body><text:p text:style-name="P101"><text:reference-mark-start text:name="ZOTERO_ITEM CSL_CITATION {&quot;citationID&quot;:&quot;2pVjqOOO&quot;,&quot;properties&quot;:{&quot;formattedCitation&quot;:&quot;{\\rtf Nekrutenko and Taylor, \\uc0\\u8220{}Next-generation Sequencing Data Interpretation.\\uc0\\u8221{}}&quot;,&quot;plainCitation&quot;:&quot;Nekrutenko and Taylor, “Next-generation Sequencing Data Interpretation.”&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WBBXggY3zM"/>Nekrutenko and Taylor, “Next-generation Sequencing Data Interpretation.”<text:reference-mark-end text:name="ZOTERO_ITEM CSL_CITATION {&quot;citationID&quot;:&quot;2pVjqOOO&quot;,&quot;properties&quot;:{&quot;formattedCitation&quot;:&quot;{\\rtf Nekrutenko and Taylor, \\uc0\\u8220{}Next-generation Sequencing Data Interpretation.\\uc0\\u8221{}}&quot;,&quot;plainCitation&quot;:&quot;Nekrutenko and Taylor, “Next-generation Sequencing Data Interpretation.”&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WBBXggY3zM"/></text:p></text:note-body></text:note></text:span><text:span text:style-name="T23">. </text:span><text:span text:style-name="T52">This suggests a more pressing need for establishing standards for reporting workflows </text:span><text:span text:style-name="T61">rather </text:span><text:span text:style-name="T52">than for establishing standard workflows.</text:span></text:p>
      <text:p text:style-name="P47"><text:span text:style-name="T34">Agua proposes a </text:span><text:span text:style-name="T38">standardized </text:span><text:span text:style-name="T34">workflow description format based on JSON </text:span><text:span text:style-name="T38">and leveraging the </text:span><text:span text:style-name="T13">Git version control system </text:span><text:span text:style-name="T38">to </text:span><text:span text:style-name="T13">provide workflow provenance. </text:span><text:span text:style-name="T38">Using Agua, </text:span><text:span text:style-name="T49">scientists</text:span><text:span text:style-name="T38"> can develop a workflow from scratch to finish while generating a series of snapshots of the workflow </text:span><text:span text:style-name="T50">in the form of a JSON-format workflow file</text:span><text:span text:style-name="T38">. </text:span><text:span text:style-name="T48">These </text:span><text:span text:style-name="T10">workflow creation steps </text:span><text:span text:style-name="T48">are </text:span><text:span text:style-name="T38">synchroniz</text:span><text:span text:style-name="T48">ed</text:span><text:span text:style-name="T38"> to </text:span><text:span text:style-name="T48">a </text:span><text:span text:style-name="T38">repository on Github, BitBucket or a</text:span><text:span text:style-name="T62">ny</text:span><text:span text:style-name="T38"> </text:span><text:span text:style-name="T63">other </text:span><text:span text:style-name="T64">remote </text:span><text:span text:style-name="T39">Git </text:span><text:span text:style-name="T38">repository service provider. Th</text:span><text:span text:style-name="T49">is</text:span><text:span text:style-name="T42"> version history </text:span><text:span text:style-name="T49">can be </text:span><text:span text:style-name="T38">stored </text:span><text:span text:style-name="T49">as </text:span><text:span text:style-name="T38">a private repository </text:span><text:span text:style-name="T40">or </text:span><text:span text:style-name="T76">as </text:span><text:span text:style-name="T40">a public repository which </text:span><text:span text:style-name="T73">is </text:span><text:span text:style-name="T74">visible to the world </text:span><text:span text:style-name="T75">and </text:span><text:span text:style-name="T40">can be referenced in a </text:span><text:span text:style-name="T41">scientific </text:span><text:span text:style-name="T40">paper</text:span><text:span text:style-name="T38">.</text:span></text:p>
      <text:p text:style-name="P46"><text:span text:style-name="T38"/></text:p>
      <text:p text:style-name="P46"><text:span text:style-name="T65">Publication to a Git repository </text:span><text:span text:style-name="T47">simplifies the process of sharing and reusing workflows, </text:span><text:span text:style-name="T43">maximizes transparency and allows scientists to </text:span><text:span text:style-name="T47">easily </text:span><text:span text:style-name="T43">evaluate and reproduce each other's research. </text:span><text:span text:style-name="T180">Version control also provides </text:span><text:span text:style-name="T181">disaster recovery; </text:span><text:span text:style-name="T180">in the event of a catastrophic </text:span><text:span text:style-name="T187">local </text:span><text:span text:style-name="T180">data loss, workflows can be restored by </text:span><text:span text:style-name="T187">simply </text:span><text:span text:style-name="T180">cloning from the remote repository.</text:span></text:p>
      <text:p text:style-name="P44"><text:span text:style-name="T43"/></text:p>
      <text:p text:style-name="P35"><text:span text:style-name="T58">As a further </text:span><text:span text:style-name="T56">response to </text:span><text:span text:style-name="T58">the </text:span><text:span text:style-name="T53">tendency </text:span><text:span text:style-name="T58">among scientists </text:span><text:span text:style-name="T53">towards a </text:span><text:span text:style-name="T5">heterogeneity of computational approaches, Agua </text:span><text:span text:style-name="T53">provides </text:span><text:span text:style-name="T66">a flexible framework for creating custom workflows. Agua's</text:span><text:span text:style-name="T5"> smooth, </text:span><text:soft-page-break/><text:span text:style-name="T57">user-centric </text:span><text:span text:style-name="T5">interface enables scientists to easily add new applications and use these applications to create workflows and share their own custom workflows.</text:span></text:p>
      <text:p text:style-name="P34"><text:span text:style-name="T150"/></text:p>
      <text:p text:style-name="P34"><text:span text:style-name="T150">The</text:span><text:span text:style-name="T147"> </text:span><text:span text:style-name="T149">U</text:span><text:span text:style-name="T147">ser-</text:span><text:span text:style-name="T149">C</text:span><text:span text:style-name="T147">entric </text:span><text:span text:style-name="T149">E</text:span><text:span text:style-name="T148">xperience</text:span></text:p>
      <text:p text:style-name="P49"><text:span text:style-name="T167">User interface </text:span><text:span text:style-name="T168">design</text:span><text:span text:style-name="T167"> </text:span><text:span text:style-name="T168">is </text:span><text:span text:style-name="T167">critical to the efficient use of </text:span>available data and application resources. <text:span text:style-name="T80">Many biological data </text:span><text:span text:style-name="T77">websites and workflow</text:span><text:span text:style-name="T24"> GUIs </text:span><text:span text:style-name="T67">suffered from </text:span><text:span text:style-name="T45">drawbacks</text:span><text:span text:style-name="T24"> </text:span><text:span text:style-name="T67">that </text:span><text:span text:style-name="T68">caused unsatisfactory </text:span><text:span text:style-name="T67">user experience</text:span><text:span text:style-name="T68">s</text:span><text:span text:style-name="T67"> and impeded their adoption. </text:span><text:span text:style-name="T81">U</text:span><text:span text:style-name="T76">sers had </text:span><text:span text:style-name="T51">difficulty navigating and searching, </text:span><text:span text:style-name="T76">had</text:span><text:span text:style-name="T15"> to navigate back and forth between forms and results, </text:span><text:span text:style-name="T76">had </text:span><text:span text:style-name="T24">difficulty keeping track of past actions, </text:span><text:span text:style-name="T76">often could not obtain </text:span><text:span text:style-name="T24">sufficient documentation of application options and </text:span><text:span text:style-name="T76">were confused by </text:span><text:span text:style-name="T15">ambiguities concerning data storage</text:span><text:span text:style-name="T15"><text:note text:id="ftn12" text:note-class="footnote"><text:note-citation>15</text:note-citation><text:note-body><text:p text:style-name="P101">Néron et al., “Mobyle”; Bolchini et al., “Better Bioinformatics through Usability Analysis.”</text:p></text:note-body></text:note></text:span><text:span text:style-name="T15">. </text:span><text:span text:style-name="T24">Agua is designed to </text:span><text:span text:style-name="T45">minimize these drawbacks and </text:span><text:span text:style-name="T24">maximize 'traction' in the user experience by providing a high</text:span><text:span text:style-name="T45">ly </text:span><text:span text:style-name="T46">intuitive and transparent </text:span><text:span text:style-name="T24">interface.</text:span></text:p>
      <text:p text:style-name="P49"><text:span text:style-name="T90"/></text:p>
      <text:p text:style-name="P49"><text:span text:style-name="T90">Agua's design focuses on empowering </text:span><text:span text:style-name="T10">the domain-specific view of scientists </text:span><text:span text:style-name="T90">rather than </text:span><text:span text:style-name="T91">enforcing </text:span><text:span text:style-name="T90">canonical workflows </text:span><text:span text:style-name="T91">or optimizing job </text:span><text:span text:style-name="T10">scheduling</text:span><text:span text:style-name="T90">. </text:span><text:span text:style-name="T92">This paradigm </text:span><text:span text:style-name="T93">allows </text:span><text:span text:style-name="T92">the scientist easy access to import </text:span><text:span text:style-name="T58">the </text:span><text:span text:style-name="T10">data types, tools and distributed resources </text:span><text:span text:style-name="T92">that are </text:span><text:span text:style-name="T94">specific to </text:span><text:span text:style-name="T92">their research domain.</text:span></text:p>
      <text:p text:style-name="P99"><text:span text:style-name="T82"/></text:p>
      <text:p text:style-name="P99"><text:span text:style-name="T82">As a</text:span><text:span text:style-name="T83"> web application, </text:span><text:span text:style-name="T82">Agua </text:span><text:span text:style-name="T84">i</text:span><text:span text:style-name="T85">s</text:span><text:span text:style-name="T84"> relatively unaffected by the issues of </text:span><text:span text:style-name="T82">navigation </text:span><text:span text:style-name="T86">and </text:span><text:span text:style-name="T87">'</text:span><text:span text:style-name="T86">data scent</text:span><text:span text:style-name="T87">'</text:span><text:span text:style-name="T86"> </text:span><text:span text:style-name="T82">associated with </text:span><text:span text:style-name="T83">website</text:span><text:span text:style-name="T82">s</text:span><text:span text:style-name="T82"><text:note text:id="ftn0" text:note-class="footnote"><text:note-citation>16</text:note-citation><text:note-body><text:p text:style-name="P100"><text:reference-mark-start text:name="ZOTERO_ITEM CSL_CITATION {&quot;citationID&quot;:&quot;LJDe3rm2&quot;,&quot;properties&quot;:{&quot;formattedCitation&quot;:&quot;{\\rtf \\uc0\\u8220{}Designing for the Scent of Information. The Essentials Every Designer Needs to Know About How Users Navigate Through Large Web Sites.\\uc0\\u8221{}}&quot;,&quot;plainCitation&quot;:&quot;“Designing for the Scent of Information. The Essentials Every Designer Needs to Know About How Users Navigate Through Large Web Sites.”&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rLCI3Uxwsu"/><text:span text:style-name="T1">“Designing for the Scent of Information. The Essentials Every Designer Needs to Know About How Users Navigate Through Large Web Sites.”</text:span><text:reference-mark-end text:name="ZOTERO_ITEM CSL_CITATION {&quot;citationID&quot;:&quot;LJDe3rm2&quot;,&quot;properties&quot;:{&quot;formattedCitation&quot;:&quot;{\\rtf \\uc0\\u8220{}Designing for the Scent of Information. The Essentials Every Designer Needs to Know About How Users Navigate Through Large Web Sites.\\uc0\\u8221{}}&quot;,&quot;plainCitation&quot;:&quot;“Designing for the Scent of Information. The Essentials Every Designer Needs to Know About How Users Navigate Through Large Web Sites.”&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rLCI3Uxwsu"/></text:p></text:note-body></text:note></text:span><text:span text:style-name="T82">. However, w</text:span><text:span text:style-name="T83">hile websites have issues of navigation, web applications have issues of state. </text:span><text:span text:style-name="T82">Agua </text:span><text:span text:style-name="T88">uses a publish/subscribe model to maintain state across its various displays. T</text:span><text:span text:style-name="T82">he user </text:span><text:span text:style-name="T89">can </text:span><text:span text:style-name="T82">open multiple tabs which communicate with each other; a change in the data in one tab is automatically propagated to all other tabs. </text:span></text:p>
      <text:p text:style-name="P63"/>
      <text:p text:style-name="P64"><text:span text:style-name="T189">Add/remove</text:span></text:p>
      <text:p text:style-name="P63"/>
      <text:p text:style-name="P63">Users can also add new applications easily to the existing suite of applications. These custom applications can be configured to recognize their inputs from the outputs of preceding applications in a workflow. </text:p>
      <text:p text:style-name="P63"/>
      <text:p text:style-name="P58"><text:span text:style-name="T170"/></text:p>
      <text:p text:style-name="P92"><text:span text:style-name="T170"/></text:p>
      <text:p text:style-name="P92"><text:span text:style-name="T170"/></text:p>
      <text:p text:style-name="P93"/>
      <text:p text:style-name="P97"><text:span text:style-name="T16">EMBOSS Ajax Command Definition file</text:span><text:span text:style-name="T16"><text:note text:id="ftn13" text:note-class="footnote"><text:note-citation>17</text:note-citation><text:note-body><text:p text:style-name="P101"><text:reference-mark-start text:name="ZOTERO_ITEM CSL_CITATION {&quot;citationID&quot;:&quot;CKd5t7mz&quot;,&quot;properties&quot;:{&quot;formattedCitation&quot;:&quot;{\\rtf \\uc0\\u8220{}AJAX Command Definition (ACD Files).\\uc0\\u8221{}}&quot;,&quot;plainCitation&quot;:&quot;“AJAX Command Definition (ACD Files).”&quot;},&quot;citationItems&quot;:[{&quot;id&quot;:306,&quot;uris&quot;:[&quot;http://zotero.org/users/local/RPudwOpx/items/8VN5QN9H&quot;],&quot;uri&quot;:[&quot;http://zotero.org/users/local/RPudwOpx/items/8VN5QN9H&quot;],&quot;itemData&quot;:{&quot;id&quot;:306,&quot;type&quot;:&quot;article&quot;,&quot;title&quot;:&quot;AJAX Command Definition (ACD files)&quot;,&quot;publisher&quot;:&quot;European Molecular Biology Laboratory (European Bioinformatics Institute)&quot;,&quot;URL&quot;:&quot;http://emboss.sourceforge.net/developers/acd/&quot;,&quot;accessed&quot;:{&quot;date-parts&quot;:[[&quot;2013&quot;,8,5]]}}}],&quot;schema&quot;:&quot;https://github.com/citation-style-language/schema/raw/master/csl-citation.json&quot;} RND4UQMrx4Cdq"/>“AJAX Command Definition (ACD Files).”<text:reference-mark-end text:name="ZOTERO_ITEM CSL_CITATION {&quot;citationID&quot;:&quot;CKd5t7mz&quot;,&quot;properties&quot;:{&quot;formattedCitation&quot;:&quot;{\\rtf \\uc0\\u8220{}AJAX Command Definition (ACD Files).\\uc0\\u8221{}}&quot;,&quot;plainCitation&quot;:&quot;“AJAX Command Definition (ACD Files).”&quot;},&quot;citationItems&quot;:[{&quot;id&quot;:306,&quot;uris&quot;:[&quot;http://zotero.org/users/local/RPudwOpx/items/8VN5QN9H&quot;],&quot;uri&quot;:[&quot;http://zotero.org/users/local/RPudwOpx/items/8VN5QN9H&quot;],&quot;itemData&quot;:{&quot;id&quot;:306,&quot;type&quot;:&quot;article&quot;,&quot;title&quot;:&quot;AJAX Command Definition (ACD files)&quot;,&quot;publisher&quot;:&quot;European Molecular Biology Laboratory (European Bioinformatics Institute)&quot;,&quot;URL&quot;:&quot;http://emboss.sourceforge.net/developers/acd/&quot;,&quot;accessed&quot;:{&quot;date-parts&quot;:[[&quot;2013&quot;,8,5]]}}}],&quot;schema&quot;:&quot;https://github.com/citation-style-language/schema/raw/master/csl-citation.json&quot;} RND4UQMrx4Cdq"/></text:p></text:note-body></text:note></text:span><text:span text:style-name="T16"> defines which parameters and qualifiers can appear on the command line.</text:span></text:p>
      <text:p text:style-name="P98"><text:span text:style-name="T5"/></text:p>
      <text:p text:style-name="P50"><text:span text:style-name="T175">Target Users</text:span></text:p>
      <text:p text:style-name="P15"/>
      <text:p text:style-name="P42"><text:span text:style-name="T113">Workflow tools enable users to automate well-defined processes and explore data using ad-hoc analyses</text:span><text:span text:style-name="T106">. </text:span></text:p>
      <text:p text:style-name="P53"/>
      <text:p text:style-name="P55"/>
      <text:p text:style-name="P51"><text:span text:style-name="T176">Easy Maintenance</text:span></text:p>
      <text:p text:style-name="P54"/>
      <text:p text:style-name="P56"><text:soft-page-break/><text:span text:style-name="T190">Fu</text:span>nctionality</text:p>
      <text:p text:style-name="P56"/>
      <text:p text:style-name="P56"><text:span text:style-name="T190">U</text:span>pgrade system <text:span text:style-name="T190">and </text:span>package management system based on a proposed Open Package Schema. </text:p>
      <text:p text:style-name="P56">GitHub synchronization</text:p>
      <text:p text:style-name="P56">novel generic workflow annotation format, </text:p>
      <text:p text:style-name="P56">a streamlined user interface and an </text:p>
      <text:p text:style-name="P56"><text:span text:style-name="T176"/></text:p>
      <text:p text:style-name="P16"/>
      <text:p text:style-name="P94"><text:bookmark text:name="__p10"/>The Galaxy analysis environment is made possible by the model Galaxy uses for integrating tools. A tool can be any piece of software (written in any language) for which a command line invocation can be constructed. </text:p>
      <text:p text:style-name="P94"/>
      <text:p text:style-name="P94">To add a new tool to Galaxy, a developer writes a configuration file that describes how to run the tool, including detailed specification of input and output parameters. </text:p>
      <text:p text:style-name="P94"/>
      <text:p text:style-name="P94">This specification allows the Galaxy framework to work with the tool abstractly, for example, automatically generating web interfaces for tools as described above. </text:p>
      <text:p text:style-name="P94"/>
      <text:p text:style-name="P94">Although this approach is less flexible than working in a programming language directly (for researchers that can program), it is this precise specification of tool behavior that serves as a substrate for making computation accessible and addressing transparency and reproducibility, making it ideal for command-line averse biomedical researchers.</text:p>
      <text:p text:style-name="P16"/>
      <text:p text:style-name="P16"/>
      <text:p text:style-name="P16"/>
      <text:p text:style-name="P68">Agua provides a complete environment for data input and management, custom workflow generation and data sharing. Users can manage workflows (create/delete/copy workflows, add applications, set application parameters) and run them as automated pipelines that are saved to their project folders. </text:p>
      <text:p text:style-name="P68"/>
      <text:p text:style-name="P68"><text:span text:style-name="T190">Sharing</text:span></text:p>
      <text:p text:style-name="P68"><text:span text:style-name="T190"/></text:p>
      <text:p text:style-name="P68">Access to each project folder is configurable by the individual users. Output such as predicted SNPs, reference alignments and other genome-related data can be filtered using the configurable Report tool and viewed in the Ajax-based genome viewer designed to cope with large volumes of NextGen data and allow interactive interrogation of the data to determine patterns and relations with previously identified genomic features.</text:p>
      <text:p text:style-name="P17"/>
      <text:p text:style-name="P9"/>
      <text:p text:style-name="P5">Users can flexibly create groups, add members to groups and share data analysis pipelines and results with group members. Multi-level access privileges can be allocated to group members and to users in the general public. </text:p>
      <text:p text:style-name="P5"/>
      <text:p text:style-name="P65"><text:span text:style-name="T193">Non-genomic</text:span><text:span text:style-name="T192"> Workflows</text:span></text:p>
      <text:p text:style-name="P65"><text:span text:style-name="T192"/></text:p>
      <text:p text:style-name="P65">Agua is a bioinformatics analysis platform for Next Generation Sequencing but can be used as a workflow tool for all Linux-supported command-line applications. </text:p>
      <text:p text:style-name="P65"/>
      <text:p text:style-name="P65"><text:soft-page-break/><text:span text:style-name="T192"/></text:p>
      <text:p text:style-name="P5"/>
      <text:p text:style-name="P66"><text:span text:style-name="T194">Run StarCluster</text:span></text:p>
      <text:p text:style-name="P66"><text:span text:style-name="T194"/></text:p>
      <text:p text:style-name="P5">Agua workflows can be run locally on the head node (where Agua is installed) or on StarCluster cloud node clusters. Once a cluster workflow is started, the StarCluster begins to auto-scale itself, adding new nodes to the cluster when the number and average duration of jobs is high and removing nodes when demand slacks off. The user can preconfigure the minimum and maximum number of nodes for each StarCluster tailored to each workflow. The user can also change the minimum and maximum number of nodes while the workflow is in progress to best suit their budget and time constraints. </text:p>
      <text:p text:style-name="P5"/>
      <text:p text:style-name="P67"><text:span text:style-name="T195">J</text:span><text:span text:style-name="T196">B</text:span><text:span text:style-name="T195">rowse</text:span></text:p>
      <text:p text:style-name="P67"><text:span text:style-name="T195"/></text:p>
      <text:p text:style-name="P62">Next Generation Sequencing data can be processed Using Agua's default pipelines. <text:span text:style-name="T186">Analysis results are displayed </text:span>in the built-in JBrowse genome viewer. JBrowse employs the same technology as Google-Maps to allow the user to scan through the genome, zooming in and out in real time. </text:p>
      <text:p text:style-name="P5"/>
      <text:p text:style-name="P87"><text:span text:style-name="T114">Agua’s genome viewer functionality incorporates the AJAX-enabled JBrowse genome viewer (</text:span><text:a xlink:type="simple" xlink:href="http://jbrowse.org/"><text:span text:style-name="T114">http://jbrowse.org</text:span></text:a><text:span text:style-name="T114">) to provide a fast, fluid and responsive genome browser interface (Figure 4).</text:span></text:p>
      <text:p text:style-name="P74"/>
      <text:p text:style-name="P88"/>
      <text:p text:style-name="P72">Figure 4. Agua’s Jbrowse-based allows drag ‘n drop feature selection and real-time zooming and panning.</text:p>
      <text:p text:style-name="P80"><text:span text:style-name="T105"/></text:p>
      <text:p text:style-name="P5"/>
      <text:p text:style-name="P85"><text:span text:style-name="T119">A new </text:span><text:span text:style-name="T118">NextGen and visualization tool <text:line-break/></text:span></text:p>
      <text:p text:style-name="P86"><text:span text:style-name="T114">Based on the requirements in Aims 1 and 2, we propose the implementation of a novel bioinformatics tool providing end-to-end integrated NextGen analysis workflows, reporting and real-time visualization of huge genomic data sets. The tool, named Agua (Automated Query and Workflow Agent), will provide pre-optimized workflows for NextGen assembly, genomic variation and expression analysis, and will also allow users to create their own customized workflows. </text:span></text:p>
      <text:p text:style-name="P29"><text:span text:style-name="T114">Agua is designed so that only a basic familiarity with web page navigation and drag and drop user interfaces is required of the user. </text:span><text:span text:style-name="T118">Unlike other existing workflow systems, Agua will also support the addition of new Linux-platform applications in a “plug ‘n play” and scalable manner in order to flexibly adapt to changing computational needs and rapidly evolving bioinformatics challenges. </text:span><text:span text:style-name="T114">The following list of requirements and functional criteria encompasses the functionality envisaged for Agua.</text:span></text:p>
      <text:p text:style-name="P25"/>
      <text:p text:style-name="P77">Functional Requirements</text:p>
      <text:list xml:id="list3692787902602045474" text:style-name="WWNum10">
        <text:list-item>
          <text:p text:style-name="P69">Low barriers to usage </text:p>
          <text:list>
            <text:list-item>
              <text:p text:style-name="P69">Web access</text:p>
            </text:list-item>
            <text:list-item>
              <text:p text:style-name="P69">User-friendly, intuitive interface</text:p>
            </text:list-item>
            <text:list-item>
              <text:p text:style-name="P69">“Plug ‘n play” applications for rapid deployment</text:p>
            </text:list-item>
            <text:list-item>
              <text:p text:style-name="P69"><text:soft-page-break/>Searchable project annotations</text:p>
            </text:list-item>
          </text:list>
        </text:list-item>
        <text:list-item>
          <text:p text:style-name="P69">Workflows</text:p>
          <text:list>
            <text:list-item>
              <text:p text:style-name="P69">Predefined workflows (transcriptome, variation annotation, gene networks, file conversion utilities, ID conversion utilities, etc.) </text:p>
            </text:list-item>
            <text:list-item>
              <text:p text:style-name="P69">Customizable workflows </text:p>
            </text:list-item>
            <text:list-item>
              <text:p text:style-name="P69">Drag ‘n drop workflows</text:p>
            </text:list-item>
            <text:list-item>
              <text:p text:style-name="P69">Persistent data and workflow configurations</text:p>
            </text:list-item>
            <text:list-item>
              <text:p text:style-name="P69">Loops, conditional branching</text:p>
            </text:list-item>
          </text:list>
        </text:list-item>
        <text:list-item>
          <text:p text:style-name="P69">Reports - customizable report extraction from workflow output</text:p>
        </text:list-item>
        <text:list-item>
          <text:p text:style-name="P69">Views</text:p>
          <text:list>
            <text:list-item>
              <text:p text:style-name="P69">Customizable genomic views of report data </text:p>
            </text:list-item>
            <text:list-item>
              <text:p text:style-name="P69">Interactive display with rich context menu</text:p>
            </text:list-item>
            <text:list-item>
              <text:p text:style-name="P69">Integrated, extensible genomic features</text:p>
            </text:list-item>
            <text:list-item>
              <text:p text:style-name="P69">Multiple feature views – nucleotide level to aggregate high-level view</text:p>
            </text:list-item>
            <text:list-item>
              <text:p text:style-name="P69">Fast view update</text:p>
            </text:list-item>
            <text:list-item>
              <text:p text:style-name="P69">User can filter view based on data</text:p>
            </text:list-item>
            <text:list-item>
              <text:p text:style-name="P69">Genomic feature-level annotation by user</text:p>
            </text:list-item>
          </text:list>
        </text:list-item>
        <text:list-item>
          <text:p text:style-name="P69">Sharing</text:p>
          <text:list>
            <text:list-item>
              <text:p text:style-name="P69">User-defined groups with customizable permissions</text:p>
            </text:list-item>
            <text:list-item>
              <text:p text:style-name="P69">Workflow, report and view sharing among groups</text:p>
            </text:list-item>
          </text:list>
        </text:list-item>
        <text:list-item>
          <text:p text:style-name="P69">Input/Output and execution</text:p>
          <text:list>
            <text:list-item>
              <text:p text:style-name="P69">Import external biological data and genomic features into workflow</text:p>
            </text:list-item>
            <text:list-item>
              <text:p text:style-name="P75">Integration with external software (e.g., Cytoscape, R, GeneSet Analyzer)</text:p>
            </text:list-item>
            <text:list-item>
              <text:p text:style-name="P69">Programmatic remote access (API and Web Service)</text:p>
            </text:list-item>
            <text:list-item>
              <text:p text:style-name="P69">Cluster execution</text:p>
            </text:list-item>
            <text:list-item>
              <text:p text:style-name="P69">Grid execution</text:p>
            </text:list-item>
          </text:list>
        </text:list-item>
        <text:list-item>
          <text:p text:style-name="P69">Maintain state (action history)</text:p>
        </text:list-item>
        <text:list-item>
          <text:p text:style-name="P78">Data management – direct user access to input and output files</text:p>
        </text:list-item>
      </text:list>
      <text:p text:style-name="P25"/>
      <text:p text:style-name="P27"/>
      <text:p text:style-name="P87"><text:span text:style-name="T114">Information regarding data provenance is retained in the system to identify the source of data throughout the workflow such as the owner, author application, creation and modification dates, and content type. In addition, a log is kept of all project changes and updates. The user can also annotate the project at all levels and search these annotations. Agua is similar to the laboratory notebook paradigm employed by the BCJ (Bioinformatics Computational Journal) workflow tool but has a wider the range of functionality. </text:span><text:span text:style-name="T118">Agua’s functional requirements largely encompass those for a proposed ‘genome wiki’ (23) intended to facilitate cooperative genome annotation by a community of experts, reflecting Agua’s utility to the wider genomics community as an accurate, continually updated source of genome annotation.</text:span><text:span text:style-name="T114"> </text:span><text:span text:style-name="T117">\</text:span></text:p>
      <text:p text:style-name="P87"><text:soft-page-break/><text:span text:style-name="T117"/></text:p>
      <text:p text:style-name="P29"><text:span text:style-name="T105">From the user’s perspective, designing customizable workflows can be a daunting prospect due to the complexity of inputs for bioinformatics applications. Help information is displayed for each application linked to the University of Miami’s online bioinformatics information services portal (</text:span><text:a xlink:type="simple" xlink:href="http://bio.ccs.miami.edu/ibis"><text:span text:style-name="T114">http://bio.ccs.miami.edu/ibis</text:span></text:a><text:span text:style-name="T105">) and an automatic syntax checker ensures that application inputs are sufficient and correct. In addition, each application object contains methods that automatically derive its input arguments from the resources and outputs of preceding applications in the workflow. In the web interface, each application in a workflow is represented as a block with required input parameters and outputs (Figure 5). </text:span></text:p>
      <text:p text:style-name="P31"/>
      <text:p text:style-name="P28">Figure 5. Workflows are created by dragging applications from the left toolbar into the center pane. Users can choose to use the default automated argument settings or manually configure applications in the right pane.</text:p>
      <text:p text:style-name="P30"/>
      <text:p text:style-name="P30">For advanced users, Agua provides a file manager which allows direct access and drag ‘n drop manipulation of the file system of each workflow (Figure 6), rather than solely an abstract data interface such as in the BCJ. This is an optional function, which provides the benefits of fine control of workflows for power users without the burden of increased complexity for less advanced users.</text:p>
      <text:p text:style-name="P24"/>
      <text:p text:style-name="P28">Figure 6. Agua’s file manager allows drag ‘n drop manipulation of workflow file systems.</text:p>
      <text:p text:style-name="P27"/>
      <text:p text:style-name="P27"><text:span text:style-name="T145">Architectural design</text:span></text:p>
      <text:p text:style-name="P82"><text:span text:style-name="T114">Guided by the software engineering strategy of </text:span><text:span text:style-name="T120">separation of concerns</text:span><text:span text:style-name="T115"> for ease of development and maintenance, </text:span><text:span text:style-name="T116">Agua</text:span><text:span text:style-name="T115"> is essentially </text:span><text:span text:style-name="T116">modelled on </text:span><text:span text:style-name="T115">the Model-View-Controller design pattern. The Model represents the data objects of the system (i.e., database tables on the server). </text:span><text:span text:style-name="T116">T</text:span><text:span text:style-name="T115">he View </text:span><text:span text:style-name="T116">takes care of displaying what the user sees in the browser. T</text:span><text:span text:style-name="T115">he Controller process</text:span><text:span text:style-name="T116">es </text:span><text:span text:style-name="T115">user-initiated events like mouse clicks, </text:span><text:span text:style-name="T116">drags</text:span><text:span text:style-name="T115"> and key presses </text:span><text:span text:style-name="T116">and communicates with the </text:span><text:span text:style-name="T115">Model and the View. </text:span></text:p>
      <text:p text:style-name="P82"><text:span text:style-name="T115"/></text:p>
      <text:p text:style-name="P82"><text:span text:style-name="T115">The Controller is composed of several MVC components that interact with a single Model to accomplish specific tasks such as authentication, project management and workflow. By adhering to a loose coupling between the system components, this component-based approach promotes ease of maintenance and reuse of architectural elements. Each controller component is represented at the file level by a plugin directory containing </text:span><text:span text:style-name="T114">Javascript class files, templates and other resources required to perform one particular function. The core files of the Controller, found in the plugins/core directory, complete the task of loading all of the required modules, which can then load the rest of the system. This involves, for each plugin:</text:span></text:p>
      <text:list xml:id="list3291957444409690961" text:style-name="WWNum35">
        <text:list-item>
          <text:p text:style-name="P70">Locating the plugin descriptor files 'info.json' in the plugin directory</text:p>
        </text:list-item>
        <text:list-item>
          <text:p text:style-name="P70">Determining whether the requirements for the plugin are already loaded</text:p>
        </text:list-item>
        <text:list-item>
          <text:p text:style-name="P70">Loading the plugin</text:p>
        </text:list-item>
        <text:list-item>
          <text:p text:style-name="P70">Registering the plugin and its version number</text:p>
        </text:list-item>
      </text:list>
      <text:p text:style-name="P102"><text:bookmark text:name="Architecturaldesign-Plugins"/><text:span text:style-name="T114">Once a plugin is loaded it may request information from the backend using asynchronous dojo.xhrGet/xhrPost requests. The additional resources included in each plugin (templates, css files, json files, images, etc.) represent the 'View' portion of the application.</text:span></text:p>
      <text:p text:style-name="P102"><text:span text:style-name="T114"/></text:p>
      <text:p text:style-name="P32"><text:soft-page-break/>User Interface (View)</text:p>
      <text:p text:style-name="P29"><text:span text:style-name="T114">The central metaphor of the user interface is that of a project folder containing one or more workflows (customized or standard). Each workflow contains one or more applications and their input data. Each application has inputs, resources (which are similar to inputs but are not specified as command line arguments) and outputs (Figure 4). The user interface is a web application implemented in Javascript and based on the Dojo Javascript toolkit (</text:span><text:a xlink:type="simple" xlink:href="http://www.dojotoolkit.org/"><text:span text:style-name="T114">http://www.dojotoolkit.org</text:span></text:a><text:span text:style-name="T114">) which contains a rich assortment of web application components and utilities. Implementing the View as a web interface also allows for the eventual incorporation of three-dimensional graphical viewers directly inside the View for molecular dynamics simulation outputs. In addition, the user will be able to customize the View by specifying the default viewer for a particular data type. When the user elects to view a file with the specified data type, a copy of the file is downloaded to the client machine and the associated application is invoked with this input. </text:span></text:p>
      <text:p text:style-name="P25">Data design (Model)</text:p>
      <text:p text:style-name="P27">The database tables residing on the server and their relationships make up the Model. These include tables for user authentication, project ownership and permissions, workflow content and execution status, and data provenance. Conversion of data into a unified data model in a standard format, such as in Pegasys, is not part of the functional requirements of the system, although the system will present different export and processing options for data based on its type. Individual applications are represented by JSON, similar to the resource definition XML files commonly used in systems such as GPIPE/PISE and Pegasys. The data design is distinct from the API (Application Programming Interface), which is presented as a web service with relatively stable inputs and outputs.</text:p>
      <text:p text:style-name="P25">Low-level design (Controller)</text:p>
      <text:p text:style-name="P27">The Controller, or so-called ‘business logic’ of the application, which interacts with the View and Model is composed of Javascript classes on the client and corresponding Perl modules on the server. The choice of Perl as the backend programming language was influenced by its large user community, abundance of bioinformatics tools such as BioPerl (http://www.bioperl.org), ease of accessibility for novice programmers and wide range of applications from text manipulation to system administration. <text:s/></text:p>
      <text:p text:style-name="P27">The system will use existing or novel syntactic structures and algebraic operators for describing bioinformatics workflows to achieve fully customizable workflows with forks, conditional statements and loops, and construct treelike workflows composed of multiple workflows linked together with logical commands. JSON (JavaScript Object Notation) is used as the data interchange format because, unlike XML, JSON-encoded objects need no additional parsing to define them at the object level, which allows them to be easily chained together in complex workflows. Following the evaluation of existing workflow control methods and their applicability to the Agua system, a core set of operators will be implemented in the release version of Agua. </text:p>
      <text:p text:style-name="P27">The first two versions of Agua will support execution on the local server or on a cluster using the PBS (Portable Batch System) queue scheduler. An abstraction layer separates the workflows and the execution method for ease of extension in later versions to execution on a grid and eventually as web service requests. The latter two execution modes will require a more sophisticated pipe component and conditional operator due to the need to check for service availability before jobs can be dispatched for execution on a remote host. Failure management of jobs executed on a local server or cluster is accomplished by job monitoring scripts and wrappers to distinguish between error and normal exit modes. Failure management of jobs executed as web services or on a grid may require the development of additional tools.</text:p>
      <text:p text:style-name="P29"><text:span text:style-name="T114">The project uses an iterative/incremental development model, starting with a simple implementation of </text:span><text:span text:style-name="T114">the basic functions (workflow, data management, reporting and genome view) and iteratively enhancing at each build with design modifications and new functional capabilities until the release version. Each iteration includes an examination of both the functional and quality requirements, the latter defined by user feedback and user testing (17) and interaction with other stakeholders. The </text:span><text:soft-page-break/><text:span text:style-name="T114">alpha version will be used by a selected group of ‘power users’ within the University of Miami and the source code will be freely available for academic users. For the beta release, the user group will be expanded to all NextGen data users within the University of Miami and registered external users. Extensive user testing will be carried out at regular intervals and the results of the tests will be used to inform any additions or changes to the system’s functional requirements.</text:span></text:p>
      <text:p text:style-name="P27"><text:span text:style-name="T104"/></text:p>
      <text:p text:style-name="P82"><text:span text:style-name="apple-style-span"><text:span text:style-name="T105"/></text:span></text:p>
      <text:p text:style-name="P26">Develop and implement an optimized NextGen assembly workflow</text:p>
      <text:p text:style-name="P29"><text:span text:style-name="T114">We have started investigating the performance of the following short read assembly tools: Eland (GAPipeline v0.30, Illumina), Velvet v0.7.16, Mira v2.9.25, Genomics Workbench (CLC Bio) v1.2, Seqman NGen (DNAStar) 1.1, NextGene (Soft Genetics) 1.0 and MAQ v 0.6.8. The input data sets are: human mtDNA, human whole-genome mRNA, E. coli DNA, Herpes simplex and bacteriophage PhiX. The assemblers are being assessed for assembly speed and capacity in terms of the maximum number of reads that can be effectively assembled using relatively high-end computer hardware. We are comparing the assemblies produced by the different programs and determining <text:s/>a consensus <text:s/>based on read identity and divergence from the relevant reference sequence. Thus far in our analysis, t</text:span><text:span text:style-name="normal_5f__5f_char"><text:span text:style-name="T114">here are significant differences in the sequence capacities of the different reference alignment and </text:span></text:span><text:span text:style-name="normal_5f__5f_char"><text:span text:style-name="T120">de novo</text:span></text:span><text:span text:style-name="normal_5f__5f_char"><text:span text:style-name="T114"> short read assembly tools, and the reference aligner outputs show significant differences in reads matching against the reference sequence in particular locations. </text:span></text:span></text:p>
      <text:p text:style-name="P25">Specific Aim 2: Develop and implement NextGen genomic variation and expression analysis workflows</text:p>
      <text:p text:style-name="P29"><text:span text:style-name="T114">The Nimblegen exome capture of an eight-person pedigree sample set has been successfully concluded and sequencing of up to 15-fold average coverage is currently underway. Based on the initial shallow sequencing data, the framework of a SNP validation workflow has been completed, including filtering based on read quality, read depth and presence in dbSNP followed by the incorporation of pedigree information such as the presence/absence of non-SNP calls at identical chromosomal locations in parent-offspring trios. We will shortly evaluate the use of an expectation-maximization approach to predicting heterozygotes and homozygotes. In the final stage of </text:span><text:span text:style-name="T114">this experiment, we will validate our approach with a sample of 1,000 individuals on a smaller subset of the captured genomic regions. </text:span></text:p>
      <text:p text:style-name="P83"><text:span text:style-name="T114"/></text:p>
      <text:p text:style-name="P43"/>
      <text:p text:style-name="P5">Install<text:span text:style-name="T183">ation</text:span> </text:p>
      <text:p text:style-name="P5">======= </text:p>
      <text:p text:style-name="P5"/>
      <text:p text:style-name="P5">The scripts for installation and configuration, along with other utility scripts, are found in this directory: </text:p>
      <text:p text:style-name="P5"/>
      <text:p text:style-name="P5">INSTALLDIR/VERSION/bin/scripts </text:p>
      <text:p text:style-name="P5"/>
      <text:p text:style-name="P5">To install Agua, you must run AS ROOT the following two scripts in succession: </text:p>
      <text:p text:style-name="P5"/>
      <text:p text:style-name="P5"/>
      <text:p text:style-name="P82"><text:span text:style-name="T118">Specific Aim 2: Develop and implement NextGen genomic variation and expression analysis workflows</text:span></text:p>
      <text:p text:style-name="P82"><text:span text:style-name="T114">To meet the need for comprehensive diagnostic evaluations of genomic variation in multiple genes, we propose the development of discovery and annotation workflows for three kinds of variation: <text:s/>SNPs, CNVs and large-scale genomic variation (chromosomal indels, inversions and dislocations). We will </text:span><text:soft-page-break/><text:span text:style-name="T114">conduct three consecutive studies using biological samples from several human diseases to determine optimal methods for the prediction, filtering and verification of these different genomic variations. </text:span><text:span text:style-name="T118">The novelty of our approach lies in the fact that these workflows will include defined quality control/assurance algorithms, and the use of pedigree information and statistical techniques for predicting heterozygote/homozygote calls.</text:span><text:span text:style-name="T114"> We will develop a methodology for estimating erroneous SNP calls and predicting homozygote and heterozygote genotypes using Roche/454 reads derived from Nimblegen exome capture samples (Figure 3). The initial experimental subjects are an extended family of 8 individuals, including 4 with a heritable neurodegenerative disorder. Initial SNP filtering and annotation will be carried out using read quality, read coverage, presence of read coverage in other sample members, presence in dbSNP, HapMap and the Venter and Watson genomes. We will validate our approach with a sample of 1,000 individuals on a smaller subset of captured genomic regions. </text:span><text:span text:style-name="T118">This analysis is being carried out in partnership with the MIHG (Miami Institute for Human Genomics). Further joint studies with the MIHG are anticipated involving the analysis of SNPs, large-scale variation and copy number variation in metabolic disorders, cancer, and cardiovascular disease.</text:span></text:p>
      <text:p text:style-name="P81">We propose enabling the integration into the variation analysis workflows of existing algorithms for determining the relationship between genomic variation and disease. These include GWAS studies and combinations of SNP, CNV and gene expression data with disease phenotypes in different human tissues and for different disease states. Many of these methods have not yet been applied to NextGen data and comparing the results of several methods will allow us to confirm associations between cis- or trans-acting genomic variations, expression phenotypes and disease.</text:p>
      <text:p text:style-name="P82"><text:span text:style-name="T114">In addition to the variation workflows, we propose the development of an optimized workflow for expression analysis. </text:span><text:span text:style-name="T118">This workflow will be integrated with current expression analysis packages such as ERANGE (4) and will include new expression analysis algorithms to improve quantization of transcript counts (Figure 3).</text:span><text:span text:style-name="T114"> One approach that will be evaluated for inclusion in the workflow is the use of ‘standard gene sets’ or other transcribed regions with stable copy numbers across tissue types that can be used to calibrate the relative expression levels of genes and estimate absolute copy numbers per cell between different tissue samples.</text:span></text:p>
      <text:p text:style-name="P71"/>
      <text:p text:style-name="P82"><text:span text:style-name="T118">Another unique feature of our approach is that, as part of the reporting and visualization of results, data filters will be designed based on user requirements to extract result subsets and provide genome-level views of the results integrated with external genomic features.</text:span><text:span text:style-name="T114"> Results will also be exportable to downstream analysis applications (Cytoscape, Genespring, R, etc.). </text:span></text:p>
      <text:p text:style-name="P82"><text:span text:style-name="T118"/></text:p>
      <text:p text:style-name="P79"><text:span text:style-name="T118"/></text:p>
      <text:p text:style-name="P5"/>
      <text:p text:style-name="P5"/>
      <text:p text:style-name="P52">Conclusion</text:p>
      <text:p text:style-name="P22"/>
      <text:section text:style-name="Sect1" text:name="sec-19">
        <text:p text:style-name="P37"><text:span text:style-name="T95">An interesting outcome is the possibility to save an interactively designed program chaining as a reusable composite service. This perspective provides a gateway towards the publication of user-acknowledged protocols on a community-based platform such as myexperiment.org (De Roure </text:span><text:span text:style-name="Emphasis"><text:span text:style-name="T96">et al</text:span></text:span><text:span text:style-name="T95">., </text:span><text:bookmark text:name="xref-ref-7-1"/><text:a xlink:type="simple" xlink:href="http://bioinformatics.oxfordjournals.org/content/25/22/3005.long#ref-7"><text:span text:style-name="T97">2007</text:span></text:a><text:span text:style-name="T95">). Future end-user access to the workflow definitions and workflow engine will be integrated to the current web interface.</text:span></text:p>
        <text:p text:style-name="P36"><text:bookmark text:name="p-75"/>Web services: the PlayMOBY system already allows the automated publication of BioMOBY web services using Mobyle program definitions. Future work also includes enabling the use of other approaches such as custom SOAP or REST interfaces, and SoapLab. Enabling the integration of such services as remote programs, for which the Mobyle Web Portal acts as a client will also be considered.</text:p>
        <text:p text:style-name="P37"><text:bookmark text:name="p-76"/><text:span text:style-name="T98">Didactic tutorials: further developments will encompass the design of tutorials. As explained by Cattley and Arthur </text:span><text:soft-page-break/><text:span text:style-name="T98">(</text:span><text:bookmark text:name="xref-ref-5-2"/><text:a xlink:type="simple" xlink:href="http://bioinformatics.oxfordjournals.org/content/25/22/3005.long#ref-5"><text:span text:style-name="T99">2007</text:span></text:a><text:span text:style-name="T98">), integrated web portals are a very efficient learning and teaching tool. Mobyle additionally provides technical support for implementing interactive tutorials. A major issue to be incorporated in its design is to make more interactive components available: as shown by user studies, workflows should be available as semi-automatic protocols, with interactive components enabling the biologist to customize the visualization of the result from an analysis (e.g. a 3D molecule or an alignment).</text:span></text:p>
      </text:section>
      <text:section text:style-name="Sect1" text:name="sec-23">
        <text:p text:style-name="P38"><text:a xlink:type="simple" xlink:href="http://bioinformatics.oxfordjournals.org/content/25/22/3005.long#sec-19">Previous Section</text:a><text:a xlink:type="simple" xlink:href="http://bioinformatics.oxfordjournals.org/content/25/22/3005.long#fn-group-1">Next Section</text:a></text:p>
        <text:h text:style-name="P39" text:outline-level="2">5 CONCLUSIONS</text:h>
        <text:p text:style-name="P36"><text:bookmark text:name="p-77"/>The design of Mobyle, which provides an effective way to make a large panel of curated bioinformatics tools available in a homogeneous environment, has been driven with the concern to meet the requirements of different audiences—biologists and bioinformaticians, mostly. Our objective was thus to facilitate the access to complex features and advanced technologies by a design that suits the work of biologists, which we were able to observe and understand during a number of interviews and workshops.</text:p>
      </text:section>
      <text:p text:style-name="P22"/>
      <text:p text:style-name="P5"/>
      <text:p text:style-name="P5"/>
      <text:p text:style-name="P5"/>
      <text:p text:style-name="P5"/>
      <text:p text:style-name="P11">List of abbreviations used (if any)</text:p>
      <text:p text:style-name="P8"/>
      <text:p text:style-name="P7"><text:span text:style-name="T121">GUI: Graphical User Interface; </text:span><text:span text:style-name="T144">JSON: Javascript Object Notation; </text:span><text:span text:style-name="T103">NGS: next-generation sequencing.</text:span></text:p>
      <text:p text:style-name="P11"/>
      <text:p text:style-name="P11">Authors' contributions</text:p>
      <text:p text:style-name="P18"/>
      <text:p text:style-name="P18">SY and JG designed the approach, acquired the data, interpreted the results and wrote the manuscript. SY implemented the Agua framework and maintains its website, repository and cloud presence.</text:p>
      <text:p text:style-name="P11"/>
      <text:p text:style-name="P11">Authors' information</text:p>
      <text:p text:style-name="P11">Acknowledgements</text:p>
      <text:p text:style-name="P11">References</text:p>
      <text:p text:style-name="P11"/>
      <text:p text:style-name="P2"/>
      <text:section text:style-name="Sect2" text:name="ZOTERO_BIBL {&quot;custom&quot;:[]} CSL_BIBLIOGRAPHY RNDgHZkoqWp3O">
        <text:p text:style-name="Bibliography_20_1"><text:span text:style-name="T102">“</text:span>AJAX Command Definition (ACD Files).” European Molecular Biology Laboratory (European Bioinformatics Institute). Accessed August 5, 2013. http://emboss.sourceforge.net/developers/acd/.</text:p>
        <text:p text:style-name="Bibliography_20_1">Baker, P G, A Brass, S Bechhofer, C Goble, N Paton, and R Stevens. “TAMBIS--Transparent Access to Multiple Bioinformatics Information Sources.” <text:span text:style-name="T100">Proceedings / ... International Conference on Intelligent Systems for Molecular Biology ; ISMB. International Conference on Intelligent Systems for Molecular Biology</text:span><text:span text:style-name="T101"> 6 (1998): 25–34.</text:span></text:p>
        <text:p text:style-name="Bibliography_20_1"><text:span text:style-name="T101">Baker, P. G., C. A. Goble, S. Bechhofer, N. W. Paton, R. Stevens, and A. Brass. “An Ontology for Bioinformatics Applications.” </text:span><text:span text:style-name="T100">Bioinformatics</text:span><text:span text:style-name="T101"> 15, no. 6 (June 1, 1999): 510–520. doi:10.1093/bioinformatics/15.6.510.</text:span></text:p>
        <text:p text:style-name="Bibliography_20_1"><text:span text:style-name="T101">Berthold, Michael R., Nicolas Cebron, Fabian Dill, Thomas R. Gabriel, Tobias Kötter, Thorsten Meinl, Peter Ohl, Christoph Sieb, Kilian Thiel, and Bernd Wiswedel. “KNIME: The Konstanz Information Miner.” In </text:span><text:span text:style-name="T100">Data Analysis, Machine Learning and Applications</text:span><text:span text:style-name="T101">, edited by Christine Preisach, Professor Dr Hans Burkhardt, Professor Dr Lars Schmidt-Thieme, and Professor Dr Reinhold Decker, 319–326. Studies in Classification, Data Analysis, and Knowledge </text:span><text:soft-page-break/><text:span text:style-name="T101">Organization. Springer Berlin Heidelberg, 2008. http://link.springer.com/chapter/10.1007/978-3-540-78246-9_38.</text:span></text:p>
        <text:p text:style-name="Bibliography_20_1"><text:span text:style-name="T101">Bolchini, Davide, Anthony Finkelstein, Vito Perrone, and Sylvia Nagl. “Better Bioinformatics through Usability Analysis.” </text:span><text:span text:style-name="T100">Bioinformatics</text:span><text:span text:style-name="T101"> 25, no. 3 (February 1, 2009): 406–412. doi:10.1093/bioinformatics/btn633.</text:span></text:p>
        <text:p text:style-name="Bibliography_20_1"><text:span text:style-name="T101">Deelman, Ewa, James Blythe, Yolanda Gil, and Carl Kesselman. </text:span><text:span text:style-name="T100">Pegasus: Planning for Execution in Grids</text:span><text:span text:style-name="T101">, 2002.</text:span></text:p>
        <text:p text:style-name="Bibliography_20_1"><text:span text:style-name="T101">“Designing for the Scent of Information. The Essentials Every Designer Needs to Know About How Users Navigate Through Large Web Sites.” User Interface Engineering, n.d. http://www.uie.com/reports/scent_of_information/.</text:span></text:p>
        <text:p text:style-name="Bibliography_20_1"><text:span text:style-name="T101">“FASTSTATS - Deaths and Mortality.” Accessed August 5, 2013. http://www.cdc.gov/nchs/fastats/deaths.htm.</text:span></text:p>
        <text:p text:style-name="Bibliography_20_1"><text:span text:style-name="T101">Galperin, Michael Y., and Xose M. Fernandez-Suarez. “The 2012 Nucleic Acids Research Database Issue and the Online Molecular Biology Database Collection.” </text:span><text:span text:style-name="T100">Nucleic Acids Research</text:span><text:span text:style-name="T101"> 40, no. D1 (January 2012): D1–D8. doi:10.1093/nar/gkr1196.</text:span></text:p>
        <text:p text:style-name="Bibliography_20_1"><text:span text:style-name="T101">Goecks, Jeremy, Anton Nekrutenko, and James Taylor. “Galaxy: a Comprehensive Approach for Supporting Accessible, Reproducible, and Transparent Computational Research in the Life Sciences.” </text:span><text:span text:style-name="T100">Genome Biology</text:span><text:span text:style-name="T101"> 11, no. 8 (2010): R86. doi:10.1186/gb-2010-11-8-r86.</text:span></text:p>
        <text:p text:style-name="Bibliography_20_1"><text:span text:style-name="T101">Huang, Yunda, and Raphael Gottardo. “Comparability and Reproducibility of Biomedical Data.” </text:span><text:span text:style-name="T100">Briefings in Bioinformatics</text:span><text:span text:style-name="T101"> 14, no. 4 (July 1, 2013): 391–401. doi:10.1093/bib/bbs078.</text:span></text:p>
        <text:p text:style-name="Bibliography_20_1"><text:span text:style-name="T101">Kedes, Larry, and Grant Campany. “The New Date, New Format, New Goals and New Sponsor of the Archon Genomics X PRIZE Competition.” </text:span><text:span text:style-name="T100">Nature Genetics</text:span><text:span text:style-name="T101"> 43, no. 11 (November 2011): 1055–1058. doi:10.1038/ng.988.</text:span></text:p>
        <text:p text:style-name="Bibliography_20_1"><text:span text:style-name="T101">Lushbough, Carol, Michael K. Bergman, Carolyn J. Lawrence, Doug Jennewein, and Volker Brendel. “BioExtract Server&amp;#x2014;An Integrated Workflow-Enabling System to Access and Analyze Heterogeneous, Distributed Biomolecular Data.” </text:span><text:span text:style-name="T100">IEEE/ACM Transactions on Computational Biology and Bioinformatics</text:span><text:span text:style-name="T101"> 7, no. 1 (2010): 12–24. doi:10.1109/TCBB.2008.98.</text:span></text:p>
        <text:p text:style-name="Bibliography_20_1"><text:span text:style-name="T101">Mesirov, Jill P. “Accessible Reproducible Research.” </text:span><text:span text:style-name="T100">Science</text:span><text:span text:style-name="T101"> 327, no. 5964 (January 22, 2010): 415–416. doi:10.1126/science.1179653.</text:span></text:p>
        <text:p text:style-name="Bibliography_20_1"><text:span text:style-name="T101">Nekrutenko, Anton, and James Taylor. “Next-generation Sequencing Data Interpretation: Enhancing Reproducibility and Accessibility.” </text:span><text:span text:style-name="T100">Nature Reviews Genetics</text:span><text:span text:style-name="T101"> 13, no. 9 (September 2012): 667–672. doi:10.1038/nrg3305.</text:span></text:p>
        <text:p text:style-name="Bibliography_20_1"><text:span text:style-name="T101">Néron, Bertrand, Hervé Ménager, Corinne Maufrais, Nicolas Joly, Julien Maupetit, Sébastien Letort, Sébastien Carrere, Pierre Tuffery, and Catherine Letondal. “Mobyle: a New Full Web Bioinformatics Framework.” </text:span><text:span text:style-name="T100">Bioinformatics</text:span><text:span text:style-name="T101"> 25, no. 22 (November 15, 2009): 3005–3011. doi:10.1093/bioinformatics/btp493.</text:span></text:p>
        <text:p text:style-name="Bibliography_20_1"><text:span text:style-name="T101">Rak, Rafal, Lukasz Kurgan, and Marek Reformat. “xGENIA: A Comprehensive OWL Ontology Based on the GENIA Corpus.” </text:span><text:span text:style-name="T100">Bioinformation</text:span><text:span text:style-name="T101"> 1, no. 9 (March 20, 2007): 360–362.</text:span></text:p>
        <text:p text:style-name="Bibliography_20_1"><text:span text:style-name="T101">Reich, Michael, Ted Liefeld, Joshua Gould, Jim Lerner, Pablo Tamayo, and Jill P. Mesirov. “GenePattern 2.0.” </text:span><text:span text:style-name="T100">Nature Genetics</text:span><text:span text:style-name="T101"> 38, no. 5 (May 2006): 500–501. doi:10.1038/ng0506-500.</text:span></text:p>
        <text:p text:style-name="Bibliography_20_1"><text:span text:style-name="T101">Stevens, Robert, Patricia Baker, Sean Bechhofer, Gary Ng, Alex Jacoby, Norman W. Paton, Carole A. Goble, and Andy Brass. “TAMBIS: Transparent Access to Multiple Bioinformatics Information Sources.” </text:span><text:span text:style-name="T100">Bioinformatics</text:span><text:span text:style-name="T101"> 16, no. 2 (February 1, 2000): 184–186. doi:10.1093/bioinformatics/16.2.184.</text:span></text:p>
        <text:p text:style-name="Bibliography_20_1"><text:span text:style-name="T101">Taylor, James, Ian Schenck, Dan Blankenberg, and Anton Nekrutenko. “Using Galaxy to Perform Large-Scale Interactive Data Analyses.” In </text:span><text:span text:style-name="T100">Current Protocols in Bioinformatics</text:span><text:span text:style-name="T101">. John Wiley &amp; Sons, Inc., 2002. http://onlinelibrary.wiley.com/doi/10.1002/0471250953.bi1005s19/abstract.</text:span></text:p>
      </text:section>
      <text:p text:style-name="P13"/>
      <text:p text:style-name="P11">Illustrations and figures (if any)</text:p>
      <text:p text:style-name="P11"><text:soft-page-break/>Tables and captions (if any)</text:p>
      <text:p text:style-name="P11"/>
      <text:p text:style-name="P23"><draw:frame draw:style-name="fr1" draw:name="Object1" text:anchor-type="paragraph" svg:x="-0.7874in" svg:y="0in" svg:width="8.5in" svg:height="4.1492in" draw:z-index="0"><draw:object xlink:href="./Object 1" xlink:type="simple" xlink:show="embed" xlink:actuate="onLoad"/><draw:image xlink:href="./ObjectReplacements/Object 1" xlink:type="simple" xlink:show="embed" xlink:actuate="onLoad"/><svg:desc>OLE-object</svg:desc></draw:frame></text:p>
      <text:p text:style-name="P4"><text:span text:style-name="T155">Figure 1. </text:span><text:span text:style-name="T156">Genomic viewer and bioinformatics workflow tools - functionality cover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orgia" svg:font-family="Georgia, 'Times New Roman', serif"/>
    <style:font-face style:name="Lohit Hindi1" svg:font-family="'Lohit Hindi'"/>
    <style:font-face style:name="OpenSymbol" svg:font-family="OpenSymbol"/>
    <style:font-face style:name="inherit" svg:font-family="inherit"/>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regulartext"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Normal_20__28_Web_29_" style:display-name="Normal (Web)"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normal_5f__5f_char" style:display-name="normal__char" style:family="text" style:parent-style-name="Default_20_Paragraph_20_Fon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3T14:15:57</meta:creation-date>
    <meta:generator>LibreOffice/4.0.2.2$Linux_X86_64 LibreOffice_project/400m0$Build-2</meta:generator>
    <dc:date>2013-08-07T01:01:31</dc:date>
    <dc:creator>syoung </dc:creator>
    <meta:editing-duration>P1DT18H11M32S</meta:editing-duration>
    <meta:editing-cycles>224</meta:editing-cycles>
    <meta:document-statistic meta:table-count="0" meta:image-count="0" meta:object-count="1" meta:page-count="13" meta:paragraph-count="174" meta:word-count="5233" meta:character-count="36328" meta:non-whitespace-character-count="31279"/>
    <meta:user-defined meta:name="ZOTERO_PREF_1">&lt;data data-version="3" zotero-version="4.0.9"&gt;&lt;session id="ojmdXSzX"/&gt;&lt;style id="http://www.zotero.org/styles/chicago-note-bibliography" hasBibliography="1" bibliographyStyleHasBeenSet="1"/&gt;&lt;prefs&gt;&lt;pref name="fieldType" value="ReferenceMark"/&gt;&lt;pref name="</meta:user-defined>
    <meta:user-defined meta:name="ZOTERO_PREF_2">storeReferences" value="true"/&gt;&lt;pref name="automaticJournalAbbreviations" value="true"/&gt;&lt;pref name="noteType" value="1"/&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335in"/>
    </style:style>
    <style:style style:name="co3" style:family="table-column">
      <style:table-column-properties fo:break-before="auto" style:column-width="3.598in"/>
    </style:style>
    <style:style style:name="co4" style:family="table-column">
      <style:table-column-properties fo:break-before="auto" style:column-width="0.861in"/>
    </style:style>
    <style:style style:name="co5" style:family="table-column">
      <style:table-column-properties fo:break-before="auto" style:column-width="1.0138in"/>
    </style:style>
    <style:style style:name="co6" style:family="table-column">
      <style:table-column-properties fo:break-before="auto" style:column-width="0.8299in"/>
    </style:style>
    <style:style style:name="co7" style:family="table-column">
      <style:table-column-properties fo:break-before="auto" style:column-width="1.111in"/>
    </style:style>
    <style:style style:name="co8" style:family="table-column">
      <style:table-column-properties fo:break-before="auto" style:column-width="0.972in"/>
    </style:style>
    <style:style style:name="co9" style:family="table-column">
      <style:table-column-properties fo:break-before="auto" style:column-width="0.7638in"/>
    </style:style>
    <style:style style:name="ro1" style:family="table-row">
      <style:table-row-properties style:row-height="0.178in" fo:break-before="auto" style:use-optimal-row-height="true"/>
    </style:style>
    <style:style style:name="ro2" style:family="table-row">
      <style:table-row-properties style:row-height="0.2693in" fo:break-before="auto" style:use-optimal-row-height="true"/>
    </style:style>
    <style:style style:name="ro3" style:family="table-row">
      <style:table-row-properties style:row-height="0.4972in" fo:break-before="auto" style:use-optimal-row-height="true"/>
    </style:style>
    <style:style style:name="ro4" style:family="table-row">
      <style:table-row-properties style:row-height="0.3854in" fo:break-before="auto" style:use-optimal-row-height="false"/>
    </style:style>
    <style:style style:name="ro5" style:family="table-row">
      <style:table-row-properties style:row-height="0.2681in" fo:break-before="auto" style:use-optimal-row-height="true"/>
    </style:style>
    <style:style style:name="ro6" style:family="table-row">
      <style:table-row-properties style:row-height="0.4272in" fo:break-before="auto" style:use-optimal-row-height="false"/>
    </style:style>
    <style:style style:name="ro7"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rotation-align="none"/>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style>
    <style:style style:name="ce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ff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6" table:number-columns-repeated="5" table:default-cell-style-name="Default"/>
        <table:table-row table:style-name="ro1">
          <table:table-cell table:number-columns-repeated="15"/>
        </table:table-row>
        <table:table-row table:style-name="ro2">
          <table:table-cell/>
          <table:table-cell table:style-name="ce1" table:number-columns-repeated="2"/>
          <table:table-cell table:style-name="ce5" office:value-type="string" table:number-columns-spanned="6" table:number-rows-spanned="1">
            <text:p>Genome viewers and annotators</text:p>
          </table:table-cell>
          <table:covered-table-cell table:number-columns-repeated="5" table:style-name="ce5"/>
          <table:table-cell table:style-name="ce10" office:value-type="string" table:number-columns-spanned="6" table:number-rows-spanned="1">
            <text:p>Workflow tools</text:p>
          </table:table-cell>
          <table:covered-table-cell table:number-columns-repeated="4" table:style-name="ce5"/>
          <table:covered-table-cell table:style-name="ce11"/>
        </table:table-row>
        <table:table-row table:style-name="ro3">
          <table:table-cell/>
          <table:table-cell table:style-name="ce2" table:number-columns-repeated="2"/>
          <table:table-cell table:style-name="ce6" office:value-type="string">
            <text:p>UCSC Genome Browser</text:p>
          </table:table-cell>
          <table:table-cell table:style-name="ce6" office:value-type="string">
            <text:p>Ensemble Genome Browser</text:p>
          </table:table-cell>
          <table:table-cell table:style-name="ce6" office:value-type="string">
            <text:p>Generic Genome Browser</text:p>
          </table:table-cell>
          <table:table-cell table:style-name="ce6" office:value-type="string">
            <text:p>Integrative Genome Viewer</text:p>
          </table:table-cell>
          <table:table-cell table:style-name="ce6" office:value-type="string">
            <text:p>Apollo</text:p>
          </table:table-cell>
          <table:table-cell table:style-name="ce6" office:value-type="string">
            <text:p>Jbrowse</text:p>
          </table:table-cell>
          <table:table-cell table:style-name="ce6" office:value-type="string">
            <text:p>Pise (Gpipe)</text:p>
          </table:table-cell>
          <table:table-cell table:style-name="ce6" office:value-type="string">
            <text:p>Galaxy</text:p>
          </table:table-cell>
          <table:table-cell table:style-name="ce6" office:value-type="string">
            <text:p>Taverna</text:p>
          </table:table-cell>
          <table:table-cell table:style-name="ce6" office:value-type="string">
            <text:p>Wildfire</text:p>
          </table:table-cell>
          <table:table-cell table:style-name="ce6" office:value-type="string">
            <text:p>CBJ</text:p>
          </table:table-cell>
          <table:table-cell table:style-name="ce6" office:value-type="string">
            <text:p>Agua</text:p>
          </table:table-cell>
        </table:table-row>
        <table:table-row table:style-name="ro4">
          <table:table-cell/>
          <table:table-cell table:style-name="ce3" office:value-type="string" table:number-columns-spanned="1" table:number-rows-spanned="9">
            <text:p>Genome Viewer Functions</text:p>
          </table:table-cell>
          <table:table-cell table:style-name="ce4" office:value-type="string">
            <text:p>Nucleotide level view</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Abundant genomic features</text:p>
          </table:table-cell>
          <table:table-cell table:number-columns-repeated="2" table:style-name="ce7" office:value-type="string">
            <text:p>√</text:p>
          </table:table-cell>
          <table:table-cell table:number-columns-repeated="9"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Interactive display</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Rich context menu</text:p>
          </table:table-cell>
          <table:table-cell table:number-columns-repeated="4" table:style-name="ce8" office:value-type="string">
            <text:p>X</text:p>
          </table:table-cell>
          <table:table-cell table:style-name="ce7" office:value-type="string">
            <text:p>√</text:p>
          </table:table-cell>
          <table:table-cell table:number-columns-repeated="6"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Extensible genomic features</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Multiple feature views</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Aggregate high level view</text:p>
          </table:table-cell>
          <table:table-cell table:number-columns-repeated="5" table:style-name="ce8" office:value-type="string">
            <text:p>X</text:p>
          </table:table-cell>
          <table:table-cell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Fast view update</text:p>
          </table:table-cell>
          <table:table-cell table:number-columns-repeated="3" table:style-name="ce8" office:value-type="string">
            <text:p>X</text:p>
          </table:table-cell>
          <table:table-cell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4"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Filter view based on data</text:p>
          </table:table-cell>
          <table:table-cell table:number-columns-repeated="3" table:style-name="ce8" office:value-type="string">
            <text:p>X</text:p>
          </table:table-cell>
          <table:table-cell table:style-name="ce9" office:value-type="string">
            <text:p>√</text:p>
          </table:table-cell>
          <table:table-cell table:number-columns-repeated="7" table:style-name="ce8" office:value-type="string">
            <text:p>X</text:p>
          </table:table-cell>
          <table:table-cell table:style-name="ce7" office:value-type="string">
            <text:p>√</text:p>
          </table:table-cell>
        </table:table-row>
        <table:table-row table:style-name="ro6">
          <table:table-cell/>
          <table:table-cell table:style-name="ce3" office:value-type="string" table:number-columns-spanned="1" table:number-rows-spanned="14">
            <text:p>Workflow Tool Functions</text:p>
          </table:table-cell>
          <table:table-cell table:style-name="ce4" office:value-type="string">
            <text:p>Maintain state (action history)</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6">
          <table:table-cell/>
          <table:covered-table-cell table:style-name="ce3"/>
          <table:table-cell table:style-name="ce4" office:value-type="string">
            <text:p>Standard workflows</text:p>
          </table:table-cell>
          <table:table-cell table:number-columns-repeated="6" table:style-name="ce8" office:value-type="string">
            <text:p>X</text:p>
          </table:table-cell>
          <table:table-cell table:number-columns-repeated="6" table:style-name="ce7" office:value-type="string">
            <text:p>√</text:p>
          </table:table-cell>
        </table:table-row>
        <table:table-row table:style-name="ro5">
          <table:table-cell/>
          <table:covered-table-cell table:style-name="ce3"/>
          <table:table-cell table:style-name="ce4" office:value-type="string">
            <text:p>Customisable workflows</text:p>
          </table:table-cell>
          <table:table-cell table:number-columns-repeated="7" table:style-name="ce8" office:value-type="string">
            <text:p>X</text:p>
          </table:table-cell>
          <table:table-cell table:number-columns-repeated="3" table:style-name="ce7" office:value-type="string">
            <text:p>√</text:p>
          </table:table-cell>
          <table:table-cell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Drag and drop workflows</text:p>
          </table:table-cell>
          <table:table-cell table:number-columns-repeated="7" table:style-name="ce8" office:value-type="string">
            <text:p>X</text:p>
          </table:table-cell>
          <table:table-cell table:style-name="ce7" office:value-type="string">
            <text:p>√</text:p>
          </table:table-cell>
          <table:table-cell table:style-name="ce8" office:value-type="string">
            <text:p>X</text:p>
          </table:table-cell>
          <table:table-cell table:number-columns-repeated="3" table:style-name="ce7" office:value-type="string">
            <text:p>√</text:p>
          </table:table-cell>
        </table:table-row>
        <table:table-row table:style-name="ro5">
          <table:table-cell/>
          <table:covered-table-cell table:style-name="ce3"/>
          <table:table-cell table:style-name="ce4" office:value-type="string">
            <text:p>Cluster execution</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5">
          <table:table-cell/>
          <table:covered-table-cell table:style-name="ce3"/>
          <table:table-cell table:style-name="ce4" office:value-type="string">
            <text:p>Grid execution</text:p>
          </table:table-cell>
          <table:table-cell table:number-columns-repeated="8" table:style-name="ce8" office:value-type="string">
            <text:p>X</text:p>
          </table:table-cell>
          <table:table-cell table:style-name="ce7" office:value-type="string">
            <text:p>√</text:p>
          </table:table-cell>
          <table:table-cell table:number-columns-repeated="3" table:style-name="ce8" office:value-type="string">
            <text:p>X</text:p>
          </table:table-cell>
        </table:table-row>
        <table:table-row table:style-name="ro5">
          <table:table-cell/>
          <table:covered-table-cell table:style-name="ce3"/>
          <table:table-cell table:style-name="ce4" office:value-type="string">
            <text:p>Loops, conditional branching</text:p>
          </table:table-cell>
          <table:table-cell table:number-columns-repeated="8" table:style-name="ce8" office:value-type="string">
            <text:p>X</text:p>
          </table:table-cell>
          <table:table-cell table:number-columns-repeated="3" table:style-name="ce7" office:value-type="string">
            <text:p>√</text:p>
          </table:table-cell>
          <table:table-cell table:style-name="ce8" office:value-type="string">
            <text:p>X</text:p>
          </table:table-cell>
        </table:table-row>
        <table:table-row table:style-name="ro5">
          <table:table-cell/>
          <table:covered-table-cell table:style-name="ce3"/>
          <table:table-cell table:style-name="ce4" office:value-type="string">
            <text:p>Data management</text:p>
          </table:table-cell>
          <table:table-cell table:number-columns-repeated="11"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Workflow search</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Web interface</text:p>
          </table:table-cell>
          <table:table-cell table:number-columns-repeated="12" table:style-name="ce8" office:value-type="string">
            <text:p>X</text:p>
          </table:table-cell>
        </table:table-row>
        <table:table-row table:style-name="ro5">
          <table:table-cell/>
          <table:covered-table-cell table:style-name="ce3"/>
          <table:table-cell table:style-name="ce4" office:value-type="string">
            <text:p>Web service</text:p>
          </table:table-cell>
          <table:table-cell table:number-columns-repeated="8" table:style-name="ce8" office:value-type="string">
            <text:p>X</text:p>
          </table:table-cell>
          <table:table-cell table:number-columns-repeated="2" table:style-name="ce7" office:value-type="string">
            <text:p>√</text:p>
          </table:table-cell>
          <table:table-cell table:number-columns-repeated="2" table:style-name="ce8" office:value-type="string">
            <text:p>X</text:p>
          </table:table-cell>
        </table:table-row>
        <table:table-row table:style-name="ro5">
          <table:table-cell/>
          <table:covered-table-cell table:style-name="ce3"/>
          <table:table-cell table:style-name="ce4" office:value-type="string">
            <text:p>Plug 'n play applications</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Annotation</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Group access and sharing</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7" table:number-rows-repeated="1048549">
          <table:table-cell table:number-columns-repeated="15"/>
        </table:table-row>
        <table:table-row table:style-name="ro7">
          <table:table-cell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40P0" style:volatile="true" number:language="en" number:country="US">
      <number:fill-character> </number:fill-character>
      <number:number number:decimal-places="0" number:min-integer-digits="1" number:grouping="true"/>
      <number:text> </number:text>
    </number:number-style>
    <number:number-style style:name="N10140P1" style:volatile="true" number:language="en" number:country="US">
      <number:fill-character> </number:fill-character>
      <number:text>(</number:text>
      <number:number number:decimal-places="0" number:min-integer-digits="1" number:grouping="true"/>
      <number:text>)</number:text>
    </number:number-style>
    <number:number-style style:name="N10140P2" style:volatile="true" number:language="en" number:country="US">
      <number:fill-character> </number:fill-character>
      <number:text>- </number:text>
    </number:number-style>
    <number:text-style style:name="N10140" number:language="en" number:country="US">
      <number:text-content/>
      <number:text> </number:text>
      <style:map style:condition="value()&gt;0" style:apply-style-name="N10140P0"/>
      <style:map style:condition="value()&lt;0" style:apply-style-name="N10140P1"/>
      <style:map style:condition="value()=0" style:apply-style-name="N10140P2"/>
    </number:text-style>
    <number:currency-style style:name="N10144P0" style:volatile="true" number:language="en" number:country="US">
      <number:currency-symbol/>
      <number:fill-character> </number:fill-character>
      <number:number number:decimal-places="0"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4P2" style:volatile="true" number:language="en" number:country="US">
      <number:currency-symbol/>
      <number:fill-character> </number:fill-character>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en" number:country="US">
      <number:fill-character> </number:fill-character>
      <number:number number:decimal-places="2" number:min-integer-digits="1" number:grouping="true"/>
      <number:text> </number:text>
    </number:number-style>
    <number:number-style style:name="N10148P1" style:volatile="true" number:language="en" number:country="US">
      <number:fill-character> </number:fill-character>
      <number:text>(</number:text>
      <number:number number:decimal-places="2" number:min-integer-digits="1" number:grouping="true"/>
      <number:text>)</number:text>
    </number:number-style>
    <number:number-style style:name="N10148P2" style:volatile="true" number:language="en" number:country="US">
      <number:fill-character> </number:fill-character>
      <number:text>-</number:text>
      <number:number number: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2P0" style:volatile="true" number:language="en" number:country="US">
      <number:currency-symbol/>
      <number:fill-character> </number:fill-character>
      <number:number number:decimal-places="2"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2P2" style:volatile="true" number:language="en" number:country="US">
      <number:currency-symbol/>
      <number:fill-character> </number:fill-character>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5">00/00/0000</text:date>, <text:time style:data-style-name="N2" text:time-value="0000-00-00T09:13:44">00:00:00</text:time></text:p>
        </style:region-right>
      </style:header>
      <style:header-left style:display="false"/>
      <style:footer>
        <text:p>Page <text:page-number>1</text:page-number> / <text:page-count>99</text:page-count></text:p>
      </style:footer>
      <style:footer-left style:display="false"/>
    </style:master-page>
  </office:master-styles>
</office:document-styles>
</file>